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" svg:font-family="Cambria"/>
    <style:font-face style:name="Times New Roman" svg:font-family="'Times New Roman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54mm"/>
    </style:style>
    <style:style style:name="co3" style:family="table-column">
      <style:table-column-properties fo:break-before="auto" style:column-width="28.28mm"/>
    </style:style>
    <style:style style:name="co4" style:family="table-column">
      <style:table-column-properties fo:break-before="auto" style:column-width="57.96mm"/>
    </style:style>
    <style:style style:name="co5" style:family="table-column">
      <style:table-column-properties fo:break-before="auto" style:column-width="55.46mm"/>
    </style:style>
    <style:style style:name="co6" style:family="table-column">
      <style:table-column-properties fo:break-before="auto" style:column-width="95.46mm"/>
    </style:style>
    <style:style style:name="co7" style:family="table-column">
      <style:table-column-properties fo:break-before="auto" style:column-width="116.75mm"/>
    </style:style>
    <style:style style:name="co8" style:family="table-column">
      <style:table-column-properties fo:break-before="auto" style:column-width="51.52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ORRES">
      <style:table-properties table:display="true" style:writing-mode="lr-tb"/>
    </style:style>
    <style:style style:name="ta3" style:family="table" style:master-page-name="PageStyle_5f_Cobro_20_de_20_Otros_20_Servicios">
      <style:table-properties table:display="true" style:writing-mode="lr-tb"/>
    </style:style>
    <style:style style:name="ta4" style:family="table" style:master-page-name="PageStyle_5f_ConceptosOtrosIngresos">
      <style:table-properties table:display="true" style:writing-mode="lr-tb"/>
    </style:style>
    <style:style style:name="ta5" style:family="table" style:master-page-name="PageStyle_5f_ConceptosGastosComune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LEN(TRIM([.A1]))&gt;0)" style:apply-style-name="ConditionalStyle_5f_1" style:base-cell-address="'Gastos Comunes'.A1"/>
    </style:style>
    <style:style style:name="ce3" style:family="table-cell" style:parent-style-name="Default" style:data-style-name="N11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11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3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 style:data-style-name="N11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11">
      <style:table-cell-properties fo:border-bottom="0.74pt solid #cccccc" style:diagonal-bl-tr="none" style:diagonal-tl-br="none" style:text-align-source="fix" style:repeat-content="false" fo:background-color="transparent" fo:wrap-option="no-wrap" fo:border-left="0.74pt solid #cccccc" style:direction="ltr" fo:border-right="0.74pt solid #cccccc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36">
      <style:table-cell-properties fo:border-bottom="0.74pt solid #cccccc" style:diagonal-bl-tr="none" style:diagonal-tl-br="none" style:text-align-source="fix" style:repeat-content="false" fo:background-color="transparent" fo:wrap-option="no-wrap" fo:border-left="0.74pt solid #cccccc" style:direction="ltr" fo:border-right="0.74pt solid #cccccc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1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 style:data-style-name="N11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1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 style:data-style-name="N111">
      <style:table-cell-properties fo:border-bottom="0.74pt solid #f3f3f3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cc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3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cccccc" style:diagonal-bl-tr="none" style:diagonal-tl-br="none" style:text-align-source="fix" style:repeat-content="false" fo:background-color="transparent" fo:wrap-option="no-wrap" fo:border-left="none" style:direction="ltr" fo:border-right="0.74pt solid #cccccc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f3f3f3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cc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 style:data-style-name="N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LEN(TRIM([.A1]))&gt;0)" style:apply-style-name="ConditionalStyle_5f_1" style:base-cell-address="'Gastos Comunes'.A1"/>
    </style:style>
    <style:style style:name="ce49" style:family="table-cell" style:parent-style-name="Default" style:data-style-name="N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4">
      <style:table-cell-properties fo:border-bottom="0.74pt solid #cccccc" style:diagonal-bl-tr="none" style:diagonal-tl-br="none" style:text-align-source="fix" style:repeat-content="false" fo:background-color="transparent" fo:wrap-option="no-wrap" fo:border-left="none" style:direction="ltr" fo:border-right="0.74pt solid #cccccc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 style:data-style-name="N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7" style:family="table-cell" style:parent-style-name="Default" style:data-style-name="N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 style:data-style-name="N12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12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 style:data-style-name="N12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 style:data-style-name="N12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 style:data-style-name="N12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4">
      <style:table-cell-properties fo:border-bottom="0.74pt solid #f3f3f3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cc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LEN(TRIM([.A1]))&gt;0)" style:apply-style-name="ConditionalStyle_5f_1" style:base-cell-address="'Gastos Comunes'.A1"/>
    </style:style>
    <style:style style:name="ce122" style:family="table-cell" style:parent-style-name="Default">
      <style:table-cell-properties fo:border-bottom="0.74pt solid #cccccc" style:diagonal-bl-tr="none" style:diagonal-tl-br="none" style:text-align-source="fix" style:repeat-content="false" fo:background-color="transparent" fo:wrap-option="no-wrap" fo:border-left="none" style:direction="ltr" fo:border-right="0.74pt solid #cccccc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fo:border-bottom="0.74pt solid #cccccc" style:diagonal-bl-tr="none" style:diagonal-tl-br="none" style:text-align-source="fix" style:repeat-content="false" fo:background-color="transparent" fo:wrap-option="no-wrap" fo:border-left="none" style:direction="ltr" fo:border-right="0.74pt solid #cccccc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 style:data-style-name="N11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 style:data-style-name="N3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3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 style:data-style-name="N100">
      <style:table-cell-properties fo:border-bottom="0.74pt solid #f3f3f3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cc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fo:border-bottom="0.74pt solid #cccccc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Arial" fo:font-size="10pt" style:font-size-asian="10pt" style:font-size-complex="10pt"/>
    </style:style>
    <style:style style:name="ce7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2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6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ConceptosGastosComunes.$A$2:$ConceptosGastosComunes.$B$25])" table:allow-empty-cell="true" table:display-list="unsorted" table:base-cell-address="'Cobro de Otros Servicios'.G1"/>
        <table:content-validation table:name="val2" table:condition="of:cell-content-is-in-list([$ConceptosGastosComunes.$A$2:$ConceptosGastosComunes.$B$25])" table:allow-empty-cell="true" table:display-list="unsorted" table:base-cell-address="'Gastos Comunes'.A1"/>
        <table:content-validation table:name="val3" table:condition="of:cell-content-is-in-list([$ConceptosOtrosIngresos.$A$1:$ConceptosOtrosIngresos.$B$3])" table:allow-empty-cell="true" table:display-list="unsorted" table:base-cell-address="TORRES.G1"/>
      </table:content-validations>
      <table:table table:name="Gastos Comunes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4" table:default-cell-style-name="ce27"/>
        <table:table-column table:style-name="co1" table:default-cell-style-name="ce49"/>
        <table:table-column table:style-name="co1" table:number-columns-repeated="6" table:default-cell-style-name="ce27"/>
        <table:table-column table:style-name="co2" table:default-cell-style-name="ce125"/>
        <table:table-column table:style-name="co1" table:number-columns-repeated="1011" table:default-cell-style-name="ce125"/>
        <table:table-row table:style-name="ro1">
          <table:table-cell table:style-name="ce2" office:value-type="string" calcext:value-type="string">
            <text:p>Fechas</text:p>
          </table:table-cell>
          <table:table-cell table:style-name="ce2" office:value-type="string" calcext:value-type="string">
            <text:p>NroRecibo</text:p>
          </table:table-cell>
          <table:table-cell table:style-name="ce2" office:value-type="string" calcext:value-type="string">
            <text:p>Torre Letra</text:p>
          </table:table-cell>
          <table:table-cell table:style-name="ce2" office:value-type="string" calcext:value-type="string">
            <text:p>Torre Nro</text:p>
          </table:table-cell>
          <table:table-cell table:style-name="ce2" office:value-type="string" calcext:value-type="string">
            <text:p>Apto</text:p>
          </table:table-cell>
          <table:table-cell table:style-name="ce89" office:value-type="string" calcext:value-type="string">
            <text:p>Monto</text:p>
          </table:table-cell>
          <table:table-cell table:style-name="ce121" table:content-validation-name="val1" office:value-type="string" calcext:value-type="string">
            <text:p>Concepto</text:p>
          </table:table-cell>
          <table:table-cell table:style-name="ce2" office:value-type="string" calcext:value-type="string">
            <text:p>Cuota o Mes</text:p>
          </table:table-cell>
          <table:table-cell table:style-name="ce2" office:value-type="string" calcext:value-type="string">
            <text:p>Año</text:p>
          </table:table-cell>
          <table:table-cell table:style-name="ce2" office:value-type="string" calcext:value-type="string">
            <text:p>Titular</text:p>
          </table:table-cell>
          <table:table-cell table:style-name="ce2" office:value-type="string" calcext:value-type="string">
            <text:p>Rubrica</text:p>
          </table:table-cell>
          <table:table-cell table:style-name="ce2" office:value-type="string" calcext:value-type="string">
            <text:p>Observaciones</text:p>
          </table:table-cell>
          <table:table-cell table:number-columns-repeated="17" table:style-name="ce2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12" calcext:value-type="date">
            <text:p>12/11/2018</text:p>
          </table:table-cell>
          <table:table-cell office:value-type="float" office:value="153525" calcext:value-type="float">
            <text:p>15352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12" calcext:value-type="date">
            <text:p>12/11/2018</text:p>
          </table:table-cell>
          <table:table-cell office:value-type="float" office:value="153532" calcext:value-type="float">
            <text:p>15353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12" calcext:value-type="date">
            <text:p>12/11/2018</text:p>
          </table:table-cell>
          <table:table-cell office:value-type="float" office:value="153637" calcext:value-type="float">
            <text:p>15363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10" calcext:value-type="date">
            <text:p>10/11/2018</text:p>
          </table:table-cell>
          <table:table-cell office:value-type="float" office:value="153481" calcext:value-type="float">
            <text:p>15348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10" calcext:value-type="date">
            <text:p>10/11/2018</text:p>
          </table:table-cell>
          <table:table-cell office:value-type="float" office:value="153497" calcext:value-type="float">
            <text:p>15349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10" calcext:value-type="date">
            <text:p>10/11/2018</text:p>
          </table:table-cell>
          <table:table-cell office:value-type="float" office:value="153518" calcext:value-type="float">
            <text:p>15351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09" calcext:value-type="date">
            <text:p>9/11/2018</text:p>
          </table:table-cell>
          <table:table-cell office:value-type="float" office:value="153458" calcext:value-type="float">
            <text:p>15345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office:value-type="string" calcext:value-type="string">
            <text:p>a/c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eactiv- Funcionaria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09" calcext:value-type="date">
            <text:p>9/11/2018</text:p>
          </table:table-cell>
          <table:table-cell office:value-type="float" office:value="153459" calcext:value-type="float">
            <text:p>15345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office:value-type="string" calcext:value-type="string">
            <text:p>a/c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eactiv- Funcionaria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09" calcext:value-type="date">
            <text:p>9/11/2018</text:p>
          </table:table-cell>
          <table:table-cell office:value-type="float" office:value="153460" calcext:value-type="float">
            <text:p>15346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office:value-type="string" calcext:value-type="string">
            <text:p>a/c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eactiv- Funcionaria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09" calcext:value-type="date">
            <text:p>9/11/2018</text:p>
          </table:table-cell>
          <table:table-cell office:value-type="float" office:value="153463" calcext:value-type="float">
            <text:p>15346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office:value-type="string" calcext:value-type="string">
            <text:p>a/c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eactiv- Funcionario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09" calcext:value-type="date">
            <text:p>9/11/2018</text:p>
          </table:table-cell>
          <table:table-cell office:value-type="float" office:value="153467" calcext:value-type="float">
            <text:p>153467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532" calcext:value-type="float">
            <text:p>1.532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string" calcext:value-type="string">
            <text:p>a/ct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Walter <text:s/>Corre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eactiv- Funcionario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09" calcext:value-type="date">
            <text:p>9/11/2018</text:p>
          </table:table-cell>
          <table:table-cell office:value-type="float" office:value="153578" calcext:value-type="float">
            <text:p>15357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08" calcext:value-type="date">
            <text:p>8/11/2018</text:p>
          </table:table-cell>
          <table:table-cell office:value-type="float" office:value="153412" calcext:value-type="float">
            <text:p>15341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08" calcext:value-type="date">
            <text:p>8/11/2018</text:p>
          </table:table-cell>
          <table:table-cell office:value-type="float" office:value="153413" calcext:value-type="float">
            <text:p>15341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08" calcext:value-type="date">
            <text:p>8/11/2018</text:p>
          </table:table-cell>
          <table:table-cell office:value-type="float" office:value="153417" calcext:value-type="float">
            <text:p>15341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08" calcext:value-type="date">
            <text:p>8/11/2018</text:p>
          </table:table-cell>
          <table:table-cell office:value-type="float" office:value="153432" calcext:value-type="float">
            <text:p>15343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08" calcext:value-type="date">
            <text:p>8/11/2018</text:p>
          </table:table-cell>
          <table:table-cell office:value-type="float" office:value="153443" calcext:value-type="float">
            <text:p>15344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08" calcext:value-type="date">
            <text:p>8/11/2018</text:p>
          </table:table-cell>
          <table:table-cell office:value-type="float" office:value="153552" calcext:value-type="float">
            <text:p>15355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08" calcext:value-type="date">
            <text:p>8/11/2018</text:p>
          </table:table-cell>
          <table:table-cell office:value-type="float" office:value="153565" calcext:value-type="float">
            <text:p>15356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100" calcext:value-type="float">
            <text:p>1.100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ugo <text:s/>Uliam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08" calcext:value-type="date">
            <text:p>8/11/2018</text:p>
          </table:table-cell>
          <table:table-cell office:value-type="float" office:value="153565" calcext:value-type="float">
            <text:p>15356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100" calcext:value-type="float">
            <text:p>1.100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ugo <text:s/>Uliam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06" calcext:value-type="date">
            <text:p>6/11/2018</text:p>
          </table:table-cell>
          <table:table-cell office:value-type="float" office:value="153304" calcext:value-type="float">
            <text:p>15330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05" calcext:value-type="date">
            <text:p>5/11/2018</text:p>
          </table:table-cell>
          <table:table-cell office:value-type="float" office:value="153264" calcext:value-type="float">
            <text:p>15326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5" office:value-type="date" office:date-value="2018-11-03" calcext:value-type="date">
            <text:p>3/11/2018</text:p>
          </table:table-cell>
          <table:table-cell office:value-type="float" office:value="153215" calcext:value-type="float">
            <text:p>15321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12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03" calcext:value-type="date">
            <text:p>3/11/2018</text:p>
          </table:table-cell>
          <table:table-cell office:value-type="float" office:value="153222" calcext:value-type="float">
            <text:p>15322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12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03" calcext:value-type="date">
            <text:p>3/11/2018</text:p>
          </table:table-cell>
          <table:table-cell office:value-type="float" office:value="153232" calcext:value-type="float">
            <text:p>15323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12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01" calcext:value-type="date">
            <text:p>1/11/2018</text:p>
          </table:table-cell>
          <table:table-cell office:value-type="float" office:value="153169" calcext:value-type="float">
            <text:p>15316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arolina <text:s/>Gonzalez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12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01" calcext:value-type="date">
            <text:p>1/11/2018</text:p>
          </table:table-cell>
          <table:table-cell office:value-type="float" office:value="153177" calcext:value-type="float">
            <text:p>15317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12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31" calcext:value-type="date">
            <text:p>31/10/2018</text:p>
          </table:table-cell>
          <table:table-cell office:value-type="float" office:value="153122" calcext:value-type="float">
            <text:p>15312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12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31" calcext:value-type="date">
            <text:p>31/10/2018</text:p>
          </table:table-cell>
          <table:table-cell office:value-type="float" office:value="153123" calcext:value-type="float">
            <text:p>15312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12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31" calcext:value-type="date">
            <text:p>31/10/2018</text:p>
          </table:table-cell>
          <table:table-cell office:value-type="float" office:value="153137" calcext:value-type="float">
            <text:p>15313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131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31" calcext:value-type="date">
            <text:p>31/10/2018</text:p>
          </table:table-cell>
          <table:table-cell office:value-type="float" office:value="153149" calcext:value-type="float">
            <text:p>15314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12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31" calcext:value-type="date">
            <text:p>31/10/2018</text:p>
          </table:table-cell>
          <table:table-cell office:value-type="float" office:value="153161" calcext:value-type="float">
            <text:p>15316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12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5" office:value-type="date" office:date-value="2018-10-31" calcext:value-type="date">
            <text:p>31/10/2018</text:p>
          </table:table-cell>
          <table:table-cell office:value-type="float" office:value="153166" calcext:value-type="float">
            <text:p>15316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131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30" calcext:value-type="date">
            <text:p>30/10/2018</text:p>
          </table:table-cell>
          <table:table-cell office:value-type="float" office:value="153092" calcext:value-type="float">
            <text:p>15309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5"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29" calcext:value-type="date">
            <text:p>29/10/2018</text:p>
          </table:table-cell>
          <table:table-cell office:value-type="float" office:value="153058" calcext:value-type="float">
            <text:p>15305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29" calcext:value-type="date">
            <text:p>29/10/2018</text:p>
          </table:table-cell>
          <table:table-cell office:value-type="float" office:value="153058" calcext:value-type="float">
            <text:p>15305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29" calcext:value-type="date">
            <text:p>29/10/2018</text:p>
          </table:table-cell>
          <table:table-cell office:value-type="float" office:value="153066" calcext:value-type="float">
            <text:p>15306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27" calcext:value-type="date">
            <text:p>27/10/2018</text:p>
          </table:table-cell>
          <table:table-cell office:value-type="float" office:value="153026" calcext:value-type="float">
            <text:p>15302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27" calcext:value-type="date">
            <text:p>27/10/2018</text:p>
          </table:table-cell>
          <table:table-cell office:value-type="float" office:value="153035" calcext:value-type="float">
            <text:p>15303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12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27" calcext:value-type="date">
            <text:p>27/10/2018</text:p>
          </table:table-cell>
          <table:table-cell office:value-type="float" office:value="153044" calcext:value-type="float">
            <text:p>15304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12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27" calcext:value-type="date">
            <text:p>27/10/2018</text:p>
          </table:table-cell>
          <table:table-cell office:value-type="float" office:value="153044" calcext:value-type="float">
            <text:p>15304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12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26" calcext:value-type="date">
            <text:p>26/10/2018</text:p>
          </table:table-cell>
          <table:table-cell office:value-type="float" office:value="153011" calcext:value-type="float">
            <text:p>15301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25" calcext:value-type="date">
            <text:p>25/10/2018</text:p>
          </table:table-cell>
          <table:table-cell office:value-type="float" office:value="152990" calcext:value-type="float">
            <text:p>15299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25" calcext:value-type="date">
            <text:p>25/10/2018</text:p>
          </table:table-cell>
          <table:table-cell office:value-type="float" office:value="153000" calcext:value-type="float">
            <text:p>153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24" calcext:value-type="date">
            <text:p>24/10/2018</text:p>
          </table:table-cell>
          <table:table-cell office:value-type="float" office:value="152980" calcext:value-type="float">
            <text:p>15298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23" calcext:value-type="date">
            <text:p>23/10/2018</text:p>
          </table:table-cell>
          <table:table-cell office:value-type="float" office:value="152944" calcext:value-type="float">
            <text:p>15294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23" calcext:value-type="date">
            <text:p>23/10/2018</text:p>
          </table:table-cell>
          <table:table-cell office:value-type="float" office:value="152965" calcext:value-type="float">
            <text:p>15296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22" calcext:value-type="date">
            <text:p>22/10/2018</text:p>
          </table:table-cell>
          <table:table-cell office:value-type="float" office:value="152901" calcext:value-type="float">
            <text:p>15290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22" calcext:value-type="date">
            <text:p>22/10/2018</text:p>
          </table:table-cell>
          <table:table-cell office:value-type="float" office:value="152904" calcext:value-type="float">
            <text:p>15290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22" calcext:value-type="date">
            <text:p>22/10/2018</text:p>
          </table:table-cell>
          <table:table-cell office:value-type="float" office:value="152907" calcext:value-type="float">
            <text:p>15290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22" calcext:value-type="date">
            <text:p>22/10/2018</text:p>
          </table:table-cell>
          <table:table-cell office:value-type="float" office:value="152908" calcext:value-type="float">
            <text:p>15290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22" calcext:value-type="date">
            <text:p>22/10/2018</text:p>
          </table:table-cell>
          <table:table-cell office:value-type="float" office:value="152915" calcext:value-type="float">
            <text:p>15291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22" calcext:value-type="date">
            <text:p>22/10/2018</text:p>
          </table:table-cell>
          <table:table-cell office:value-type="float" office:value="152930" calcext:value-type="float">
            <text:p>15293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20" calcext:value-type="date">
            <text:p>20/10/2018</text:p>
          </table:table-cell>
          <table:table-cell office:value-type="float" office:value="152881" calcext:value-type="float">
            <text:p>15288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20" calcext:value-type="date">
            <text:p>20/10/2018</text:p>
          </table:table-cell>
          <table:table-cell office:value-type="float" office:value="152891" calcext:value-type="float">
            <text:p>15289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20" calcext:value-type="date">
            <text:p>20/10/2018</text:p>
          </table:table-cell>
          <table:table-cell office:value-type="float" office:value="152892" calcext:value-type="float">
            <text:p>15289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19" calcext:value-type="date">
            <text:p>19/10/2018</text:p>
          </table:table-cell>
          <table:table-cell office:value-type="float" office:value="152867" calcext:value-type="float">
            <text:p>15286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19" calcext:value-type="date">
            <text:p>19/10/2018</text:p>
          </table:table-cell>
          <table:table-cell office:value-type="float" office:value="152870" calcext:value-type="float">
            <text:p>15287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18" calcext:value-type="date">
            <text:p>18/10/2018</text:p>
          </table:table-cell>
          <table:table-cell office:value-type="float" office:value="152834" calcext:value-type="float">
            <text:p>15283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18" calcext:value-type="date">
            <text:p>18/10/2018</text:p>
          </table:table-cell>
          <table:table-cell office:value-type="float" office:value="152842" calcext:value-type="float">
            <text:p>15284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18" calcext:value-type="date">
            <text:p>18/10/2018</text:p>
          </table:table-cell>
          <table:table-cell office:value-type="float" office:value="152847" calcext:value-type="float">
            <text:p>152847</text:p>
          </table:table-cell>
          <table:table-cell office:value-type="string" calcext:value-type="string">
            <text:p>loc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00" calcext:value-type="float">
            <text:p>1.100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9" calcext:value-type="float">
            <text:p>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a María Fernande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17" calcext:value-type="date">
            <text:p>17/10/2018</text:p>
          </table:table-cell>
          <table:table-cell office:value-type="float" office:value="152818" calcext:value-type="float">
            <text:p>15281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16" calcext:value-type="date">
            <text:p>16/10/2018</text:p>
          </table:table-cell>
          <table:table-cell office:value-type="float" office:value="152762" calcext:value-type="float">
            <text:p>15276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115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16" calcext:value-type="date">
            <text:p>16/10/2018</text:p>
          </table:table-cell>
          <table:table-cell office:value-type="float" office:value="152773" calcext:value-type="float">
            <text:p>15277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115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15" calcext:value-type="date">
            <text:p>15/10/2018</text:p>
          </table:table-cell>
          <table:table-cell office:value-type="float" office:value="152728" calcext:value-type="float">
            <text:p>15272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12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15" calcext:value-type="date">
            <text:p>15/10/2018</text:p>
          </table:table-cell>
          <table:table-cell office:value-type="float" office:value="152734" calcext:value-type="float">
            <text:p>15273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12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13" calcext:value-type="date">
            <text:p>13/10/2018</text:p>
          </table:table-cell>
          <table:table-cell office:value-type="float" office:value="152689" calcext:value-type="float">
            <text:p>15268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12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13" calcext:value-type="date">
            <text:p>13/10/2018</text:p>
          </table:table-cell>
          <table:table-cell office:value-type="float" office:value="152695" calcext:value-type="float">
            <text:p>15269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12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13" calcext:value-type="date">
            <text:p>13/10/2018</text:p>
          </table:table-cell>
          <table:table-cell office:value-type="float" office:value="152697" calcext:value-type="float">
            <text:p>15269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12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12" calcext:value-type="date">
            <text:p>12/10/2018</text:p>
          </table:table-cell>
          <table:table-cell office:value-type="float" office:value="152652" calcext:value-type="float">
            <text:p>15265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12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11" calcext:value-type="date">
            <text:p>11/10/2018</text:p>
          </table:table-cell>
          <table:table-cell office:value-type="float" office:value="152610" calcext:value-type="float">
            <text:p>15261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3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11" calcext:value-type="date">
            <text:p>11/10/2018</text:p>
          </table:table-cell>
          <table:table-cell office:value-type="float" office:value="152612" calcext:value-type="float">
            <text:p>15261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3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10" calcext:value-type="date">
            <text:p>10/10/2018</text:p>
          </table:table-cell>
          <table:table-cell office:value-type="float" office:value="152279" calcext:value-type="float">
            <text:p>15227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09" calcext:value-type="date">
            <text:p>9/10/2018</text:p>
          </table:table-cell>
          <table:table-cell office:value-type="float" office:value="152525" calcext:value-type="float">
            <text:p>152525</text:p>
          </table:table-cell>
          <table:table-cell office:value-type="string" calcext:value-type="string">
            <text:p>POL/ ODONT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650" calcext:value-type="float">
            <text:p>2.650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oliclinica Odontolo .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5" office:value-type="date" office:date-value="2018-10-09" calcext:value-type="date">
            <text:p>9/10/2018</text:p>
          </table:table-cell>
          <table:table-cell office:value-type="float" office:value="152541" calcext:value-type="float">
            <text:p>15254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08" calcext:value-type="date">
            <text:p>8/10/2018</text:p>
          </table:table-cell>
          <table:table-cell office:value-type="float" office:value="152495" calcext:value-type="float">
            <text:p>15249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08" calcext:value-type="date">
            <text:p>8/10/2018</text:p>
          </table:table-cell>
          <table:table-cell office:value-type="float" office:value="152510" calcext:value-type="float">
            <text:p>15251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06" calcext:value-type="date">
            <text:p>6/10/2018</text:p>
          </table:table-cell>
          <table:table-cell office:value-type="float" office:value="152446" calcext:value-type="float">
            <text:p>15244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06" calcext:value-type="date">
            <text:p>6/10/2018</text:p>
          </table:table-cell>
          <table:table-cell office:value-type="float" office:value="152447" calcext:value-type="float">
            <text:p>152447</text:p>
          </table:table-cell>
          <table:table-cell office:value-type="string" calcext:value-type="string">
            <text:p>Lo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060" calcext:value-type="float">
            <text:p>1.060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ugo Ulia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05" calcext:value-type="date">
            <text:p>5/10/2018</text:p>
          </table:table-cell>
          <table:table-cell office:value-type="float" office:value="152351" calcext:value-type="float">
            <text:p>15235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05" calcext:value-type="date">
            <text:p>5/10/2018</text:p>
          </table:table-cell>
          <table:table-cell office:value-type="float" office:value="152389" calcext:value-type="float">
            <text:p>15238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05" calcext:value-type="date">
            <text:p>5/10/2018</text:p>
          </table:table-cell>
          <table:table-cell office:value-type="float" office:value="152395" calcext:value-type="float">
            <text:p>15239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04" calcext:value-type="date">
            <text:p>4/10/2018</text:p>
          </table:table-cell>
          <table:table-cell office:value-type="float" office:value="152301" calcext:value-type="float">
            <text:p>15230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04" calcext:value-type="date">
            <text:p>4/10/2018</text:p>
          </table:table-cell>
          <table:table-cell office:value-type="float" office:value="152317" calcext:value-type="float">
            <text:p>15231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03" calcext:value-type="date">
            <text:p>3/10/2018</text:p>
          </table:table-cell>
          <table:table-cell office:value-type="float" office:value="152259" calcext:value-type="float">
            <text:p>15225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0-02" calcext:value-type="date">
            <text:p>2/10/2018</text:p>
          </table:table-cell>
          <table:table-cell office:value-type="float" office:value="152194" calcext:value-type="float">
            <text:p>15219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8-10-01" calcext:value-type="date">
            <text:p>01/10/2018</text:p>
          </table:table-cell>
          <table:table-cell office:value-type="float" office:value="152144" calcext:value-type="float">
            <text:p>15214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29" calcext:value-type="date">
            <text:p>29/09/2018</text:p>
          </table:table-cell>
          <table:table-cell office:value-type="float" office:value="152123" calcext:value-type="float">
            <text:p>15212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28" calcext:value-type="date">
            <text:p>28/09/2018</text:p>
          </table:table-cell>
          <table:table-cell office:value-type="float" office:value="152085" calcext:value-type="float">
            <text:p>152085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5"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12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8-09-27" calcext:value-type="date">
            <text:p>27/09/2018</text:p>
          </table:table-cell>
          <table:table-cell table:style-name="ce26" office:value-type="float" office:value="152051" calcext:value-type="float">
            <text:p>152051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RR</text:p>
          </table:table-cell>
          <table:table-cell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27" calcext:value-type="date">
            <text:p>27/09/2018</text:p>
          </table:table-cell>
          <table:table-cell office:value-type="float" office:value="152051" calcext:value-type="float">
            <text:p>15205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8-09-27" calcext:value-type="date">
            <text:p>27/09/2018</text:p>
          </table:table-cell>
          <table:table-cell table:style-name="ce26" office:value-type="float" office:value="152070" calcext:value-type="float">
            <text:p>15207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27" calcext:value-type="date">
            <text:p>27/09/2018</text:p>
          </table:table-cell>
          <table:table-cell office:value-type="float" office:value="152070" calcext:value-type="float">
            <text:p>15207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8-09-27" calcext:value-type="date">
            <text:p>27/09/2018</text:p>
          </table:table-cell>
          <table:table-cell table:style-name="ce26" office:value-type="float" office:value="152077" calcext:value-type="float">
            <text:p>152077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RR</text:p>
          </table:table-cell>
          <table:table-cell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6" table:style-name="ce12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27" calcext:value-type="date">
            <text:p>27/09/2018</text:p>
          </table:table-cell>
          <table:table-cell office:value-type="float" office:value="152077" calcext:value-type="float">
            <text:p>15207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12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8-09-26" calcext:value-type="date">
            <text:p>26/09/2018</text:p>
          </table:table-cell>
          <table:table-cell table:style-name="ce26" office:value-type="float" office:value="152042" calcext:value-type="float">
            <text:p>152042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RR</text:p>
          </table:table-cell>
          <table:table-cell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26" calcext:value-type="date">
            <text:p>26/09/2018</text:p>
          </table:table-cell>
          <table:table-cell office:value-type="float" office:value="152042" calcext:value-type="float">
            <text:p>15204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8-09-25" calcext:value-type="date">
            <text:p>25/09/2018</text:p>
          </table:table-cell>
          <table:table-cell table:style-name="ce26" office:value-type="float" office:value="151977" calcext:value-type="float">
            <text:p>151977</text:p>
          </table:table-cell>
          <table:table-cell table:style-name="ce26" office:value-type="string" calcext:value-type="string">
            <text:p>Local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table:style-name="ce48" office:value-type="float" office:value="1100" calcext:value-type="float">
            <text:p>1.100,00</text:p>
          </table:table-cell>
          <table:table-cell table:style-name="ce26" table:content-validation-name="val1" office:value-type="string" calcext:value-type="string">
            <text:p>Gastos Comunes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2018" calcext:value-type="float">
            <text:p>2018</text:p>
          </table:table-cell>
          <table:table-cell table:style-name="ce26" office:value-type="string" calcext:value-type="string">
            <text:p>Ana María Fernández</text:p>
          </table:table-cell>
          <table:table-cell table:style-name="ce26" office:value-type="string" calcext:value-type="string">
            <text:p>F</text:p>
          </table:table-cell>
          <table:table-cell table:style-name="ce25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25" calcext:value-type="date">
            <text:p>25/09/2018</text:p>
          </table:table-cell>
          <table:table-cell office:value-type="float" office:value="151977" calcext:value-type="float">
            <text:p>151977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.100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a María Fernánde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8-09-24" calcext:value-type="date">
            <text:p>24/09/2018</text:p>
          </table:table-cell>
          <table:table-cell table:style-name="ce26" office:value-type="float" office:value="151930" calcext:value-type="float">
            <text:p>15193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RR</text:p>
          </table:table-cell>
          <table:table-cell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24" calcext:value-type="date">
            <text:p>24/09/2018</text:p>
          </table:table-cell>
          <table:table-cell office:value-type="float" office:value="151930" calcext:value-type="float">
            <text:p>15193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8-09-24" calcext:value-type="date">
            <text:p>24/09/2018</text:p>
          </table:table-cell>
          <table:table-cell table:style-name="ce26" office:value-type="float" office:value="151966" calcext:value-type="float">
            <text:p>151966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24" calcext:value-type="date">
            <text:p>24/09/2018</text:p>
          </table:table-cell>
          <table:table-cell office:value-type="float" office:value="151966" calcext:value-type="float">
            <text:p>15196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8-09-22" calcext:value-type="date">
            <text:p>22/09/2018</text:p>
          </table:table-cell>
          <table:table-cell table:style-name="ce26" office:value-type="float" office:value="151913" calcext:value-type="float">
            <text:p>151913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22" calcext:value-type="date">
            <text:p>22/09/2018</text:p>
          </table:table-cell>
          <table:table-cell office:value-type="float" office:value="151913" calcext:value-type="float">
            <text:p>15191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18" calcext:value-type="date">
            <text:p>18/09/2018</text:p>
          </table:table-cell>
          <table:table-cell office:value-type="float" office:value="151838" calcext:value-type="float">
            <text:p>15183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17" calcext:value-type="date">
            <text:p>17/09/2018</text:p>
          </table:table-cell>
          <table:table-cell office:value-type="float" office:value="151808" calcext:value-type="float">
            <text:p>15180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15" calcext:value-type="date">
            <text:p>15/09/2018</text:p>
          </table:table-cell>
          <table:table-cell office:value-type="float" office:value="151755" calcext:value-type="float">
            <text:p>15175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15" calcext:value-type="date">
            <text:p>15/09/2018</text:p>
          </table:table-cell>
          <table:table-cell office:value-type="float" office:value="151759" calcext:value-type="float">
            <text:p>15175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15" calcext:value-type="date">
            <text:p>15/09/2018</text:p>
          </table:table-cell>
          <table:table-cell office:value-type="float" office:value="151764" calcext:value-type="float">
            <text:p>15176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13" calcext:value-type="date">
            <text:p>13/09/2018</text:p>
          </table:table-cell>
          <table:table-cell office:value-type="float" office:value="151680" calcext:value-type="float">
            <text:p>15168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13" calcext:value-type="date">
            <text:p>13/09/2018</text:p>
          </table:table-cell>
          <table:table-cell office:value-type="float" office:value="151685" calcext:value-type="float">
            <text:p>15168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08" calcext:value-type="date">
            <text:p>8/09/2018</text:p>
          </table:table-cell>
          <table:table-cell office:value-type="float" office:value="151519" calcext:value-type="float">
            <text:p>15151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ugo Uliam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13" calcext:value-type="date">
            <text:p>13/09/2018</text:p>
          </table:table-cell>
          <table:table-cell office:value-type="float" office:value="151697" calcext:value-type="float">
            <text:p>15169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13" calcext:value-type="date">
            <text:p>13/09/2018</text:p>
          </table:table-cell>
          <table:table-cell office:value-type="float" office:value="151698" calcext:value-type="float">
            <text:p>15169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12" calcext:value-type="date">
            <text:p>12/09/2018</text:p>
          </table:table-cell>
          <table:table-cell office:value-type="float" office:value="151631" calcext:value-type="float">
            <text:p>15163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11" calcext:value-type="date">
            <text:p>11/09/2018</text:p>
          </table:table-cell>
          <table:table-cell office:value-type="float" office:value="151574" calcext:value-type="float">
            <text:p>15157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11" calcext:value-type="date">
            <text:p>11/09/2018</text:p>
          </table:table-cell>
          <table:table-cell office:value-type="float" office:value="151583" calcext:value-type="float">
            <text:p>15158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11" calcext:value-type="date">
            <text:p>11/09/2018</text:p>
          </table:table-cell>
          <table:table-cell office:value-type="float" office:value="151586" calcext:value-type="float">
            <text:p>15158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08" calcext:value-type="date">
            <text:p>8/09/2018</text:p>
          </table:table-cell>
          <table:table-cell office:value-type="float" office:value="151484" calcext:value-type="float">
            <text:p>15148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08" calcext:value-type="date">
            <text:p>8/09/2018</text:p>
          </table:table-cell>
          <table:table-cell office:value-type="float" office:value="151527" calcext:value-type="float">
            <text:p>151527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165" calcext:value-type="float">
            <text:p>3.165,00</text:p>
          </table:table-cell>
          <table:table-cell table:content-validation-name="val1" office:value-type="string" calcext:value-type="string">
            <text:p>Convenio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tela <text:s/>Haskonel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Saldo <text:s/>208.485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08" calcext:value-type="date">
            <text:p>8/09/2018</text:p>
          </table:table-cell>
          <table:table-cell office:value-type="float" office:value="151527" calcext:value-type="float">
            <text:p>151527</text:p>
          </table:table-cell>
          <table:table-cell office:value-type="string" calcext:value-type="string">
            <text:p>LOC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office:value-type="float" office:value="4400" calcext:value-type="float">
            <text:p>4.400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tela <text:s/>Haskonel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PANADERIA tacuabè . <text:s/>4 locales.-</text:p>
          </table:table-cell>
          <table:table-cell table:style-name="ce27" office:value-type="string" calcext:value-type="string">
            <text:p>loc/104 al 107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08" calcext:value-type="date">
            <text:p>8/09/2018</text:p>
          </table:table-cell>
          <table:table-cell office:value-type="float" office:value="151532" calcext:value-type="float">
            <text:p>15153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07" calcext:value-type="date">
            <text:p>7/09/2018</text:p>
          </table:table-cell>
          <table:table-cell office:value-type="float" office:value="151417" calcext:value-type="float">
            <text:p>15141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07" calcext:value-type="date">
            <text:p>7/09/2018</text:p>
          </table:table-cell>
          <table:table-cell office:value-type="float" office:value="151422" calcext:value-type="float">
            <text:p>15142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8-09-07" calcext:value-type="date">
            <text:p>07/09/2018</text:p>
          </table:table-cell>
          <table:table-cell office:value-type="float" office:value="151439" calcext:value-type="float">
            <text:p>15143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07" calcext:value-type="date">
            <text:p>7/09/2018</text:p>
          </table:table-cell>
          <table:table-cell office:value-type="float" office:value="151440" calcext:value-type="float">
            <text:p>15144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07" calcext:value-type="date">
            <text:p>7/09/2018</text:p>
          </table:table-cell>
          <table:table-cell office:value-type="float" office:value="151455" calcext:value-type="float">
            <text:p>15145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07" calcext:value-type="date">
            <text:p>7/09/2018</text:p>
          </table:table-cell>
          <table:table-cell office:value-type="float" office:value="151472" calcext:value-type="float">
            <text:p>15147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06" calcext:value-type="date">
            <text:p>6/09/2018</text:p>
          </table:table-cell>
          <table:table-cell office:value-type="float" office:value="151336" calcext:value-type="float">
            <text:p>15133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06" calcext:value-type="date">
            <text:p>6/09/2018</text:p>
          </table:table-cell>
          <table:table-cell office:value-type="float" office:value="151355" calcext:value-type="float">
            <text:p>15135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06" calcext:value-type="date">
            <text:p>6/09/2018</text:p>
          </table:table-cell>
          <table:table-cell office:value-type="float" office:value="151380" calcext:value-type="float">
            <text:p>15138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06" calcext:value-type="date">
            <text:p>6/09/2018</text:p>
          </table:table-cell>
          <table:table-cell office:value-type="float" office:value="151398" calcext:value-type="float">
            <text:p>15139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8-09-06" calcext:value-type="date">
            <text:p>06/09/2018</text:p>
          </table:table-cell>
          <table:table-cell office:value-type="float" office:value="151401" calcext:value-type="float">
            <text:p>151401</text:p>
          </table:table-cell>
          <table:table-cell office:value-type="string" calcext:value-type="string">
            <text:p>Loc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200" calcext:value-type="float">
            <text:p>2.200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8" calcext:value-type="float">
            <text:p>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ïctor Garcí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05" calcext:value-type="date">
            <text:p>5/09/2018</text:p>
          </table:table-cell>
          <table:table-cell office:value-type="float" office:value="151267" calcext:value-type="float">
            <text:p>15126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05" calcext:value-type="date">
            <text:p>5/09/2018</text:p>
          </table:table-cell>
          <table:table-cell office:value-type="float" office:value="151276" calcext:value-type="float">
            <text:p>15127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5"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05" calcext:value-type="date">
            <text:p>5/09/2018</text:p>
          </table:table-cell>
          <table:table-cell office:value-type="float" office:value="151289" calcext:value-type="float">
            <text:p>15128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05" calcext:value-type="date">
            <text:p>5/09/2018</text:p>
          </table:table-cell>
          <table:table-cell office:value-type="float" office:value="151304" calcext:value-type="float">
            <text:p>15130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8-29" calcext:value-type="date">
            <text:p>29/08/2018</text:p>
          </table:table-cell>
          <table:table-cell office:value-type="float" office:value="151055" calcext:value-type="float">
            <text:p>151055</text:p>
          </table:table-cell>
          <table:table-cell office:value-type="string" calcext:value-type="string">
            <text:p>Local</text:p>
          </table:table-cell>
          <table:table-cell office:value-type="float" office:value="13" calcext:value-type="float">
            <text:p>13</text:p>
          </table:table-cell>
          <table:table-cell office:value-type="float" office:value="1002" calcext:value-type="float">
            <text:p>1002</text:p>
          </table:table-cell>
          <table:table-cell office:value-type="float" office:value="2300" calcext:value-type="float">
            <text:p>2.300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osé María Zabal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04" calcext:value-type="date">
            <text:p>4/09/2018</text:p>
          </table:table-cell>
          <table:table-cell office:value-type="float" office:value="151207" calcext:value-type="float">
            <text:p>15120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04" calcext:value-type="date">
            <text:p>4/09/2018</text:p>
          </table:table-cell>
          <table:table-cell office:value-type="float" office:value="151227" calcext:value-type="float">
            <text:p>15122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04" calcext:value-type="date">
            <text:p>4/09/2018</text:p>
          </table:table-cell>
          <table:table-cell office:value-type="float" office:value="151255" calcext:value-type="float">
            <text:p>15125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04" calcext:value-type="date">
            <text:p>4/09/2018</text:p>
          </table:table-cell>
          <table:table-cell office:value-type="float" office:value="151259" calcext:value-type="float">
            <text:p>15125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180" calcext:value-type="float">
            <text:p>3.180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cqueline Becerr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gó mayo junio y julio 2018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03" calcext:value-type="date">
            <text:p>3/09/2018</text:p>
          </table:table-cell>
          <table:table-cell office:value-type="float" office:value="151190" calcext:value-type="float">
            <text:p>15119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01" calcext:value-type="date">
            <text:p>1/09/2018</text:p>
          </table:table-cell>
          <table:table-cell office:value-type="float" office:value="151145" calcext:value-type="float">
            <text:p>15114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6-07" calcext:value-type="date">
            <text:p>7/06/2018</text:p>
          </table:table-cell>
          <table:table-cell office:value-type="float" office:value="148222" calcext:value-type="float">
            <text:p>148222</text:p>
          </table:table-cell>
          <table:table-cell table:style-name="ce28" office:value-type="string" calcext:value-type="string">
            <text:p>Local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060" calcext:value-type="float">
            <text:p>1.060,00</text:p>
          </table:table-cell>
          <table:table-cell table:content-validation-name="val1" office:value-type="string" calcext:value-type="string">
            <text:p>Gastos Comunes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2017" calcext:value-type="float">
            <text:p>2017</text:p>
          </table:table-cell>
          <table:table-cell office:value-type="string" calcext:value-type="string">
            <text:p>Hugo Juam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01" calcext:value-type="date">
            <text:p>1/09/2018</text:p>
          </table:table-cell>
          <table:table-cell office:value-type="float" office:value="151146" calcext:value-type="float">
            <text:p>15114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01" calcext:value-type="date">
            <text:p>1/09/2018</text:p>
          </table:table-cell>
          <table:table-cell office:value-type="float" office:value="151150" calcext:value-type="float">
            <text:p>15115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9-01" calcext:value-type="date">
            <text:p>1/09/2018</text:p>
          </table:table-cell>
          <table:table-cell office:value-type="float" office:value="151152" calcext:value-type="float">
            <text:p>15115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8-31" calcext:value-type="date">
            <text:p>31/08/2018</text:p>
          </table:table-cell>
          <table:table-cell office:value-type="float" office:value="151103" calcext:value-type="float">
            <text:p>15110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8-31" calcext:value-type="date">
            <text:p>31/08/2018</text:p>
          </table:table-cell>
          <table:table-cell office:value-type="float" office:value="151124" calcext:value-type="float">
            <text:p>15112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8-31" calcext:value-type="date">
            <text:p>31/08/2018</text:p>
          </table:table-cell>
          <table:table-cell office:value-type="float" office:value="151125" calcext:value-type="float">
            <text:p>15112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8-30" calcext:value-type="date">
            <text:p>30/08/2018</text:p>
          </table:table-cell>
          <table:table-cell office:value-type="float" office:value="151087" calcext:value-type="float">
            <text:p>15108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8-29" calcext:value-type="date">
            <text:p>29/08/2018</text:p>
          </table:table-cell>
          <table:table-cell office:value-type="float" office:value="151059" calcext:value-type="float">
            <text:p>15105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8-29" calcext:value-type="date">
            <text:p>29/08/2018</text:p>
          </table:table-cell>
          <table:table-cell office:value-type="float" office:value="151068" calcext:value-type="float">
            <text:p>15106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8-21" calcext:value-type="date">
            <text:p>21/08/2018</text:p>
          </table:table-cell>
          <table:table-cell office:value-type="float" office:value="150849" calcext:value-type="float">
            <text:p>150849</text:p>
          </table:table-cell>
          <table:table-cell office:value-type="string" calcext:value-type="string">
            <text:p>Loc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00" calcext:value-type="float">
            <text:p>1.100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7" calcext:value-type="float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a María Fernánde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8-21" calcext:value-type="date">
            <text:p>21/08/2018</text:p>
          </table:table-cell>
          <table:table-cell office:value-type="float" office:value="150871" calcext:value-type="float">
            <text:p>15087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8-20" calcext:value-type="date">
            <text:p>20/08/2018</text:p>
          </table:table-cell>
          <table:table-cell office:value-type="float" office:value="150833" calcext:value-type="float">
            <text:p>15083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8-20" calcext:value-type="date">
            <text:p>20/08/2018</text:p>
          </table:table-cell>
          <table:table-cell office:value-type="float" office:value="150847" calcext:value-type="float">
            <text:p>15084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8-18" calcext:value-type="date">
            <text:p>18/08/2018</text:p>
          </table:table-cell>
          <table:table-cell office:value-type="float" office:value="150808" calcext:value-type="float">
            <text:p>150808</text:p>
          </table:table-cell>
          <table:table-cell office:value-type="string" calcext:value-type="string">
            <text:p>Loca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-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ugo Uliam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6-07" calcext:value-type="date">
            <text:p>7/06/2018</text:p>
          </table:table-cell>
          <table:table-cell office:value-type="float" office:value="148243" calcext:value-type="float">
            <text:p>148243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6-06" calcext:value-type="date">
            <text:p>6/06/2018</text:p>
          </table:table-cell>
          <table:table-cell office:value-type="float" office:value="148162" calcext:value-type="float">
            <text:p>148162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8-06-05" calcext:value-type="date">
            <text:p>05/06/2018</text:p>
          </table:table-cell>
          <table:table-cell office:value-type="float" office:value="148114" calcext:value-type="float">
            <text:p>148114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8-06-05" calcext:value-type="date">
            <text:p>05/06/2018</text:p>
          </table:table-cell>
          <table:table-cell office:value-type="float" office:value="148135" calcext:value-type="float">
            <text:p>148135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6-04" calcext:value-type="date">
            <text:p>4/06/2018</text:p>
          </table:table-cell>
          <table:table-cell office:value-type="float" office:value="148054" calcext:value-type="float">
            <text:p>148054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6-04" calcext:value-type="date">
            <text:p>4/06/2018</text:p>
          </table:table-cell>
          <table:table-cell office:value-type="float" office:value="148082" calcext:value-type="float">
            <text:p>148082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31" calcext:value-type="date">
            <text:p>31/05/2018</text:p>
          </table:table-cell>
          <table:table-cell office:value-type="float" office:value="148002" calcext:value-type="float">
            <text:p>148002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31" calcext:value-type="date">
            <text:p>31/05/2018</text:p>
          </table:table-cell>
          <table:table-cell office:value-type="float" office:value="148006" calcext:value-type="float">
            <text:p>148006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29" calcext:value-type="date">
            <text:p>29/05/2018</text:p>
          </table:table-cell>
          <table:table-cell office:value-type="float" office:value="147913" calcext:value-type="float">
            <text:p>147913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5"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29" calcext:value-type="date">
            <text:p>29/05/2018</text:p>
          </table:table-cell>
          <table:table-cell office:value-type="float" office:value="147922" calcext:value-type="float">
            <text:p>147922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5"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28" calcext:value-type="date">
            <text:p>28/05/2018</text:p>
          </table:table-cell>
          <table:table-cell office:value-type="float" office:value="147886" calcext:value-type="float">
            <text:p>147886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5"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28" calcext:value-type="date">
            <text:p>28/05/2018</text:p>
          </table:table-cell>
          <table:table-cell office:value-type="float" office:value="147889" calcext:value-type="float">
            <text:p>147889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5"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25" calcext:value-type="date">
            <text:p>25/05/2018</text:p>
          </table:table-cell>
          <table:table-cell office:value-type="float" office:value="147843" calcext:value-type="float">
            <text:p>147843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19" calcext:value-type="date">
            <text:p>19/05/2018</text:p>
          </table:table-cell>
          <table:table-cell office:value-type="float" office:value="147724" calcext:value-type="float">
            <text:p>147724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4020" calcext:value-type="float">
            <text:p>4.020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-4" calcext:value-type="float">
            <text:p>-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ocal 003</text:p>
          </table:table-cell>
          <table:table-cell office:value-type="string" calcext:value-type="string">
            <text:p>RG</text:p>
          </table:table-cell>
          <table:table-cell table:style-name="ce72"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24" calcext:value-type="date">
            <text:p>24/05/2018</text:p>
          </table:table-cell>
          <table:table-cell office:value-type="float" office:value="147819" calcext:value-type="float">
            <text:p>147819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24" calcext:value-type="date">
            <text:p>24/05/2018</text:p>
          </table:table-cell>
          <table:table-cell office:value-type="float" office:value="147827" calcext:value-type="float">
            <text:p>147827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table:style-name="ce72"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15" calcext:value-type="date">
            <text:p>15/05/2018</text:p>
          </table:table-cell>
          <table:table-cell office:value-type="float" office:value="147563" calcext:value-type="float">
            <text:p>14756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300" calcext:value-type="float">
            <text:p>2.300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las Risso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22" calcext:value-type="date">
            <text:p>22/05/2018</text:p>
          </table:table-cell>
          <table:table-cell office:value-type="float" office:value="147777" calcext:value-type="float">
            <text:p>147777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22" calcext:value-type="date">
            <text:p>22/05/2018</text:p>
          </table:table-cell>
          <table:table-cell office:value-type="float" office:value="147781" calcext:value-type="float">
            <text:p>147781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22" calcext:value-type="date">
            <text:p>22/05/2018</text:p>
          </table:table-cell>
          <table:table-cell office:value-type="float" office:value="147787" calcext:value-type="float">
            <text:p>147787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14" calcext:value-type="date">
            <text:p>14/05/2018</text:p>
          </table:table-cell>
          <table:table-cell office:value-type="float" office:value="147526" calcext:value-type="float">
            <text:p>14752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3" calcext:value-type="float">
            <text:p>203</text:p>
          </table:table-cell>
          <table:table-cell office:value-type="float" office:value="2300" calcext:value-type="float">
            <text:p>2.300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Cristina Abriol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12" calcext:value-type="date">
            <text:p>12/05/2018</text:p>
          </table:table-cell>
          <table:table-cell office:value-type="float" office:value="147479" calcext:value-type="float">
            <text:p>147479</text:p>
          </table:table-cell>
          <table:table-cell table:number-columns-repeated="2" table:style-name="ce26" office:value-type="string" calcext:value-type="string">
            <text:p>-</text:p>
          </table:table-cell>
          <table:table-cell office:value-type="float" office:value="601" calcext:value-type="float">
            <text:p>601</text:p>
          </table:table-cell>
          <table:table-cell office:value-type="float" office:value="2860" calcext:value-type="float">
            <text:p>2.860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eonardo Barboz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12" calcext:value-type="date">
            <text:p>12/05/2018</text:p>
          </table:table-cell>
          <table:table-cell office:value-type="float" office:value="147489" calcext:value-type="float">
            <text:p>147489</text:p>
          </table:table-cell>
          <table:table-cell table:number-columns-repeated="2" table:style-name="ce26" office:value-type="string" calcext:value-type="string">
            <text:p>-</text:p>
          </table:table-cell>
          <table:table-cell office:value-type="float" office:value="702" calcext:value-type="float">
            <text:p>702</text:p>
          </table:table-cell>
          <table:table-cell office:value-type="float" office:value="1026" calcext:value-type="float">
            <text:p>1.026,00</text:p>
          </table:table-cell>
          <table:table-cell table:content-validation-name="val1" office:value-type="string" calcext:value-type="string">
            <text:p>Convenio</text:p>
          </table:table-cell>
          <table:table-cell office:value-type="string" calcext:value-type="string">
            <text:p>6/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ndra Cedres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12" calcext:value-type="date">
            <text:p>12/05/2018</text:p>
          </table:table-cell>
          <table:table-cell office:value-type="float" office:value="147490" calcext:value-type="float">
            <text:p>147490</text:p>
          </table:table-cell>
          <table:table-cell table:number-columns-repeated="2" table:style-name="ce26" office:value-type="string" calcext:value-type="string">
            <text:p>-</text:p>
          </table:table-cell>
          <table:table-cell office:value-type="float" office:value="1001" calcext:value-type="float">
            <text:p>1001</text:p>
          </table:table-cell>
          <table:table-cell office:value-type="float" office:value="1890" calcext:value-type="float">
            <text:p>1.890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aleria Bares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11" calcext:value-type="date">
            <text:p>11/05/2018</text:p>
          </table:table-cell>
          <table:table-cell office:value-type="float" office:value="147454" calcext:value-type="float">
            <text:p>147454</text:p>
          </table:table-cell>
          <table:table-cell table:number-columns-repeated="2" table:style-name="ce26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2860" calcext:value-type="float">
            <text:p>2.860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van Dragonetti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19" calcext:value-type="date">
            <text:p>19/05/2018</text:p>
          </table:table-cell>
          <table:table-cell office:value-type="float" office:value="147712" calcext:value-type="float">
            <text:p>1477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.100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a Maria Frenandez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16" calcext:value-type="date">
            <text:p>16/05/2018</text:p>
          </table:table-cell>
          <table:table-cell office:value-type="float" office:value="147602" calcext:value-type="float">
            <text:p>147602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1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VER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14" calcext:value-type="date">
            <text:p>14/05/2018</text:p>
          </table:table-cell>
          <table:table-cell office:value-type="float" office:value="147500" calcext:value-type="float">
            <text:p>147500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-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14" calcext:value-type="date">
            <text:p>14/05/2018</text:p>
          </table:table-cell>
          <table:table-cell office:value-type="float" office:value="147510" calcext:value-type="float">
            <text:p>147510</text:p>
          </table:table-cell>
          <table:table-cell table:number-columns-repeated="3" office:value-type="string" calcext:value-type="string">
            <text:p>-</text:p>
          </table:table-cell>
          <table:table-cell table:style-name="ce27" office:value-type="float" office:value="0" calcext:value-type="float">
            <text:p>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08" calcext:value-type="date">
            <text:p>8/05/2018</text:p>
          </table:table-cell>
          <table:table-cell office:value-type="float" office:value="147306" calcext:value-type="float">
            <text:p>147306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060" calcext:value-type="float">
            <text:p>1.060,00</text:p>
          </table:table-cell>
          <table:table-cell table:content-validation-name="val1" office:value-type="string" calcext:value-type="string">
            <text:p>Otros </text:p>
          </table:table-cell>
          <table:table-cell office:value-type="float" office:value="8" calcext:value-type="float">
            <text:p>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UGO VLIAM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14" calcext:value-type="date">
            <text:p>14/05/2018</text:p>
          </table:table-cell>
          <table:table-cell office:value-type="float" office:value="147523" calcext:value-type="float">
            <text:p>147523</text:p>
          </table:table-cell>
          <table:table-cell table:number-columns-repeated="3" office:value-type="string" calcext:value-type="string">
            <text:p>-</text:p>
          </table:table-cell>
          <table:table-cell table:style-name="ce27" office:value-type="float" office:value="0" calcext:value-type="float">
            <text:p>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14" calcext:value-type="date">
            <text:p>14/05/2018</text:p>
          </table:table-cell>
          <table:table-cell office:value-type="float" office:value="147529" calcext:value-type="float">
            <text:p>147529</text:p>
          </table:table-cell>
          <table:table-cell table:number-columns-repeated="3" office:value-type="string" calcext:value-type="string">
            <text:p>-</text:p>
          </table:table-cell>
          <table:table-cell table:style-name="ce27" office:value-type="float" office:value="0" calcext:value-type="float">
            <text:p>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14" calcext:value-type="date">
            <text:p>14/05/2018</text:p>
          </table:table-cell>
          <table:table-cell office:value-type="float" office:value="147531" calcext:value-type="float">
            <text:p>147531</text:p>
          </table:table-cell>
          <table:table-cell table:number-columns-repeated="3" office:value-type="string" calcext:value-type="string">
            <text:p>-</text:p>
          </table:table-cell>
          <table:table-cell table:style-name="ce27" office:value-type="float" office:value="0" calcext:value-type="float">
            <text:p>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12" calcext:value-type="date">
            <text:p>12/05/2018</text:p>
          </table:table-cell>
          <table:table-cell office:value-type="float" office:value="147472" calcext:value-type="float">
            <text:p>147472</text:p>
          </table:table-cell>
          <table:table-cell table:number-columns-repeated="2" table:style-name="ce26" office:value-type="string" calcext:value-type="string">
            <text:p>-</text:p>
          </table:table-cell>
          <table:table-cell office:value-type="float" office:value="504" calcext:value-type="float">
            <text:p>504</text:p>
          </table:table-cell>
          <table:table-cell office:value-type="float" office:value="2860" calcext:value-type="float">
            <text:p>2.860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Mary Luz Vier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07" calcext:value-type="date">
            <text:p>7/05/2018</text:p>
          </table:table-cell>
          <table:table-cell office:value-type="float" office:value="147231" calcext:value-type="float">
            <text:p>14723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04" calcext:value-type="float">
            <text:p>1004</text:p>
          </table:table-cell>
          <table:table-cell office:value-type="float" office:value="1890" calcext:value-type="float">
            <text:p>1.890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nrique Cardozo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11" calcext:value-type="date">
            <text:p>11/05/2018</text:p>
          </table:table-cell>
          <table:table-cell office:value-type="float" office:value="147454" calcext:value-type="float">
            <text:p>147454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2860" calcext:value-type="float">
            <text:p>2.860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Ivan Dragonetti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11" calcext:value-type="date">
            <text:p>11/05/2018</text:p>
          </table:table-cell>
          <table:table-cell office:value-type="float" office:value="147454" calcext:value-type="float">
            <text:p>147454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2000" calcext:value-type="float">
            <text:p>2.000,00</text:p>
          </table:table-cell>
          <table:table-cell table:content-validation-name="val1" office:value-type="string" calcext:value-type="string">
            <text:p>Conven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van Dragonetti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aldo Convenio 43800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09" calcext:value-type="date">
            <text:p>9/05/2018</text:p>
          </table:table-cell>
          <table:table-cell office:value-type="float" office:value="147326" calcext:value-type="float">
            <text:p>14732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09" calcext:value-type="date">
            <text:p>9/05/2018</text:p>
          </table:table-cell>
          <table:table-cell office:value-type="float" office:value="147340" calcext:value-type="float">
            <text:p>14734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09" calcext:value-type="date">
            <text:p>9/05/2018</text:p>
          </table:table-cell>
          <table:table-cell office:value-type="float" office:value="147341" calcext:value-type="float">
            <text:p>14734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09" calcext:value-type="date">
            <text:p>9/05/2018</text:p>
          </table:table-cell>
          <table:table-cell office:value-type="float" office:value="147346" calcext:value-type="float">
            <text:p>14734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08" calcext:value-type="date">
            <text:p>8/05/2018</text:p>
          </table:table-cell>
          <table:table-cell office:value-type="float" office:value="147317" calcext:value-type="float">
            <text:p>147317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100" calcext:value-type="float">
            <text:p>1.100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Lugo Juan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07" calcext:value-type="date">
            <text:p>7/05/2018</text:p>
          </table:table-cell>
          <table:table-cell office:value-type="float" office:value="147220" calcext:value-type="float">
            <text:p>14722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05" calcext:value-type="date">
            <text:p>5/05/2018</text:p>
          </table:table-cell>
          <table:table-cell office:value-type="float" office:value="147168" calcext:value-type="float">
            <text:p>14716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05" calcext:value-type="date">
            <text:p>5/05/2018</text:p>
          </table:table-cell>
          <table:table-cell office:value-type="float" office:value="147174" calcext:value-type="float">
            <text:p>14717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05" calcext:value-type="date">
            <text:p>5/05/2018</text:p>
          </table:table-cell>
          <table:table-cell office:value-type="float" office:value="147187" calcext:value-type="float">
            <text:p>14718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04" calcext:value-type="date">
            <text:p>4/05/2018</text:p>
          </table:table-cell>
          <table:table-cell office:value-type="float" office:value="147107" calcext:value-type="float">
            <text:p>147107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04" calcext:value-type="date">
            <text:p>4/05/2018</text:p>
          </table:table-cell>
          <table:table-cell office:value-type="float" office:value="147109" calcext:value-type="float">
            <text:p>147109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02" calcext:value-type="date">
            <text:p>2/05/2018</text:p>
          </table:table-cell>
          <table:table-cell office:value-type="float" office:value="147001" calcext:value-type="float">
            <text:p>147001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02" calcext:value-type="date">
            <text:p>2/05/2018</text:p>
          </table:table-cell>
          <table:table-cell office:value-type="float" office:value="147003" calcext:value-type="float">
            <text:p>147003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30" calcext:value-type="date">
            <text:p>30/04/2018</text:p>
          </table:table-cell>
          <table:table-cell office:value-type="float" office:value="146970" calcext:value-type="float">
            <text:p>146970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3165" calcext:value-type="float">
            <text:p>3.165,00</text:p>
          </table:table-cell>
          <table:table-cell table:content-validation-name="val1" office:value-type="string" calcext:value-type="string">
            <text:p>Conven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stela Haskowec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Locales 104-105-106-107 no ponen saldo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30" calcext:value-type="date">
            <text:p>30/04/2018</text:p>
          </table:table-cell>
          <table:table-cell office:value-type="float" office:value="146973" calcext:value-type="float">
            <text:p>146973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28" calcext:value-type="date">
            <text:p>28/04/2018</text:p>
          </table:table-cell>
          <table:table-cell office:value-type="float" office:value="146923" calcext:value-type="float">
            <text:p>146923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27" calcext:value-type="date">
            <text:p>27/04/2018</text:p>
          </table:table-cell>
          <table:table-cell office:value-type="float" office:value="146881" calcext:value-type="float">
            <text:p>146881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27" calcext:value-type="date">
            <text:p>27/04/2018</text:p>
          </table:table-cell>
          <table:table-cell office:value-type="float" office:value="146901" calcext:value-type="float">
            <text:p>146901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25" calcext:value-type="date">
            <text:p>25/04/2018</text:p>
          </table:table-cell>
          <table:table-cell office:value-type="float" office:value="146847" calcext:value-type="float">
            <text:p>146847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5"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24" calcext:value-type="date">
            <text:p>24/04/2018</text:p>
          </table:table-cell>
          <table:table-cell office:value-type="float" office:value="146804" calcext:value-type="float">
            <text:p>146804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2-28" calcext:value-type="date">
            <text:p>28/02/2018</text:p>
          </table:table-cell>
          <table:table-cell office:value-type="float" office:value="144863" calcext:value-type="float">
            <text:p>144863</text:p>
          </table:table-cell>
          <table:table-cell table:style-name="ce26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float" office:value="1001" calcext:value-type="float">
            <text:p>1001</text:p>
          </table:table-cell>
          <table:table-cell office:value-type="float" office:value="1890" calcext:value-type="float">
            <text:p>1.890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Robert Santos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2-28" calcext:value-type="date">
            <text:p>28/02/2018</text:p>
          </table:table-cell>
          <table:table-cell office:value-type="float" office:value="144882" calcext:value-type="float">
            <text:p>144882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office:value-type="float" office:value="501" calcext:value-type="float">
            <text:p>501</text:p>
          </table:table-cell>
          <table:table-cell office:value-type="float" office:value="2360" calcext:value-type="float">
            <text:p>2.360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aniel <text:s/>Dragonetti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2-28" calcext:value-type="date">
            <text:p>28/02/2018</text:p>
          </table:table-cell>
          <table:table-cell office:value-type="float" office:value="144902" calcext:value-type="float">
            <text:p>144902</text:p>
          </table:table-cell>
          <table:table-cell table:number-columns-repeated="2" table:style-name="ce26" office:value-type="string" calcext:value-type="string">
            <text:p>-</text:p>
          </table:table-cell>
          <table:table-cell office:value-type="float" office:value="201" calcext:value-type="float">
            <text:p>201</text:p>
          </table:table-cell>
          <table:table-cell office:value-type="float" office:value="1000" calcext:value-type="float">
            <text:p>1.000,00</text:p>
          </table:table-cell>
          <table:table-cell table:content-validation-name="val1" office:value-type="string" calcext:value-type="string">
            <text:p>Conven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Julio Bon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aldo Convenio 60000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10" calcext:value-type="date">
            <text:p>10/04/2018</text:p>
          </table:table-cell>
          <table:table-cell office:value-type="float" office:value="146348" calcext:value-type="float">
            <text:p>14634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09" calcext:value-type="date">
            <text:p>9/04/2018</text:p>
          </table:table-cell>
          <table:table-cell office:value-type="float" office:value="146257" calcext:value-type="float">
            <text:p>14625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2-27" calcext:value-type="date">
            <text:p>27/02/2018</text:p>
          </table:table-cell>
          <table:table-cell office:value-type="float" office:value="144845" calcext:value-type="float">
            <text:p>144845</text:p>
          </table:table-cell>
          <table:table-cell table:number-columns-repeated="2" table:style-name="ce26" office:value-type="string" calcext:value-type="string">
            <text:p>-</text:p>
          </table:table-cell>
          <table:table-cell office:value-type="float" office:value="1003" calcext:value-type="float">
            <text:p>1003</text:p>
          </table:table-cell>
          <table:table-cell office:value-type="float" office:value="2340" calcext:value-type="float">
            <text:p>2.340,00</text:p>
          </table:table-cell>
          <table:table-cell table:content-validation-name="val1" office:value-type="string" calcext:value-type="string">
            <text:p>Conven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uña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aldo Convenio 154240</text:p>
          </table:table-cell>
          <table:table-cell table:style-name="ce12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2-27" calcext:value-type="date">
            <text:p>27/02/2018</text:p>
          </table:table-cell>
          <table:table-cell office:value-type="float" office:value="144847" calcext:value-type="float">
            <text:p>144847</text:p>
          </table:table-cell>
          <table:table-cell table:style-name="ce26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float" office:value="701" calcext:value-type="float">
            <text:p>701</text:p>
          </table:table-cell>
          <table:table-cell office:value-type="float" office:value="1890" calcext:value-type="float">
            <text:p>1.890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12" calcext:value-type="float">
            <text:p>12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aria Del C.Duglio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3-02" calcext:value-type="date">
            <text:p>2/03/2018</text:p>
          </table:table-cell>
          <table:table-cell office:value-type="float" office:value="144946" calcext:value-type="float">
            <text:p>144946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</text:p>
          </table:table-cell>
          <table:table-cell table:number-columns-repeated="2"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3-01" calcext:value-type="date">
            <text:p>1/03/2018</text:p>
          </table:table-cell>
          <table:table-cell office:value-type="float" office:value="144940" calcext:value-type="float">
            <text:p>144940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2-28" calcext:value-type="date">
            <text:p>28/02/2018</text:p>
          </table:table-cell>
          <table:table-cell office:value-type="float" office:value="144870" calcext:value-type="float">
            <text:p>144870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500" calcext:value-type="float">
            <text:p>500,00</text:p>
          </table:table-cell>
          <table:table-cell table:content-validation-name="val1" office:value-type="string" calcext:value-type="string">
            <text:p>Conven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Beatriz De Leon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aldo Convenio 70110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2-28" calcext:value-type="date">
            <text:p>28/02/2018</text:p>
          </table:table-cell>
          <table:table-cell office:value-type="float" office:value="144876" calcext:value-type="float">
            <text:p>144876</text:p>
          </table:table-cell>
          <table:table-cell table:number-columns-repeated="2" table:style-name="ce26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100" calcext:value-type="float">
            <text:p>1.100,00</text:p>
          </table:table-cell>
          <table:table-cell table:content-validation-name="val1" office:value-type="string" calcext:value-type="string">
            <text:p>Local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2-27" calcext:value-type="date">
            <text:p>27/02/2018</text:p>
          </table:table-cell>
          <table:table-cell office:value-type="float" office:value="144831" calcext:value-type="float">
            <text:p>144831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200" calcext:value-type="float">
            <text:p>200,00</text:p>
          </table:table-cell>
          <table:table-cell table:content-validation-name="val1" office:value-type="string" calcext:value-type="string">
            <text:p>Conven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van Dragonetti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Saldo Convenio 46800</text:p>
          </table:table-cell>
          <table:table-cell table:style-name="ce12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2-27" calcext:value-type="date">
            <text:p>27/02/2018</text:p>
          </table:table-cell>
          <table:table-cell office:value-type="float" office:value="144833" calcext:value-type="float">
            <text:p>144833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2-27" calcext:value-type="date">
            <text:p>27/02/2018</text:p>
          </table:table-cell>
          <table:table-cell office:value-type="float" office:value="144838" calcext:value-type="float">
            <text:p>144838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2-26" calcext:value-type="date">
            <text:p>26/02/2018</text:p>
          </table:table-cell>
          <table:table-cell office:value-type="float" office:value="144792" calcext:value-type="float">
            <text:p>144792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2-26" calcext:value-type="date">
            <text:p>26/02/2018</text:p>
          </table:table-cell>
          <table:table-cell office:value-type="float" office:value="144797" calcext:value-type="float">
            <text:p>144797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2-26" calcext:value-type="date">
            <text:p>26/02/2018</text:p>
          </table:table-cell>
          <table:table-cell office:value-type="float" office:value="144805" calcext:value-type="float">
            <text:p>144805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2-26" calcext:value-type="date">
            <text:p>26/02/2018</text:p>
          </table:table-cell>
          <table:table-cell office:value-type="float" office:value="144810" calcext:value-type="float">
            <text:p>144810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2-26" calcext:value-type="date">
            <text:p>26/02/2018</text:p>
          </table:table-cell>
          <table:table-cell office:value-type="float" office:value="144817" calcext:value-type="float">
            <text:p>144817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2-24" calcext:value-type="date">
            <text:p>24/02/2018</text:p>
          </table:table-cell>
          <table:table-cell office:value-type="float" office:value="144779" calcext:value-type="float">
            <text:p>144779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2-23" calcext:value-type="date">
            <text:p>23/02/2018</text:p>
          </table:table-cell>
          <table:table-cell office:value-type="float" office:value="144746" calcext:value-type="float">
            <text:p>144746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2-22" calcext:value-type="date">
            <text:p>22/02/2018</text:p>
          </table:table-cell>
          <table:table-cell office:value-type="float" office:value="144698" calcext:value-type="float">
            <text:p>144698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2-22" calcext:value-type="date">
            <text:p>22/02/2018</text:p>
          </table:table-cell>
          <table:table-cell office:value-type="float" office:value="144706" calcext:value-type="float">
            <text:p>144706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2-20" calcext:value-type="date">
            <text:p>20/02/2018</text:p>
          </table:table-cell>
          <table:table-cell office:value-type="float" office:value="144663" calcext:value-type="float">
            <text:p>144663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7-08" calcext:value-type="date">
            <text:p>8/07/2017</text:p>
          </table:table-cell>
          <table:table-cell office:value-type="float" office:value="136735" calcext:value-type="float">
            <text:p>136735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7-08" calcext:value-type="date">
            <text:p>8/07/2017</text:p>
          </table:table-cell>
          <table:table-cell office:value-type="float" office:value="136743" calcext:value-type="float">
            <text:p>136743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7-08" calcext:value-type="date">
            <text:p>8/07/2017</text:p>
          </table:table-cell>
          <table:table-cell office:value-type="float" office:value="136747" calcext:value-type="float">
            <text:p>136747</text:p>
          </table:table-cell>
          <table:table-cell office:value-type="string" calcext:value-type="string">
            <text:p>local</text:p>
          </table:table-cell>
          <table:table-cell table:style-name="ce26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060" calcext:value-type="float">
            <text:p>1.060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6" calcext:value-type="float">
            <text:p>6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na Maria Fernandez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7-07" calcext:value-type="date">
            <text:p>7/07/2017</text:p>
          </table:table-cell>
          <table:table-cell office:value-type="float" office:value="136711" calcext:value-type="float">
            <text:p>136711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5"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7-07" calcext:value-type="date">
            <text:p>7/07/2017</text:p>
          </table:table-cell>
          <table:table-cell office:value-type="float" office:value="136723" calcext:value-type="float">
            <text:p>136723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7-06" calcext:value-type="date">
            <text:p>6/07/2017</text:p>
          </table:table-cell>
          <table:table-cell office:value-type="float" office:value="136665" calcext:value-type="float">
            <text:p>136665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5"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7-04" calcext:value-type="date">
            <text:p>4/07/2017</text:p>
          </table:table-cell>
          <table:table-cell office:value-type="float" office:value="136538" calcext:value-type="float">
            <text:p>13653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7-01" calcext:value-type="date">
            <text:p>1/07/2017</text:p>
          </table:table-cell>
          <table:table-cell table:style-name="ce26" office:value-type="float" office:value="136481" calcext:value-type="float">
            <text:p>136481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7-01" calcext:value-type="date">
            <text:p>1/07/2017</text:p>
          </table:table-cell>
          <table:table-cell table:style-name="ce26" office:value-type="float" office:value="136491" calcext:value-type="float">
            <text:p>136491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6" office:value-type="string" calcext:value-type="string">
            <text:p>RB</text:p>
          </table:table-cell>
          <table:table-cell table:style-name="ce25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30" calcext:value-type="date">
            <text:p>30/06/2017</text:p>
          </table:table-cell>
          <table:table-cell office:value-type="float" office:value="136415" calcext:value-type="float">
            <text:p>136415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30" calcext:value-type="date">
            <text:p>30/06/2017</text:p>
          </table:table-cell>
          <table:table-cell office:value-type="float" office:value="136415" calcext:value-type="float">
            <text:p>136415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30" calcext:value-type="date">
            <text:p>30/06/2017</text:p>
          </table:table-cell>
          <table:table-cell office:value-type="float" office:value="136415" calcext:value-type="float">
            <text:p>136415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30" calcext:value-type="date">
            <text:p>30/06/2017</text:p>
          </table:table-cell>
          <table:table-cell office:value-type="float" office:value="136438" calcext:value-type="float">
            <text:p>136438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30" calcext:value-type="date">
            <text:p>30/06/2017</text:p>
          </table:table-cell>
          <table:table-cell office:value-type="float" office:value="136438" calcext:value-type="float">
            <text:p>136438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30" calcext:value-type="date">
            <text:p>30/06/2017</text:p>
          </table:table-cell>
          <table:table-cell office:value-type="float" office:value="136438" calcext:value-type="float">
            <text:p>136438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30" calcext:value-type="date">
            <text:p>30/06/2017</text:p>
          </table:table-cell>
          <table:table-cell office:value-type="float" office:value="136445" calcext:value-type="float">
            <text:p>136445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30" calcext:value-type="date">
            <text:p>30/06/2017</text:p>
          </table:table-cell>
          <table:table-cell office:value-type="float" office:value="136445" calcext:value-type="float">
            <text:p>136445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30" calcext:value-type="date">
            <text:p>30/06/2017</text:p>
          </table:table-cell>
          <table:table-cell office:value-type="float" office:value="136445" calcext:value-type="float">
            <text:p>136445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30" calcext:value-type="date">
            <text:p>30/06/2017</text:p>
          </table:table-cell>
          <table:table-cell office:value-type="float" office:value="136449" calcext:value-type="float">
            <text:p>136449</text:p>
          </table:table-cell>
          <table:table-cell office:value-type="string" calcext:value-type="string">
            <text:p>Local</text:p>
          </table:table-cell>
          <table:table-cell table:style-name="ce26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.000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ictor Jurado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30" calcext:value-type="date">
            <text:p>30/06/2017</text:p>
          </table:table-cell>
          <table:table-cell office:value-type="float" office:value="136449" calcext:value-type="float">
            <text:p>136449</text:p>
          </table:table-cell>
          <table:table-cell office:value-type="string" calcext:value-type="string">
            <text:p>Local</text:p>
          </table:table-cell>
          <table:table-cell table:style-name="ce26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.000,00</text:p>
          </table:table-cell>
          <table:table-cell table:content-validation-name="val1" office:value-type="string" calcext:value-type="string">
            <text:p>Conven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ictor Jurado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Saldo <text:s/>4000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30" calcext:value-type="date">
            <text:p>30/06/2017</text:p>
          </table:table-cell>
          <table:table-cell office:value-type="float" office:value="136449" calcext:value-type="float">
            <text:p>136449</text:p>
          </table:table-cell>
          <table:table-cell office:value-type="string" calcext:value-type="string">
            <text:p>Local</text:p>
          </table:table-cell>
          <table:table-cell table:style-name="ce26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.000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ictor Jurado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30" calcext:value-type="date">
            <text:p>30/06/2017</text:p>
          </table:table-cell>
          <table:table-cell office:value-type="float" office:value="136449" calcext:value-type="float">
            <text:p>136449</text:p>
          </table:table-cell>
          <table:table-cell office:value-type="string" calcext:value-type="string">
            <text:p>Local</text:p>
          </table:table-cell>
          <table:table-cell table:style-name="ce26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.000,00</text:p>
          </table:table-cell>
          <table:table-cell table:content-validation-name="val1" office:value-type="string" calcext:value-type="string">
            <text:p>Conven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ictor Jurado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Saldo <text:s/>4000</text:p>
          </table:table-cell>
          <table:table-cell table:style-name="ce27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30" calcext:value-type="date">
            <text:p>30/06/2017</text:p>
          </table:table-cell>
          <table:table-cell office:value-type="float" office:value="136449" calcext:value-type="float">
            <text:p>136449</text:p>
          </table:table-cell>
          <table:table-cell office:value-type="string" calcext:value-type="string">
            <text:p>Local</text:p>
          </table:table-cell>
          <table:table-cell table:style-name="ce26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.000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3" calcext:value-type="float">
            <text:p>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ictor Jurado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30" calcext:value-type="date">
            <text:p>30/06/2017</text:p>
          </table:table-cell>
          <table:table-cell office:value-type="float" office:value="136449" calcext:value-type="float">
            <text:p>136449</text:p>
          </table:table-cell>
          <table:table-cell office:value-type="string" calcext:value-type="string">
            <text:p>Local</text:p>
          </table:table-cell>
          <table:table-cell table:style-name="ce26"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.000,00</text:p>
          </table:table-cell>
          <table:table-cell table:content-validation-name="val1" office:value-type="string" calcext:value-type="string">
            <text:p>Conven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ictor Jurado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Saldo <text:s/>4000</text:p>
          </table:table-cell>
          <table:table-cell table:style-name="ce27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29" calcext:value-type="date">
            <text:p>29/06/2017</text:p>
          </table:table-cell>
          <table:table-cell office:value-type="float" office:value="136372" calcext:value-type="float">
            <text:p>136372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29" calcext:value-type="date">
            <text:p>29/06/2017</text:p>
          </table:table-cell>
          <table:table-cell office:value-type="float" office:value="136372" calcext:value-type="float">
            <text:p>136372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29" calcext:value-type="date">
            <text:p>29/06/2017</text:p>
          </table:table-cell>
          <table:table-cell office:value-type="float" office:value="136372" calcext:value-type="float">
            <text:p>136372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28" calcext:value-type="date">
            <text:p>28/06/2017</text:p>
          </table:table-cell>
          <table:table-cell office:value-type="float" office:value="136347" calcext:value-type="float">
            <text:p>136347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28" calcext:value-type="date">
            <text:p>28/06/2017</text:p>
          </table:table-cell>
          <table:table-cell office:value-type="float" office:value="136347" calcext:value-type="float">
            <text:p>136347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28" calcext:value-type="date">
            <text:p>28/06/2017</text:p>
          </table:table-cell>
          <table:table-cell office:value-type="float" office:value="136347" calcext:value-type="float">
            <text:p>136347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28" calcext:value-type="date">
            <text:p>28/06/2017</text:p>
          </table:table-cell>
          <table:table-cell office:value-type="float" office:value="136350" calcext:value-type="float">
            <text:p>136350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28" calcext:value-type="date">
            <text:p>28/06/2017</text:p>
          </table:table-cell>
          <table:table-cell office:value-type="float" office:value="136350" calcext:value-type="float">
            <text:p>136350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28" calcext:value-type="date">
            <text:p>28/06/2017</text:p>
          </table:table-cell>
          <table:table-cell office:value-type="float" office:value="136350" calcext:value-type="float">
            <text:p>136350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28" calcext:value-type="date">
            <text:p>28/06/2017</text:p>
          </table:table-cell>
          <table:table-cell office:value-type="float" office:value="136360" calcext:value-type="float">
            <text:p>136360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28" calcext:value-type="date">
            <text:p>28/06/2017</text:p>
          </table:table-cell>
          <table:table-cell office:value-type="float" office:value="136360" calcext:value-type="float">
            <text:p>136360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28" calcext:value-type="date">
            <text:p>28/06/2017</text:p>
          </table:table-cell>
          <table:table-cell office:value-type="float" office:value="136360" calcext:value-type="float">
            <text:p>136360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28" calcext:value-type="date">
            <text:p>28/06/2017</text:p>
          </table:table-cell>
          <table:table-cell office:value-type="float" office:value="136365" calcext:value-type="float">
            <text:p>136365</text:p>
          </table:table-cell>
          <table:table-cell office:value-type="string" calcext:value-type="string">
            <text:p>local </text:p>
          </table:table-cell>
          <table:table-cell table:style-name="ce26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060" calcext:value-type="float">
            <text:p>1.060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ugoUgam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28" calcext:value-type="date">
            <text:p>28/06/2017</text:p>
          </table:table-cell>
          <table:table-cell office:value-type="float" office:value="136365" calcext:value-type="float">
            <text:p>136365</text:p>
          </table:table-cell>
          <table:table-cell office:value-type="string" calcext:value-type="string">
            <text:p>local </text:p>
          </table:table-cell>
          <table:table-cell table:style-name="ce26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060" calcext:value-type="float">
            <text:p>1.060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ugoUgam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28" calcext:value-type="date">
            <text:p>28/06/2017</text:p>
          </table:table-cell>
          <table:table-cell office:value-type="float" office:value="136365" calcext:value-type="float">
            <text:p>136365</text:p>
          </table:table-cell>
          <table:table-cell office:value-type="string" calcext:value-type="string">
            <text:p>local </text:p>
          </table:table-cell>
          <table:table-cell table:style-name="ce26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1060" calcext:value-type="float">
            <text:p>1.060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HugoUgam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27" calcext:value-type="date">
            <text:p>27/06/2017</text:p>
          </table:table-cell>
          <table:table-cell office:value-type="float" office:value="136325" calcext:value-type="float">
            <text:p>136325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27" calcext:value-type="date">
            <text:p>27/06/2017</text:p>
          </table:table-cell>
          <table:table-cell office:value-type="float" office:value="136325" calcext:value-type="float">
            <text:p>136325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27" calcext:value-type="date">
            <text:p>27/06/2017</text:p>
          </table:table-cell>
          <table:table-cell office:value-type="float" office:value="136325" calcext:value-type="float">
            <text:p>136325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26" calcext:value-type="date">
            <text:p>26/06/2017</text:p>
          </table:table-cell>
          <table:table-cell table:style-name="ce26" office:value-type="float" office:value="136267" calcext:value-type="float">
            <text:p>136267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6" office:value-type="string" calcext:value-type="string">
            <text:p>RB</text:p>
          </table:table-cell>
          <table:table-cell table:style-name="ce25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26" calcext:value-type="date">
            <text:p>26/06/2017</text:p>
          </table:table-cell>
          <table:table-cell table:style-name="ce26" office:value-type="float" office:value="136276" calcext:value-type="float">
            <text:p>136276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6" office:value-type="string" calcext:value-type="string">
            <text:p>RB</text:p>
          </table:table-cell>
          <table:table-cell table:style-name="ce25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26" calcext:value-type="date">
            <text:p>26/06/2017</text:p>
          </table:table-cell>
          <table:table-cell table:style-name="ce26" office:value-type="float" office:value="136285" calcext:value-type="float">
            <text:p>136285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6" office:value-type="string" calcext:value-type="string">
            <text:p>RB</text:p>
          </table:table-cell>
          <table:table-cell table:style-name="ce25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24" calcext:value-type="date">
            <text:p>24/06/2017</text:p>
          </table:table-cell>
          <table:table-cell table:style-name="ce26" office:value-type="float" office:value="136222" calcext:value-type="float">
            <text:p>136222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RB</text:p>
          </table:table-cell>
          <table:table-cell table:style-name="ce25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24" calcext:value-type="date">
            <text:p>24/06/2017</text:p>
          </table:table-cell>
          <table:table-cell table:style-name="ce26" office:value-type="float" office:value="136249" calcext:value-type="float">
            <text:p>136249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RB</text:p>
          </table:table-cell>
          <table:table-cell table:style-name="ce25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23" calcext:value-type="date">
            <text:p>23/06/2017</text:p>
          </table:table-cell>
          <table:table-cell table:style-name="ce26" office:value-type="float" office:value="136214" calcext:value-type="float">
            <text:p>136214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RB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22" calcext:value-type="date">
            <text:p>22/06/2017</text:p>
          </table:table-cell>
          <table:table-cell table:style-name="ce26" office:value-type="float" office:value="136156" calcext:value-type="float">
            <text:p>136156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RB</text:p>
          </table:table-cell>
          <table:table-cell table:style-name="ce25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19" calcext:value-type="date">
            <text:p>19/06/2017</text:p>
          </table:table-cell>
          <table:table-cell office:value-type="float" office:value="136063" calcext:value-type="float">
            <text:p>136063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5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17" calcext:value-type="date">
            <text:p>17/06/2017</text:p>
          </table:table-cell>
          <table:table-cell table:style-name="ce26" office:value-type="float" office:value="136017" calcext:value-type="float">
            <text:p>136017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17" calcext:value-type="date">
            <text:p>17/06/2017</text:p>
          </table:table-cell>
          <table:table-cell office:value-type="float" office:value="136021" calcext:value-type="float">
            <text:p>136021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5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17" calcext:value-type="date">
            <text:p>17/06/2017</text:p>
          </table:table-cell>
          <table:table-cell office:value-type="float" office:value="136026" calcext:value-type="float">
            <text:p>136026</text:p>
          </table:table-cell>
          <table:table-cell office:value-type="string" calcext:value-type="string">
            <text:p>LOCAL</text:p>
          </table:table-cell>
          <table:table-cell table:style-name="ce26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060" calcext:value-type="float">
            <text:p>1.060,00</text:p>
          </table:table-cell>
          <table:table-cell table:content-validation-name="val1" office:value-type="string" calcext:value-type="string">
            <text:p>Gastos Comunes</text:p>
          </table:table-cell>
          <table:table-cell office:value-type="float" office:value="5" calcext:value-type="float">
            <text:p>5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na Maria Fernandez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17" calcext:value-type="date">
            <text:p>17/06/2017</text:p>
          </table:table-cell>
          <table:table-cell office:value-type="float" office:value="136044" calcext:value-type="float">
            <text:p>136044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5" office:value-type="string" calcext:value-type="string">
            <text:p>-</text:p>
          </table:table-cell>
          <table:table-cell table:style-name="ce27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16" calcext:value-type="date">
            <text:p>16/06/2017</text:p>
          </table:table-cell>
          <table:table-cell table:style-name="ce26" office:value-type="float" office:value="135983" calcext:value-type="float">
            <text:p>135983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16" calcext:value-type="date">
            <text:p>16/06/2017</text:p>
          </table:table-cell>
          <table:table-cell table:style-name="ce26" office:value-type="float" office:value="135989" calcext:value-type="float">
            <text:p>135989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12" calcext:value-type="date">
            <text:p>12/06/2017</text:p>
          </table:table-cell>
          <table:table-cell table:style-name="ce26" office:value-type="float" office:value="135824" calcext:value-type="float">
            <text:p>13582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Local</text:p>
          </table:table-cell>
          <table:table-cell table:style-name="ce26" office:value-type="float" office:value="3" calcext:value-type="float">
            <text:p>3</text:p>
          </table:table-cell>
          <table:table-cell table:style-name="ce48" office:value-type="float" office:value="1300" calcext:value-type="float">
            <text:p>1.300,00</text:p>
          </table:table-cell>
          <table:table-cell table:style-name="ce26" table:content-validation-name="val1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017" calcext:value-type="float">
            <text:p>2017</text:p>
          </table:table-cell>
          <table:table-cell table:style-name="ce26" office:value-type="string" calcext:value-type="string">
            <text:p>KarinaRodriguez</text:p>
          </table:table-cell>
          <table:table-cell table:style-name="ce26" office:value-type="string" calcext:value-type="string">
            <text:p>AF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16" calcext:value-type="date">
            <text:p>16/06/2017</text:p>
          </table:table-cell>
          <table:table-cell table:style-name="ce26" office:value-type="float" office:value="136010" calcext:value-type="float">
            <text:p>1360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12" calcext:value-type="date">
            <text:p>12/06/2017</text:p>
          </table:table-cell>
          <table:table-cell table:style-name="ce26" office:value-type="float" office:value="135845" calcext:value-type="float">
            <text:p>13584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501" calcext:value-type="float">
            <text:p>501</text:p>
          </table:table-cell>
          <table:table-cell table:style-name="ce48" office:value-type="float" office:value="1750" calcext:value-type="float">
            <text:p>1.750,00</text:p>
          </table:table-cell>
          <table:table-cell table:style-name="ce26" table:content-validation-name="val1" office:value-type="string" calcext:value-type="string">
            <text:p>Gastos Comunes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017" calcext:value-type="float">
            <text:p>2017</text:p>
          </table:table-cell>
          <table:table-cell table:style-name="ce26" office:value-type="string" calcext:value-type="string">
            <text:p>Alicia Clara Alfonso</text:p>
          </table:table-cell>
          <table:table-cell table:style-name="ce26" office:value-type="string" calcext:value-type="string">
            <text:p>AF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15" calcext:value-type="date">
            <text:p>15/06/2017</text:p>
          </table:table-cell>
          <table:table-cell table:style-name="ce26" office:value-type="float" office:value="135958" calcext:value-type="float">
            <text:p>135958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15" calcext:value-type="date">
            <text:p>15/06/2017</text:p>
          </table:table-cell>
          <table:table-cell table:style-name="ce26" office:value-type="float" office:value="135974" calcext:value-type="float">
            <text:p>135974</text:p>
          </table:table-cell>
          <table:table-cell table:style-name="ce26" office:value-type="string" calcext:value-type="string">
            <text:p>local comercial</text:p>
          </table:table-cell>
          <table:table-cell table:style-name="ce26" office:value-type="string" calcext:value-type="string">
            <text:p>008/009</text:p>
          </table:table-cell>
          <table:table-cell table:style-name="ce26" office:value-type="string" calcext:value-type="string">
            <text:p>-</text:p>
          </table:table-cell>
          <table:table-cell table:style-name="ce48" office:value-type="float" office:value="2120" calcext:value-type="float">
            <text:p>2.120,00</text:p>
          </table:table-cell>
          <table:table-cell table:style-name="ce26" table:content-validation-name="val1" office:value-type="string" calcext:value-type="string">
            <text:p>Gastos Comunes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017" calcext:value-type="float">
            <text:p>2017</text:p>
          </table:table-cell>
          <table:table-cell table:style-name="ce26" office:value-type="string" calcext:value-type="string">
            <text:p>lima</text:p>
          </table:table-cell>
          <table:table-cell table:style-name="ce26" office:value-type="string" calcext:value-type="string">
            <text:p>RB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14" calcext:value-type="date">
            <text:p>14/06/2017</text:p>
          </table:table-cell>
          <table:table-cell table:style-name="ce26" office:value-type="float" office:value="135929" calcext:value-type="float">
            <text:p>135929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13" calcext:value-type="date">
            <text:p>13/06/2017</text:p>
          </table:table-cell>
          <table:table-cell table:style-name="ce26" office:value-type="float" office:value="135855" calcext:value-type="float">
            <text:p>135855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2130" calcext:value-type="float">
            <text:p>2.130,00</text:p>
          </table:table-cell>
          <table:table-cell table:style-name="ce26" table:content-validation-name="val1" office:value-type="string" calcext:value-type="string">
            <text:p>Gastos Comunes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017" calcext:value-type="float">
            <text:p>2017</text:p>
          </table:table-cell>
          <table:table-cell table:style-name="ce26" office:value-type="string" calcext:value-type="string">
            <text:p>Prieto</text:p>
          </table:table-cell>
          <table:table-cell table:style-name="ce26" office:value-type="string" calcext:value-type="string">
            <text:p>AF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13" calcext:value-type="date">
            <text:p>13/06/2017</text:p>
          </table:table-cell>
          <table:table-cell table:style-name="ce26" office:value-type="float" office:value="135862" calcext:value-type="float">
            <text:p>135862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-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13" calcext:value-type="date">
            <text:p>13/06/2017</text:p>
          </table:table-cell>
          <table:table-cell table:style-name="ce26" office:value-type="float" office:value="135865" calcext:value-type="float">
            <text:p>135865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string" calcext:value-type="string">
            <text:p>AF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13" calcext:value-type="date">
            <text:p>13/06/2017</text:p>
          </table:table-cell>
          <table:table-cell table:style-name="ce26" office:value-type="float" office:value="135895" calcext:value-type="float">
            <text:p>135895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-</text:p>
          </table:table-cell>
          <table:table-cell table:style-name="ce26" office:value-type="string" calcext:value-type="string">
            <text:p>AF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12" calcext:value-type="date">
            <text:p>12/06/2017</text:p>
          </table:table-cell>
          <table:table-cell table:style-name="ce26" office:value-type="float" office:value="135842" calcext:value-type="float">
            <text:p>135842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style-name="ce26" office:value-type="string" calcext:value-type="string">
            <text:p>-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AF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09" calcext:value-type="date">
            <text:p>9/06/2017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103" calcext:value-type="float">
            <text:p>103</text:p>
          </table:table-cell>
          <table:table-cell table:style-name="ce48" office:value-type="float" office:value="1000" calcext:value-type="float">
            <text:p>1.000,00</text:p>
          </table:table-cell>
          <table:table-cell table:style-name="ce26" table:content-validation-name="val1" office:value-type="string" calcext:value-type="string">
            <text:p>Convenio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017" calcext:value-type="float">
            <text:p>2017</text:p>
          </table:table-cell>
          <table:table-cell table:style-name="ce26" office:value-type="string" calcext:value-type="string">
            <text:p>Maximiliano Nogueira</text:p>
          </table:table-cell>
          <table:table-cell table:style-name="ce26" office:value-type="string" calcext:value-type="string">
            <text:p>AF</text:p>
          </table:table-cell>
          <table:table-cell table:style-name="ce26" office:value-type="string" calcext:value-type="string">
            <text:p>Saldo 59000</text:p>
          </table:table-cell>
          <table:table-cell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12" calcext:value-type="date">
            <text:p>12/06/2017</text:p>
          </table:table-cell>
          <table:table-cell table:style-name="ce26" office:value-type="float" office:value="135848" calcext:value-type="float">
            <text:p>135848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--</text:p>
          </table:table-cell>
          <table:table-cell table:style-name="ce26" office:value-type="string" calcext:value-type="string">
            <text:p>AF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10" calcext:value-type="date">
            <text:p>10/06/2017</text:p>
          </table:table-cell>
          <table:table-cell table:style-name="ce26" office:value-type="float" office:value="135784" calcext:value-type="float">
            <text:p>135784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AF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10" calcext:value-type="date">
            <text:p>10/06/2017</text:p>
          </table:table-cell>
          <table:table-cell table:style-name="ce26" office:value-type="float" office:value="135801" calcext:value-type="float">
            <text:p>135801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AF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09" calcext:value-type="date">
            <text:p>9/06/2017</text:p>
          </table:table-cell>
          <table:table-cell table:style-name="ce26" office:value-type="float" office:value="135419" calcext:value-type="float">
            <text:p>135419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6" office:value-type="string" calcext:value-type="string">
            <text:p>AF</text:p>
          </table:table-cell>
          <table:table-cell table:style-name="ce25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09" calcext:value-type="date">
            <text:p>9/06/2017</text:p>
          </table:table-cell>
          <table:table-cell table:style-name="ce26" office:value-type="float" office:value="135700" calcext:value-type="float">
            <text:p>13570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6" office:value-type="string" calcext:value-type="string">
            <text:p>AF</text:p>
          </table:table-cell>
          <table:table-cell table:style-name="ce25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09" calcext:value-type="date">
            <text:p>9/06/2017</text:p>
          </table:table-cell>
          <table:table-cell table:style-name="ce26" office:value-type="float" office:value="135710" calcext:value-type="float">
            <text:p>1357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6" office:value-type="string" calcext:value-type="string">
            <text:p>AF</text:p>
          </table:table-cell>
          <table:table-cell table:style-name="ce25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09" calcext:value-type="date">
            <text:p>9/06/2017</text:p>
          </table:table-cell>
          <table:table-cell table:style-name="ce26" office:value-type="float" office:value="135724" calcext:value-type="float">
            <text:p>135724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09" calcext:value-type="date">
            <text:p>9/06/2017</text:p>
          </table:table-cell>
          <table:table-cell table:style-name="ce26" office:value-type="float" office:value="135736" calcext:value-type="float">
            <text:p>135736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09" calcext:value-type="date">
            <text:p>9/06/2017</text:p>
          </table:table-cell>
          <table:table-cell table:style-name="ce26" office:value-type="float" office:value="135743" calcext:value-type="float">
            <text:p>135743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09" calcext:value-type="date">
            <text:p>9/06/2017</text:p>
          </table:table-cell>
          <table:table-cell table:style-name="ce26" office:value-type="float" office:value="135747" calcext:value-type="float">
            <text:p>135747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AF</text:p>
          </table:table-cell>
          <table:table-cell table:style-name="ce25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09" calcext:value-type="date">
            <text:p>9/06/2017</text:p>
          </table:table-cell>
          <table:table-cell table:style-name="ce26" office:value-type="float" office:value="135763" calcext:value-type="float">
            <text:p>135763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AF</text:p>
          </table:table-cell>
          <table:table-cell table:style-name="ce25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08" calcext:value-type="date">
            <text:p>8/06/2017</text:p>
          </table:table-cell>
          <table:table-cell office:value-type="float" office:value="135650" calcext:value-type="float">
            <text:p>135650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5"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08" calcext:value-type="date">
            <text:p>8/06/2017</text:p>
          </table:table-cell>
          <table:table-cell table:style-name="ce26" office:value-type="float" office:value="135686" calcext:value-type="float">
            <text:p>135686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5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08" calcext:value-type="date">
            <text:p>8/06/2017</text:p>
          </table:table-cell>
          <table:table-cell table:style-name="ce26" office:value-type="float" office:value="135692" calcext:value-type="float">
            <text:p>135692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table:style-name="ce48" office:value-type="float" office:value="1600" calcext:value-type="float">
            <text:p>1.600,00</text:p>
          </table:table-cell>
          <table:table-cell table:style-name="ce26" table:content-validation-name="val1" office:value-type="string" calcext:value-type="string">
            <text:p>Convenio/ Local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016" calcext:value-type="float">
            <text:p>2016</text:p>
          </table:table-cell>
          <table:table-cell table:style-name="ce26" office:value-type="string" calcext:value-type="string">
            <text:p>Veronica Mieres</text:p>
          </table:table-cell>
          <table:table-cell table:style-name="ce26" office:value-type="string" calcext:value-type="string">
            <text:p>AF</text:p>
          </table:table-cell>
          <table:table-cell table:style-name="ce25" office:value-type="string" calcext:value-type="string">
            <text:p>-</text:p>
          </table:table-cell>
          <table:table-cell table:style-name="ce1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7-06-08" calcext:value-type="date">
            <text:p>8/06/2017</text:p>
          </table:table-cell>
          <table:table-cell table:style-name="ce26" office:value-type="float" office:value="135692" calcext:value-type="float">
            <text:p>135692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48" office:value-type="float" office:value="1400" calcext:value-type="float">
            <text:p>1.400,00</text:p>
          </table:table-cell>
          <table:table-cell table:style-name="ce26" table:content-validation-name="val1" office:value-type="string" calcext:value-type="string">
            <text:p>Convenio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017" calcext:value-type="float">
            <text:p>2017</text:p>
          </table:table-cell>
          <table:table-cell table:style-name="ce26" office:value-type="string" calcext:value-type="string">
            <text:p>Veronica Mieres</text:p>
          </table:table-cell>
          <table:table-cell table:style-name="ce26" office:value-type="string" calcext:value-type="string">
            <text:p>AF</text:p>
          </table:table-cell>
          <table:table-cell table:style-name="ce26" office:value-type="string" calcext:value-type="string">
            <text:p>Saldo 15070</text:p>
          </table:table-cell>
          <table:table-cell table:style-name="ce131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07" calcext:value-type="date">
            <text:p>7/06/2017</text:p>
          </table:table-cell>
          <table:table-cell office:value-type="float" office:value="135616" calcext:value-type="float">
            <text:p>135616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5"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07" calcext:value-type="date">
            <text:p>7/06/2017</text:p>
          </table:table-cell>
          <table:table-cell office:value-type="float" office:value="135620" calcext:value-type="float">
            <text:p>135620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5"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07" calcext:value-type="date">
            <text:p>7/06/2017</text:p>
          </table:table-cell>
          <table:table-cell office:value-type="float" office:value="135634" calcext:value-type="float">
            <text:p>13563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5"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06" calcext:value-type="date">
            <text:p>6/06/2017</text:p>
          </table:table-cell>
          <table:table-cell office:value-type="float" office:value="135557" calcext:value-type="float">
            <text:p>135557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5"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06" calcext:value-type="date">
            <text:p>6/06/2017</text:p>
          </table:table-cell>
          <table:table-cell office:value-type="float" office:value="135565" calcext:value-type="float">
            <text:p>135565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5"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06" calcext:value-type="date">
            <text:p>6/06/2017</text:p>
          </table:table-cell>
          <table:table-cell office:value-type="float" office:value="135581" calcext:value-type="float">
            <text:p>135581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5"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06" calcext:value-type="date">
            <text:p>6/06/2017</text:p>
          </table:table-cell>
          <table:table-cell office:value-type="float" office:value="135582" calcext:value-type="float">
            <text:p>135582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5" office:value-type="string" calcext:value-type="string">
            <text:p>-</text:p>
          </table:table-cell>
          <table:table-cell table:number-columns-repeated="17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05" calcext:value-type="date">
            <text:p>5/06/2017</text:p>
          </table:table-cell>
          <table:table-cell office:value-type="float" office:value="135515" calcext:value-type="float">
            <text:p>135515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5"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05" calcext:value-type="date">
            <text:p>5/06/2017</text:p>
          </table:table-cell>
          <table:table-cell office:value-type="float" office:value="135516" calcext:value-type="float">
            <text:p>135516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5" office:value-type="string" calcext:value-type="string">
            <text:p>-</text:p>
          </table:table-cell>
          <table:table-cell table:style-name="ce124" office:value-type="string" calcext:value-type="string">
            <text:p>-</text:p>
          </table:table-cell>
          <table:table-cell table:number-columns-repeated="16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7-06-03" calcext:value-type="date">
            <text:p>3/06/2017</text:p>
          </table:table-cell>
          <table:table-cell office:value-type="float" office:value="135457" calcext:value-type="float">
            <text:p>135457</text:p>
          </table:table-cell>
          <table:table-cell table:number-columns-repeated="3" table:style-name="ce26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1" office:value-type="string" calcext:value-type="string">
            <text:p>Anulado</text:p>
          </table:table-cell>
          <table:table-cell table:number-columns-repeated="5"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26" office:value-type="float" office:value="135841" calcext:value-type="float">
            <text:p>135841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26" table:content-validation-name="val1" office:value-type="string" calcext:value-type="string">
            <text:p>Anulado</text:p>
          </table:table-cell>
          <table:table-cell table:style-name="ce26" office:value-type="string" calcext:value-type="string">
            <text:p>-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AF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6" table:style-name="ce124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1-31" calcext:value-type="date">
            <text:p>31/01/2019</text:p>
          </table:table-cell>
          <table:table-cell office:value-type="float" office:value="156240" calcext:value-type="float">
            <text:p>15624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1-31" calcext:value-type="date">
            <text:p>31/01/2019</text:p>
          </table:table-cell>
          <table:table-cell office:value-type="float" office:value="156216" calcext:value-type="float">
            <text:p>15621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1-31" calcext:value-type="date">
            <text:p>31/01/2019</text:p>
          </table:table-cell>
          <table:table-cell office:value-type="float" office:value="156223" calcext:value-type="float">
            <text:p>156223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1-31" calcext:value-type="date">
            <text:p>31/01/2019</text:p>
          </table:table-cell>
          <table:table-cell office:value-type="float" office:value="156244" calcext:value-type="float">
            <text:p>15624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1-31" calcext:value-type="date">
            <text:p>31/01/2019</text:p>
          </table:table-cell>
          <table:table-cell office:value-type="float" office:value="156245" calcext:value-type="float">
            <text:p>15624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1-31" calcext:value-type="date">
            <text:p>31/01/2019</text:p>
          </table:table-cell>
          <table:table-cell office:value-type="float" office:value="156258" calcext:value-type="float">
            <text:p>15625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1-29" calcext:value-type="date">
            <text:p>29/01/2019</text:p>
          </table:table-cell>
          <table:table-cell office:value-type="float" office:value="156178" calcext:value-type="float">
            <text:p>15617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1-29" calcext:value-type="date">
            <text:p>29/01/2019</text:p>
          </table:table-cell>
          <table:table-cell office:value-type="float" office:value="156182" calcext:value-type="float">
            <text:p>15618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1-28" calcext:value-type="date">
            <text:p>28/01/2019</text:p>
          </table:table-cell>
          <table:table-cell office:value-type="float" office:value="156170" calcext:value-type="float">
            <text:p>15617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1-26" calcext:value-type="date">
            <text:p>26/01/2019</text:p>
          </table:table-cell>
          <table:table-cell office:value-type="float" office:value="156132" calcext:value-type="float">
            <text:p>156132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1-25" calcext:value-type="date">
            <text:p>25/01/2019</text:p>
          </table:table-cell>
          <table:table-cell office:value-type="float" office:value="156095" calcext:value-type="float">
            <text:p>15609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1-25" calcext:value-type="date">
            <text:p>25/01/2019</text:p>
          </table:table-cell>
          <table:table-cell office:value-type="float" office:value="156109" calcext:value-type="float">
            <text:p>15610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1-24" calcext:value-type="date">
            <text:p>24/01/2019</text:p>
          </table:table-cell>
          <table:table-cell office:value-type="float" office:value="156070" calcext:value-type="float">
            <text:p>15607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1-24" calcext:value-type="date">
            <text:p>24/01/2019</text:p>
          </table:table-cell>
          <table:table-cell office:value-type="float" office:value="156075" calcext:value-type="float">
            <text:p>15607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1-23" calcext:value-type="date">
            <text:p>23/01/2019</text:p>
          </table:table-cell>
          <table:table-cell office:value-type="float" office:value="156042" calcext:value-type="float">
            <text:p>15604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1-23" calcext:value-type="date">
            <text:p>23/01/2019</text:p>
          </table:table-cell>
          <table:table-cell office:value-type="float" office:value="156046" calcext:value-type="float">
            <text:p>15604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1-23" calcext:value-type="date">
            <text:p>23/01/2019</text:p>
          </table:table-cell>
          <table:table-cell office:value-type="float" office:value="156049" calcext:value-type="float">
            <text:p>15604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1-23" calcext:value-type="date">
            <text:p>23/01/2019</text:p>
          </table:table-cell>
          <table:table-cell office:value-type="float" office:value="156058" calcext:value-type="float">
            <text:p>15605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1-22" calcext:value-type="date">
            <text:p>22/01/2019</text:p>
          </table:table-cell>
          <table:table-cell office:value-type="float" office:value="156018" calcext:value-type="float">
            <text:p>15601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1-22" calcext:value-type="date">
            <text:p>22/01/2019</text:p>
          </table:table-cell>
          <table:table-cell office:value-type="float" office:value="156022" calcext:value-type="float">
            <text:p>15602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1-22" calcext:value-type="date">
            <text:p>22/01/2019</text:p>
          </table:table-cell>
          <table:table-cell office:value-type="float" office:value="156031" calcext:value-type="float">
            <text:p>15603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1-21" calcext:value-type="date">
            <text:p>21/01/2019</text:p>
          </table:table-cell>
          <table:table-cell office:value-type="float" office:value="155989" calcext:value-type="float">
            <text:p>15598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19" calcext:value-type="date">
            <text:p>19/01/2019</text:p>
          </table:table-cell>
          <table:table-cell table:style-name="ce31" office:value-type="float" office:value="155959" calcext:value-type="float">
            <text:p>155959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122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19" calcext:value-type="date">
            <text:p>19/01/2019</text:p>
          </table:table-cell>
          <table:table-cell table:style-name="ce31" office:value-type="float" office:value="155962" calcext:value-type="float">
            <text:p>155962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122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style-name="ce31" office:value-type="float" office:value="2018" calcext:value-type="float">
            <text:p>2018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RR</text:p>
          </table:table-cell>
          <table:table-cell table:style-name="ce31"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19" calcext:value-type="date">
            <text:p>19/01/2019</text:p>
          </table:table-cell>
          <table:table-cell table:style-name="ce31" office:value-type="float" office:value="155972" calcext:value-type="float">
            <text:p>155972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122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style-name="ce105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18" calcext:value-type="date">
            <text:p>18/01/2019</text:p>
          </table:table-cell>
          <table:table-cell table:style-name="ce31" office:value-type="float" office:value="155933" calcext:value-type="float">
            <text:p>155933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122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style-name="ce31" office:value-type="float" office:value="2018" calcext:value-type="float">
            <text:p>2018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RR</text:p>
          </table:table-cell>
          <table:table-cell table:style-name="ce31"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18" calcext:value-type="date">
            <text:p>18/01/2019</text:p>
          </table:table-cell>
          <table:table-cell table:style-name="ce31" office:value-type="float" office:value="155936" calcext:value-type="float">
            <text:p>155936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122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style-name="ce31" office:value-type="float" office:value="2018" calcext:value-type="float">
            <text:p>2018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RR</text:p>
          </table:table-cell>
          <table:table-cell table:style-name="ce31"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17" calcext:value-type="date">
            <text:p>17/01/2019</text:p>
          </table:table-cell>
          <table:table-cell table:style-name="ce31" office:value-type="float" office:value="155893" calcext:value-type="float">
            <text:p>155893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122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style-name="ce31" office:value-type="float" office:value="2018" calcext:value-type="float">
            <text:p>2018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RR</text:p>
          </table:table-cell>
          <table:table-cell table:style-name="ce31"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17" calcext:value-type="date">
            <text:p>17/01/2019</text:p>
          </table:table-cell>
          <table:table-cell table:style-name="ce31" office:value-type="float" office:value="155904" calcext:value-type="float">
            <text:p>155904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122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3" office:value-type="date" office:date-value="2019-01-17" calcext:value-type="date">
            <text:p>17/01/2019</text:p>
          </table:table-cell>
          <table:table-cell table:style-name="ce31" office:value-type="float" office:value="155912" calcext:value-type="float">
            <text:p>155912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122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16" calcext:value-type="date">
            <text:p>16/01/2019</text:p>
          </table:table-cell>
          <table:table-cell table:style-name="ce31" office:value-type="float" office:value="155839" calcext:value-type="float">
            <text:p>155839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122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string" calcext:value-type="string">
            <text:p>RR</text:p>
          </table:table-cell>
          <table:table-cell table:style-name="ce31"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16" calcext:value-type="date">
            <text:p>16/01/2019</text:p>
          </table:table-cell>
          <table:table-cell table:style-name="ce31" office:value-type="float" office:value="155848" calcext:value-type="float">
            <text:p>155848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122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string" calcext:value-type="string">
            <text:p>RR</text:p>
          </table:table-cell>
          <table:table-cell table:style-name="ce31" office:value-type="string" calcext:value-type="string">
            <text:p>-</text:p>
          </table:table-cell>
          <table:table-cell table:number-columns-repeated="17" table:style-name="ce2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15" calcext:value-type="date">
            <text:p>15/01/2019</text:p>
          </table:table-cell>
          <table:table-cell table:style-name="ce31" office:value-type="float" office:value="155801" calcext:value-type="float">
            <text:p>155801</text:p>
          </table:table-cell>
          <table:table-cell table:style-name="ce31" office:value-type="string" calcext:value-type="string">
            <text:p>Local </text:p>
          </table:table-cell>
          <table:table-cell table:number-columns-repeated="2" table:style-name="ce31" office:value-type="float" office:value="7" calcext:value-type="float">
            <text:p>7</text:p>
          </table:table-cell>
          <table:table-cell table:style-name="ce54" office:value-type="float" office:value="810" calcext:value-type="float">
            <text:p>810,00</text:p>
          </table:table-cell>
          <table:table-cell table:style-name="ce122" table:content-validation-name="val2" office:value-type="string" calcext:value-type="string">
            <text:p>Gastos Comunes</text:p>
          </table:table-cell>
          <table:table-cell table:style-name="ce91" office:value-type="string" calcext:value-type="string">
            <text:p>12</text:p>
          </table:table-cell>
          <table:table-cell table:style-name="ce31" office:value-type="float" office:value="2018" calcext:value-type="float">
            <text:p>2018</text:p>
          </table:table-cell>
          <table:table-cell table:style-name="ce31" office:value-type="string" calcext:value-type="string">
            <text:p>Ana <text:s/>Fernandez</text:p>
          </table:table-cell>
          <table:table-cell table:style-name="ce31" office:value-type="string" calcext:value-type="string">
            <text:p>RR</text:p>
          </table:table-cell>
          <table:table-cell table:style-name="ce31" office:value-type="string" calcext:value-type="string">
            <text:p>Saldo <text:s text:c="2"/>Dic/18 .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14" calcext:value-type="date">
            <text:p>14/01/2019</text:p>
          </table:table-cell>
          <table:table-cell table:style-name="ce31" office:value-type="float" office:value="155748" calcext:value-type="float">
            <text:p>155748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122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style-name="ce31" office:value-type="float" office:value="2018" calcext:value-type="float">
            <text:p>2018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RR</text:p>
          </table:table-cell>
          <table:table-cell table:style-name="ce31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14" calcext:value-type="date">
            <text:p>14/01/2019</text:p>
          </table:table-cell>
          <table:table-cell table:style-name="ce31" office:value-type="float" office:value="155751" calcext:value-type="float">
            <text:p>155751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122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style-name="ce31" office:value-type="float" office:value="2018" calcext:value-type="float">
            <text:p>2018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RR</text:p>
          </table:table-cell>
          <table:table-cell table:style-name="ce31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14" calcext:value-type="date">
            <text:p>14/01/2019</text:p>
          </table:table-cell>
          <table:table-cell table:style-name="ce31" office:value-type="float" office:value="155752" calcext:value-type="float">
            <text:p>155752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122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style-name="ce31" office:value-type="float" office:value="2018" calcext:value-type="float">
            <text:p>2018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RR</text:p>
          </table:table-cell>
          <table:table-cell table:style-name="ce31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12" calcext:value-type="date">
            <text:p>12/01/2019</text:p>
          </table:table-cell>
          <table:table-cell table:style-name="ce31" office:value-type="float" office:value="155716" calcext:value-type="float">
            <text:p>155716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122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style-name="ce105" office:value-type="string" calcext:value-type="string">
            <text:p>-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12" calcext:value-type="date">
            <text:p>12/01/2019</text:p>
          </table:table-cell>
          <table:table-cell table:style-name="ce31" office:value-type="float" office:value="155725" calcext:value-type="float">
            <text:p>155725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122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12" calcext:value-type="date">
            <text:p>12/01/2019</text:p>
          </table:table-cell>
          <table:table-cell table:style-name="ce31" office:value-type="float" office:value="155730" calcext:value-type="float">
            <text:p>155730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122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12" calcext:value-type="date">
            <text:p>12/01/2019</text:p>
          </table:table-cell>
          <table:table-cell table:style-name="ce31" office:value-type="float" office:value="155732" calcext:value-type="float">
            <text:p>155732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122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11" calcext:value-type="date">
            <text:p>11/01/2019</text:p>
          </table:table-cell>
          <table:table-cell table:style-name="ce31" office:value-type="float" office:value="155664" calcext:value-type="float">
            <text:p>155664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122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style-name="ce31" office:value-type="float" office:value="2018" calcext:value-type="float">
            <text:p>2018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11" calcext:value-type="date">
            <text:p>11/01/2019</text:p>
          </table:table-cell>
          <table:table-cell table:style-name="ce31" office:value-type="float" office:value="155669" calcext:value-type="float">
            <text:p>155669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122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11" calcext:value-type="date">
            <text:p>11/01/2019</text:p>
          </table:table-cell>
          <table:table-cell table:style-name="ce31" office:value-type="float" office:value="155682" calcext:value-type="float">
            <text:p>155682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122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11" calcext:value-type="date">
            <text:p>11/01/2019</text:p>
          </table:table-cell>
          <table:table-cell table:style-name="ce31" office:value-type="float" office:value="155701" calcext:value-type="float">
            <text:p>155701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122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style-name="ce31" office:value-type="float" office:value="2018" calcext:value-type="float">
            <text:p>2018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RR</text:p>
          </table:table-cell>
          <table:table-cell table:style-name="ce31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09" calcext:value-type="date">
            <text:p>9/01/2019</text:p>
          </table:table-cell>
          <table:table-cell table:style-name="ce31" office:value-type="float" office:value="155568" calcext:value-type="float">
            <text:p>155568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122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style-name="ce31" office:value-type="float" office:value="2018" calcext:value-type="float">
            <text:p>2018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RR</text:p>
          </table:table-cell>
          <table:table-cell table:style-name="ce31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08" calcext:value-type="date">
            <text:p>8/01/2019</text:p>
          </table:table-cell>
          <table:table-cell table:style-name="ce31" office:value-type="float" office:value="155515" calcext:value-type="float">
            <text:p>155515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122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08" calcext:value-type="date">
            <text:p>8/01/2019</text:p>
          </table:table-cell>
          <table:table-cell table:style-name="ce31" office:value-type="float" office:value="155552" calcext:value-type="float">
            <text:p>155552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122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style-name="ce31" office:value-type="float" office:value="2018" calcext:value-type="float">
            <text:p>2018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RR</text:p>
          </table:table-cell>
          <table:table-cell table:style-name="ce31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07" calcext:value-type="date">
            <text:p>7/01/2019</text:p>
          </table:table-cell>
          <table:table-cell table:style-name="ce31" office:value-type="float" office:value="155447" calcext:value-type="float">
            <text:p>155447</text:p>
          </table:table-cell>
          <table:table-cell table:style-name="ce31" office:value-type="string" calcext:value-type="string">
            <text:p>Local</text:p>
          </table:table-cell>
          <table:table-cell table:style-name="ce31" office:value-type="string" calcext:value-type="string">
            <text:p>local</text:p>
          </table:table-cell>
          <table:table-cell table:style-name="ce31" office:value-type="float" office:value="2" calcext:value-type="float">
            <text:p>2</text:p>
          </table:table-cell>
          <table:table-cell table:style-name="ce54" office:value-type="float" office:value="1060" calcext:value-type="float">
            <text:p>1.060,00</text:p>
          </table:table-cell>
          <table:table-cell table:style-name="ce122" table:content-validation-name="val2" office:value-type="string" calcext:value-type="string">
            <text:p>Gastos Comunes</text:p>
          </table:table-cell>
          <table:table-cell table:style-name="ce91" office:value-type="string" calcext:value-type="string">
            <text:p>5</text:p>
          </table:table-cell>
          <table:table-cell table:style-name="ce31" office:value-type="float" office:value="2018" calcext:value-type="float">
            <text:p>2018</text:p>
          </table:table-cell>
          <table:table-cell table:style-name="ce31" office:value-type="string" calcext:value-type="string">
            <text:p>Hugo <text:s/>Uliam</text:p>
          </table:table-cell>
          <table:table-cell table:style-name="ce31" office:value-type="string" calcext:value-type="string">
            <text:p>RR</text:p>
          </table:table-cell>
          <table:table-cell table:style-name="ce31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07" calcext:value-type="date">
            <text:p>7/01/2019</text:p>
          </table:table-cell>
          <table:table-cell table:style-name="ce31" office:value-type="float" office:value="155460" calcext:value-type="float">
            <text:p>155460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122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07" calcext:value-type="date">
            <text:p>7/01/2019</text:p>
          </table:table-cell>
          <table:table-cell table:style-name="ce31" office:value-type="float" office:value="155472" calcext:value-type="float">
            <text:p>155472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122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07" calcext:value-type="date">
            <text:p>7/01/2019</text:p>
          </table:table-cell>
          <table:table-cell table:style-name="ce31" office:value-type="float" office:value="155478" calcext:value-type="float">
            <text:p>155478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122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07" calcext:value-type="date">
            <text:p>7/01/2019</text:p>
          </table:table-cell>
          <table:table-cell table:style-name="ce31" office:value-type="float" office:value="155447" calcext:value-type="float">
            <text:p>155447</text:p>
          </table:table-cell>
          <table:table-cell table:style-name="ce31" office:value-type="string" calcext:value-type="string">
            <text:p>Local</text:p>
          </table:table-cell>
          <table:table-cell table:style-name="ce31" office:value-type="string" calcext:value-type="string">
            <text:p>local</text:p>
          </table:table-cell>
          <table:table-cell table:style-name="ce31" office:value-type="float" office:value="2" calcext:value-type="float">
            <text:p>2</text:p>
          </table:table-cell>
          <table:table-cell table:style-name="ce54" office:value-type="float" office:value="1060" calcext:value-type="float">
            <text:p>1.060,00</text:p>
          </table:table-cell>
          <table:table-cell table:style-name="ce122" table:content-validation-name="val2" office:value-type="string" calcext:value-type="string">
            <text:p>Gastos Comunes</text:p>
          </table:table-cell>
          <table:table-cell table:style-name="ce91" office:value-type="string" calcext:value-type="string">
            <text:p>5</text:p>
          </table:table-cell>
          <table:table-cell table:style-name="ce31" office:value-type="float" office:value="2018" calcext:value-type="float">
            <text:p>2018</text:p>
          </table:table-cell>
          <table:table-cell table:style-name="ce31" office:value-type="string" calcext:value-type="string">
            <text:p>Hugo <text:s/>Uliam</text:p>
          </table:table-cell>
          <table:table-cell table:style-name="ce31" office:value-type="string" calcext:value-type="string">
            <text:p>RR</text:p>
          </table:table-cell>
          <table:table-cell table:style-name="ce31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07" calcext:value-type="date">
            <text:p>7/01/2019</text:p>
          </table:table-cell>
          <table:table-cell table:style-name="ce31" office:value-type="float" office:value="155460" calcext:value-type="float">
            <text:p>155460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122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1-07" calcext:value-type="date">
            <text:p>7/01/2019</text:p>
          </table:table-cell>
          <table:table-cell office:value-type="float" office:value="155472" calcext:value-type="float">
            <text:p>15547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1-07" calcext:value-type="date">
            <text:p>7/01/2019</text:p>
          </table:table-cell>
          <table:table-cell office:value-type="float" office:value="155478" calcext:value-type="float">
            <text:p>15547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1-05" calcext:value-type="date">
            <text:p>5/01/2019</text:p>
          </table:table-cell>
          <table:table-cell office:value-type="float" office:value="155402" calcext:value-type="float">
            <text:p>15540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1-05" calcext:value-type="date">
            <text:p>5/01/2019</text:p>
          </table:table-cell>
          <table:table-cell office:value-type="float" office:value="155411" calcext:value-type="float">
            <text:p>15541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1-04" calcext:value-type="date">
            <text:p>4/01/2019</text:p>
          </table:table-cell>
          <table:table-cell office:value-type="float" office:value="155356" calcext:value-type="float">
            <text:p>15535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1-04" calcext:value-type="date">
            <text:p>4/01/2019</text:p>
          </table:table-cell>
          <table:table-cell office:value-type="float" office:value="155363" calcext:value-type="float">
            <text:p>15536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1-04" calcext:value-type="date">
            <text:p>4/01/2019</text:p>
          </table:table-cell>
          <table:table-cell office:value-type="float" office:value="155372" calcext:value-type="float">
            <text:p>15537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1-04" calcext:value-type="date">
            <text:p>4/01/2019</text:p>
          </table:table-cell>
          <table:table-cell office:value-type="float" office:value="155376" calcext:value-type="float">
            <text:p>15537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04" calcext:value-type="date">
            <text:p>4/01/2019</text:p>
          </table:table-cell>
          <table:table-cell table:style-name="ce31" office:value-type="float" office:value="155385" calcext:value-type="float">
            <text:p>155385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31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03" calcext:value-type="date">
            <text:p>3/01/2019</text:p>
          </table:table-cell>
          <table:table-cell table:style-name="ce31" office:value-type="float" office:value="155317" calcext:value-type="float">
            <text:p>155317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31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03" calcext:value-type="date">
            <text:p>3/01/2019</text:p>
          </table:table-cell>
          <table:table-cell table:style-name="ce31" office:value-type="float" office:value="155338" calcext:value-type="float">
            <text:p>155338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31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style-name="ce31" office:value-type="float" office:value="2018" calcext:value-type="float">
            <text:p>2018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RR</text:p>
          </table:table-cell>
          <table:table-cell table:style-name="ce31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03" calcext:value-type="date">
            <text:p>3/01/2019</text:p>
          </table:table-cell>
          <table:table-cell table:style-name="ce31" office:value-type="float" office:value="155340" calcext:value-type="float">
            <text:p>155340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31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style-name="ce31" office:value-type="float" office:value="2018" calcext:value-type="float">
            <text:p>2018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RR</text:p>
          </table:table-cell>
          <table:table-cell table:style-name="ce31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03" calcext:value-type="date">
            <text:p>3/01/2019</text:p>
          </table:table-cell>
          <table:table-cell table:style-name="ce31" office:value-type="float" office:value="155342" calcext:value-type="float">
            <text:p>155342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31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style-name="ce31" office:value-type="float" office:value="2018" calcext:value-type="float">
            <text:p>2018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RR</text:p>
          </table:table-cell>
          <table:table-cell table:style-name="ce31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02" calcext:value-type="date">
            <text:p>2/01/2019</text:p>
          </table:table-cell>
          <table:table-cell table:style-name="ce31" office:value-type="float" office:value="155272" calcext:value-type="float">
            <text:p>155272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31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style-name="ce31" office:value-type="float" office:value="2019" calcext:value-type="float">
            <text:p>2019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RR</text:p>
          </table:table-cell>
          <table:table-cell table:style-name="ce31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9-01-02" calcext:value-type="date">
            <text:p>2/01/2019</text:p>
          </table:table-cell>
          <table:table-cell table:style-name="ce31" office:value-type="float" office:value="155276" calcext:value-type="float">
            <text:p>155276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31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style-name="ce31" office:value-type="float" office:value="2018" calcext:value-type="float">
            <text:p>2018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RR</text:p>
          </table:table-cell>
          <table:table-cell table:style-name="ce31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8-12-31" calcext:value-type="date">
            <text:p>31/12/2018</text:p>
          </table:table-cell>
          <table:table-cell table:style-name="ce31" office:value-type="float" office:value="155251" calcext:value-type="float">
            <text:p>155251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31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string" calcext:value-type="string">
            <text:p>F</text:p>
          </table:table-cell>
          <table:table-cell table:style-name="ce31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29" calcext:value-type="date">
            <text:p>29/12/2018</text:p>
          </table:table-cell>
          <table:table-cell office:value-type="float" office:value="155220" calcext:value-type="float">
            <text:p>15522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29" calcext:value-type="date">
            <text:p>29/12/2018</text:p>
          </table:table-cell>
          <table:table-cell office:value-type="float" office:value="155234" calcext:value-type="float">
            <text:p>15523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28" calcext:value-type="date">
            <text:p>28/12/2018</text:p>
          </table:table-cell>
          <table:table-cell office:value-type="float" office:value="155209" calcext:value-type="float">
            <text:p>15520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27" calcext:value-type="date">
            <text:p>27/12/2018</text:p>
          </table:table-cell>
          <table:table-cell office:value-type="float" office:value="155111" calcext:value-type="float">
            <text:p>15511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27" calcext:value-type="date">
            <text:p>27/12/2018</text:p>
          </table:table-cell>
          <table:table-cell office:value-type="float" office:value="155150" calcext:value-type="float">
            <text:p>15515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27" calcext:value-type="date">
            <text:p>27/12/2018</text:p>
          </table:table-cell>
          <table:table-cell office:value-type="float" office:value="155111" calcext:value-type="float">
            <text:p>15511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27" calcext:value-type="date">
            <text:p>27/12/2018</text:p>
          </table:table-cell>
          <table:table-cell office:value-type="float" office:value="155150" calcext:value-type="float">
            <text:p>15515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26" calcext:value-type="date">
            <text:p>26/12/2018</text:p>
          </table:table-cell>
          <table:table-cell office:value-type="float" office:value="155102" calcext:value-type="float">
            <text:p>15510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24" calcext:value-type="date">
            <text:p>24/12/2018</text:p>
          </table:table-cell>
          <table:table-cell office:value-type="float" office:value="155068" calcext:value-type="float">
            <text:p>15506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22" calcext:value-type="date">
            <text:p>22/12/2018</text:p>
          </table:table-cell>
          <table:table-cell office:value-type="float" office:value="155032" calcext:value-type="float">
            <text:p>15503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22" calcext:value-type="date">
            <text:p>22/12/2018</text:p>
          </table:table-cell>
          <table:table-cell office:value-type="float" office:value="155047" calcext:value-type="float">
            <text:p>15504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22" calcext:value-type="date">
            <text:p>22/12/2018</text:p>
          </table:table-cell>
          <table:table-cell office:value-type="float" office:value="155048" calcext:value-type="float">
            <text:p>15504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22" calcext:value-type="date">
            <text:p>22/12/2018</text:p>
          </table:table-cell>
          <table:table-cell office:value-type="float" office:value="155049" calcext:value-type="float">
            <text:p>15504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22" calcext:value-type="date">
            <text:p>22/12/2018</text:p>
          </table:table-cell>
          <table:table-cell office:value-type="float" office:value="155054" calcext:value-type="float">
            <text:p>15505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22" calcext:value-type="date">
            <text:p>22/12/2018</text:p>
          </table:table-cell>
          <table:table-cell office:value-type="float" office:value="155060" calcext:value-type="float">
            <text:p>15506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21" calcext:value-type="date">
            <text:p>21/12/2018</text:p>
          </table:table-cell>
          <table:table-cell office:value-type="float" office:value="154982" calcext:value-type="float">
            <text:p>15498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21" calcext:value-type="date">
            <text:p>21/12/2018</text:p>
          </table:table-cell>
          <table:table-cell office:value-type="float" office:value="154987" calcext:value-type="float">
            <text:p>15498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21" calcext:value-type="date">
            <text:p>21/12/2018</text:p>
          </table:table-cell>
          <table:table-cell office:value-type="float" office:value="155004" calcext:value-type="float">
            <text:p>15500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21" calcext:value-type="date">
            <text:p>21/12/2018</text:p>
          </table:table-cell>
          <table:table-cell office:value-type="float" office:value="155006" calcext:value-type="float">
            <text:p>15500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8-12-21" calcext:value-type="date">
            <text:p>21/12/2018</text:p>
          </table:table-cell>
          <table:table-cell table:style-name="ce31" office:value-type="float" office:value="155014" calcext:value-type="float">
            <text:p>155014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31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style-name="ce31" office:value-type="float" office:value="2018" calcext:value-type="float">
            <text:p>2018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RR</text:p>
          </table:table-cell>
          <table:table-cell table:style-name="ce31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8-12-19" calcext:value-type="date">
            <text:p>19/12/2018</text:p>
          </table:table-cell>
          <table:table-cell table:style-name="ce31" office:value-type="float" office:value="154912" calcext:value-type="float">
            <text:p>154912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1610" calcext:value-type="float">
            <text:p>1.610,00</text:p>
          </table:table-cell>
          <table:table-cell table:style-name="ce31" table:content-validation-name="val2" office:value-type="string" calcext:value-type="string">
            <text:p>Convenio</text:p>
          </table:table-cell>
          <table:table-cell table:style-name="ce91" office:value-type="string" calcext:value-type="string">
            <text:p>11</text:p>
          </table:table-cell>
          <table:table-cell table:style-name="ce31" office:value-type="float" office:value="2018" calcext:value-type="float">
            <text:p>2018</text:p>
          </table:table-cell>
          <table:table-cell table:style-name="ce31" office:value-type="string" calcext:value-type="string">
            <text:p>Marìa <text:s/>Josè <text:s/>Urrutia</text:p>
          </table:table-cell>
          <table:table-cell table:style-name="ce31" office:value-type="string" calcext:value-type="string">
            <text:p>RR</text:p>
          </table:table-cell>
          <table:table-cell table:style-name="ce31" office:value-type="string" calcext:value-type="string">
            <text:p>Saldo <text:s/>A <text:s/>DETERMINAR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8-12-19" calcext:value-type="date">
            <text:p>19/12/2018</text:p>
          </table:table-cell>
          <table:table-cell table:style-name="ce31" office:value-type="float" office:value="154915" calcext:value-type="float">
            <text:p>154915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31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number-columns-repeated="2" table:style-name="ce31" office:value-type="string" calcext:value-type="string">
            <text:p>-</text:p>
          </table:table-cell>
          <table:table-cell table:style-name="ce31" office:value-type="string" calcext:value-type="string">
            <text:p>RR</text:p>
          </table:table-cell>
          <table:table-cell table:style-name="ce31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2" office:value-type="date" office:date-value="2018-12-19" calcext:value-type="date">
            <text:p>19/12/2018</text:p>
          </table:table-cell>
          <table:table-cell table:style-name="ce31" office:value-type="float" office:value="154917" calcext:value-type="float">
            <text:p>154917</text:p>
          </table:table-cell>
          <table:table-cell table:number-columns-repeated="3" table:style-name="ce31" office:value-type="string" calcext:value-type="string">
            <text:p>-</text:p>
          </table:table-cell>
          <table:table-cell table:style-name="ce54" office:value-type="float" office:value="0" calcext:value-type="float">
            <text:p>0,00</text:p>
          </table:table-cell>
          <table:table-cell table:style-name="ce31" table:content-validation-name="val2" office:value-type="string" calcext:value-type="string">
            <text:p>Anulado</text:p>
          </table:table-cell>
          <table:table-cell table:style-name="ce91" office:value-type="string" calcext:value-type="string">
            <text:p>-</text:p>
          </table:table-cell>
          <table:table-cell table:style-name="ce31" office:value-type="float" office:value="2018" calcext:value-type="float">
            <text:p>2018</text:p>
          </table:table-cell>
          <table:table-cell table:style-name="ce31" office:value-type="string" calcext:value-type="string">
            <text:p>-</text:p>
          </table:table-cell>
          <table:table-cell table:style-name="ce31" office:value-type="string" calcext:value-type="string">
            <text:p>RR</text:p>
          </table:table-cell>
          <table:table-cell table:style-name="ce31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18" calcext:value-type="date">
            <text:p>18/12/2018</text:p>
          </table:table-cell>
          <table:table-cell office:value-type="float" office:value="154875" calcext:value-type="float">
            <text:p>15487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49"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18" calcext:value-type="date">
            <text:p>18/12/2018</text:p>
          </table:table-cell>
          <table:table-cell office:value-type="float" office:value="154879" calcext:value-type="float">
            <text:p>15487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49"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17" calcext:value-type="date">
            <text:p>17/12/2018</text:p>
          </table:table-cell>
          <table:table-cell office:value-type="float" office:value="154826" calcext:value-type="float">
            <text:p>15482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49"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17" calcext:value-type="date">
            <text:p>17/12/2018</text:p>
          </table:table-cell>
          <table:table-cell office:value-type="float" office:value="154848" calcext:value-type="float">
            <text:p>154848</text:p>
          </table:table-cell>
          <table:table-cell office:value-type="string" calcext:value-type="string">
            <text:p>Local <text:s/>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90" calcext:value-type="float">
            <text:p>1.390,00</text:p>
          </table:table-cell>
          <table:table-cell table:content-validation-name="val2" office:value-type="string" calcext:value-type="string">
            <text:p>Gastos Comunes</text:p>
          </table:table-cell>
          <table:table-cell table:style-name="ce49" office:value-type="string" calcext:value-type="string">
            <text:p>11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a Maria Fernandez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17" calcext:value-type="date">
            <text:p>17/12/2018</text:p>
          </table:table-cell>
          <table:table-cell office:value-type="float" office:value="154853" calcext:value-type="float">
            <text:p>15485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49"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17" calcext:value-type="date">
            <text:p>17/12/2018</text:p>
          </table:table-cell>
          <table:table-cell office:value-type="float" office:value="154854" calcext:value-type="float">
            <text:p>15485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49"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15" calcext:value-type="date">
            <text:p>15/12/2018</text:p>
          </table:table-cell>
          <table:table-cell office:value-type="float" office:value="154785" calcext:value-type="float">
            <text:p>15478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49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15" calcext:value-type="date">
            <text:p>15/12/2018</text:p>
          </table:table-cell>
          <table:table-cell office:value-type="float" office:value="154793" calcext:value-type="float">
            <text:p>15479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49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15" calcext:value-type="date">
            <text:p>15/12/2018</text:p>
          </table:table-cell>
          <table:table-cell office:value-type="float" office:value="154810" calcext:value-type="float">
            <text:p>15481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49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15" calcext:value-type="date">
            <text:p>15/12/2018</text:p>
          </table:table-cell>
          <table:table-cell office:value-type="float" office:value="154817" calcext:value-type="float">
            <text:p>15481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15" calcext:value-type="date">
            <text:p>15/12/2018</text:p>
          </table:table-cell>
          <table:table-cell office:value-type="float" office:value="154821" calcext:value-type="float">
            <text:p>15482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style-name="ce49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14" calcext:value-type="date">
            <text:p>14/12/2018</text:p>
          </table:table-cell>
          <table:table-cell office:value-type="float" office:value="154761" calcext:value-type="float">
            <text:p>15476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14" calcext:value-type="date">
            <text:p>14/12/2018</text:p>
          </table:table-cell>
          <table:table-cell office:value-type="float" office:value="154766" calcext:value-type="float">
            <text:p>15476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14" calcext:value-type="date">
            <text:p>14/12/2018</text:p>
          </table:table-cell>
          <table:table-cell office:value-type="float" office:value="154774" calcext:value-type="float">
            <text:p>15477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13" calcext:value-type="date">
            <text:p>13/12/2018</text:p>
          </table:table-cell>
          <table:table-cell office:value-type="float" office:value="154707" calcext:value-type="float">
            <text:p>15470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13" calcext:value-type="date">
            <text:p>13/12/2018</text:p>
          </table:table-cell>
          <table:table-cell office:value-type="float" office:value="154713" calcext:value-type="float">
            <text:p>15471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13" calcext:value-type="date">
            <text:p>13/12/2018</text:p>
          </table:table-cell>
          <table:table-cell office:value-type="float" office:value="154732" calcext:value-type="float">
            <text:p>15473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13" calcext:value-type="date">
            <text:p>13/12/2018</text:p>
          </table:table-cell>
          <table:table-cell office:value-type="float" office:value="154747" calcext:value-type="float">
            <text:p>15474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12" calcext:value-type="date">
            <text:p>12/12/2018</text:p>
          </table:table-cell>
          <table:table-cell office:value-type="float" office:value="154667" calcext:value-type="float">
            <text:p>15466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5" office:value-type="date" office:date-value="2018-12-12" calcext:value-type="date">
            <text:p>12/12/2018</text:p>
          </table:table-cell>
          <table:table-cell office:value-type="float" office:value="154686" calcext:value-type="float">
            <text:p>15468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12" calcext:value-type="date">
            <text:p>12/12/2018</text:p>
          </table:table-cell>
          <table:table-cell office:value-type="float" office:value="154690" calcext:value-type="float">
            <text:p>15469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11" calcext:value-type="date">
            <text:p>11/12/2018</text:p>
          </table:table-cell>
          <table:table-cell office:value-type="float" office:value="154609" calcext:value-type="float">
            <text:p>15460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11" calcext:value-type="date">
            <text:p>11/12/2018</text:p>
          </table:table-cell>
          <table:table-cell office:value-type="float" office:value="154634" calcext:value-type="float">
            <text:p>154634</text:p>
          </table:table-cell>
          <table:table-cell office:value-type="string" calcext:value-type="string">
            <text:p>Loca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789" calcext:value-type="float">
            <text:p>5.789,00</text:p>
          </table:table-cell>
          <table:table-cell table:content-validation-name="val2" office:value-type="string" calcext:value-type="string">
            <text:p>Gastos Comunes</text:p>
          </table:table-cell>
          <table:table-cell table:style-name="ce73" office:value-type="date" office:date-value="2012-11-10" calcext:value-type="date">
            <text:p>10/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acqueline <text:s/>Becerra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Pago Oct,Nov,Dic 18 / Ene, y a Cta Feb/19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11" calcext:value-type="date">
            <text:p>11/12/2018</text:p>
          </table:table-cell>
          <table:table-cell office:value-type="float" office:value="154638" calcext:value-type="float">
            <text:p>15463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11" calcext:value-type="date">
            <text:p>11/12/2018</text:p>
          </table:table-cell>
          <table:table-cell office:value-type="float" office:value="154649" calcext:value-type="float">
            <text:p>154649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10" calcext:value-type="date">
            <text:p>10/12/2018</text:p>
          </table:table-cell>
          <table:table-cell office:value-type="float" office:value="154538" calcext:value-type="float">
            <text:p>154538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060" calcext:value-type="float">
            <text:p>1.060,00</text:p>
          </table:table-cell>
          <table:table-cell table:content-validation-name="val2" office:value-type="string" calcext:value-type="string">
            <text:p>Gastos Comunes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ugo Uliam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10" calcext:value-type="date">
            <text:p>10/12/2018</text:p>
          </table:table-cell>
          <table:table-cell office:value-type="float" office:value="154550" calcext:value-type="float">
            <text:p>15455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10" calcext:value-type="date">
            <text:p>10/12/2018</text:p>
          </table:table-cell>
          <table:table-cell office:value-type="float" office:value="154555" calcext:value-type="float">
            <text:p>154555</text:p>
          </table:table-cell>
          <table:table-cell office:value-type="string" calcext:value-type="string">
            <text:p>Local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2070" calcext:value-type="float">
            <text:p>2.070,00</text:p>
          </table:table-cell>
          <table:table-cell table:content-validation-name="val2" office:value-type="string" calcext:value-type="string">
            <text:p>Gastos Comunes</text:p>
          </table:table-cell>
          <table:table-cell office:value-type="float" office:value="11" calcext:value-type="float">
            <text:p>1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dilia Riva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10" calcext:value-type="date">
            <text:p>10/12/2018</text:p>
          </table:table-cell>
          <table:table-cell office:value-type="float" office:value="154588" calcext:value-type="float">
            <text:p>15458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08" calcext:value-type="date">
            <text:p>8/12/2018</text:p>
          </table:table-cell>
          <table:table-cell office:value-type="float" office:value="154477" calcext:value-type="float">
            <text:p>15447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2018" calcext:value-type="float">
            <text:p>2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08" calcext:value-type="date">
            <text:p>8/12/2018</text:p>
          </table:table-cell>
          <table:table-cell office:value-type="float" office:value="154491" calcext:value-type="float">
            <text:p>15449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08" calcext:value-type="date">
            <text:p>8/12/2018</text:p>
          </table:table-cell>
          <table:table-cell office:value-type="float" office:value="154501" calcext:value-type="float">
            <text:p>15450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08" calcext:value-type="date">
            <text:p>8/12/2018</text:p>
          </table:table-cell>
          <table:table-cell office:value-type="float" office:value="154506" calcext:value-type="float">
            <text:p>15450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07" calcext:value-type="date">
            <text:p>7/12/2018</text:p>
          </table:table-cell>
          <table:table-cell office:value-type="float" office:value="154408" calcext:value-type="float">
            <text:p>15440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07" calcext:value-type="date">
            <text:p>7/12/2018</text:p>
          </table:table-cell>
          <table:table-cell office:value-type="float" office:value="154410" calcext:value-type="float">
            <text:p>15441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07" calcext:value-type="date">
            <text:p>7/12/2018</text:p>
          </table:table-cell>
          <table:table-cell office:value-type="float" office:value="154412" calcext:value-type="float">
            <text:p>15441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07" calcext:value-type="date">
            <text:p>7/12/2018</text:p>
          </table:table-cell>
          <table:table-cell office:value-type="float" office:value="154421" calcext:value-type="float">
            <text:p>15442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07" calcext:value-type="date">
            <text:p>7/12/2018</text:p>
          </table:table-cell>
          <table:table-cell office:value-type="float" office:value="154423" calcext:value-type="float">
            <text:p>15442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07" calcext:value-type="date">
            <text:p>7/12/2018</text:p>
          </table:table-cell>
          <table:table-cell office:value-type="float" office:value="154461" calcext:value-type="float">
            <text:p>15446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06" calcext:value-type="date">
            <text:p>6/12/2018</text:p>
          </table:table-cell>
          <table:table-cell office:value-type="float" office:value="154371" calcext:value-type="float">
            <text:p>15437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06" calcext:value-type="date">
            <text:p>6/12/2018</text:p>
          </table:table-cell>
          <table:table-cell office:value-type="float" office:value="154393" calcext:value-type="float">
            <text:p>15439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05" calcext:value-type="date">
            <text:p>5/12/2018</text:p>
          </table:table-cell>
          <table:table-cell office:value-type="float" office:value="154293" calcext:value-type="float">
            <text:p>15429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05" calcext:value-type="date">
            <text:p>5/12/2018</text:p>
          </table:table-cell>
          <table:table-cell office:value-type="float" office:value="154308" calcext:value-type="float">
            <text:p>15430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05" calcext:value-type="date">
            <text:p>5/12/2018</text:p>
          </table:table-cell>
          <table:table-cell office:value-type="float" office:value="154337" calcext:value-type="float">
            <text:p>15433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04" calcext:value-type="date">
            <text:p>4/12/2018</text:p>
          </table:table-cell>
          <table:table-cell office:value-type="float" office:value="154234" calcext:value-type="float">
            <text:p>15423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5" office:value-type="date" office:date-value="2018-12-04" calcext:value-type="date">
            <text:p>4/12/2018</text:p>
          </table:table-cell>
          <table:table-cell office:value-type="float" office:value="154244" calcext:value-type="float">
            <text:p>15424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04" calcext:value-type="date">
            <text:p>4/12/2018</text:p>
          </table:table-cell>
          <table:table-cell office:value-type="float" office:value="154249" calcext:value-type="float">
            <text:p>15424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04" calcext:value-type="date">
            <text:p>4/12/2018</text:p>
          </table:table-cell>
          <table:table-cell office:value-type="float" office:value="154273" calcext:value-type="float">
            <text:p>15427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04" calcext:value-type="date">
            <text:p>4/12/2018</text:p>
          </table:table-cell>
          <table:table-cell office:value-type="float" office:value="154274" calcext:value-type="float">
            <text:p>15427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03" calcext:value-type="date">
            <text:p>3/12/2018</text:p>
          </table:table-cell>
          <table:table-cell office:value-type="float" office:value="154185" calcext:value-type="float">
            <text:p>15418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03" calcext:value-type="date">
            <text:p>3/12/2018</text:p>
          </table:table-cell>
          <table:table-cell office:value-type="float" office:value="154190" calcext:value-type="float">
            <text:p>15419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03" calcext:value-type="date">
            <text:p>3/12/2018</text:p>
          </table:table-cell>
          <table:table-cell office:value-type="float" office:value="154198" calcext:value-type="float">
            <text:p>15419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03" calcext:value-type="date">
            <text:p>3/12/2018</text:p>
          </table:table-cell>
          <table:table-cell office:value-type="float" office:value="154205" calcext:value-type="float">
            <text:p>15420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03" calcext:value-type="date">
            <text:p>3/12/2018</text:p>
          </table:table-cell>
          <table:table-cell office:value-type="float" office:value="154214" calcext:value-type="float">
            <text:p>154214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03" calcext:value-type="date">
            <text:p>3/12/2018</text:p>
          </table:table-cell>
          <table:table-cell office:value-type="float" office:value="154228" calcext:value-type="float">
            <text:p>15422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01" calcext:value-type="date">
            <text:p>1/12/2018</text:p>
          </table:table-cell>
          <table:table-cell office:value-type="float" office:value="154155" calcext:value-type="float">
            <text:p>15415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01" calcext:value-type="date">
            <text:p>1/12/2018</text:p>
          </table:table-cell>
          <table:table-cell office:value-type="float" office:value="154166" calcext:value-type="float">
            <text:p>154166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01" calcext:value-type="date">
            <text:p>1/12/2018</text:p>
          </table:table-cell>
          <table:table-cell office:value-type="float" office:value="154171" calcext:value-type="float">
            <text:p>15417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2-01" calcext:value-type="date">
            <text:p>1/12/2018</text:p>
          </table:table-cell>
          <table:table-cell office:value-type="float" office:value="154174" calcext:value-type="float">
            <text:p>154174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30" calcext:value-type="date">
            <text:p>30/11/2018</text:p>
          </table:table-cell>
          <table:table-cell office:value-type="float" office:value="154139" calcext:value-type="float">
            <text:p>15413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30" calcext:value-type="date">
            <text:p>30/11/2018</text:p>
          </table:table-cell>
          <table:table-cell office:value-type="float" office:value="154140" calcext:value-type="float">
            <text:p>15414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29" calcext:value-type="date">
            <text:p>29/11/2018</text:p>
          </table:table-cell>
          <table:table-cell office:value-type="float" office:value="154104" calcext:value-type="float">
            <text:p>154104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27" calcext:value-type="date">
            <text:p>27/11/2018</text:p>
          </table:table-cell>
          <table:table-cell office:value-type="float" office:value="154061" calcext:value-type="float">
            <text:p>15406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27" calcext:value-type="date">
            <text:p>27/11/2018</text:p>
          </table:table-cell>
          <table:table-cell office:value-type="float" office:value="154067" calcext:value-type="float">
            <text:p>15406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23" calcext:value-type="date">
            <text:p>23/11/2018</text:p>
          </table:table-cell>
          <table:table-cell office:value-type="float" office:value="153974" calcext:value-type="float">
            <text:p>15397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23" calcext:value-type="date">
            <text:p>23/11/2018</text:p>
          </table:table-cell>
          <table:table-cell office:value-type="float" office:value="153991" calcext:value-type="float">
            <text:p>15399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22" calcext:value-type="date">
            <text:p>22/11/2018</text:p>
          </table:table-cell>
          <table:table-cell office:value-type="float" office:value="153965" calcext:value-type="float">
            <text:p>15396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21" calcext:value-type="date">
            <text:p>21/11/2018</text:p>
          </table:table-cell>
          <table:table-cell office:value-type="float" office:value="153921" calcext:value-type="float">
            <text:p>15392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19" calcext:value-type="date">
            <text:p>19/11/2018</text:p>
          </table:table-cell>
          <table:table-cell office:value-type="float" office:value="153877" calcext:value-type="float">
            <text:p>15387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17" calcext:value-type="date">
            <text:p>17/11/2018</text:p>
          </table:table-cell>
          <table:table-cell office:value-type="float" office:value="153823" calcext:value-type="float">
            <text:p>15382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16" calcext:value-type="date">
            <text:p>16/11/2018</text:p>
          </table:table-cell>
          <table:table-cell office:value-type="float" office:value="153782" calcext:value-type="float">
            <text:p>15378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16" calcext:value-type="date">
            <text:p>16/11/2018</text:p>
          </table:table-cell>
          <table:table-cell office:value-type="float" office:value="153796" calcext:value-type="float">
            <text:p>153796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Gal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.100,00</text:p>
          </table:table-cell>
          <table:table-cell table:content-validation-name="val2" office:value-type="string" calcext:value-type="string">
            <text:p>Gastos Comunes</text:p>
          </table:table-cell>
          <table:table-cell office:value-type="float" office:value="10" calcext:value-type="float">
            <text:p>10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a <text:s text:c="2"/>Marìa <text:s/>Fernandez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16" calcext:value-type="date">
            <text:p>16/11/2018</text:p>
          </table:table-cell>
          <table:table-cell office:value-type="float" office:value="153798" calcext:value-type="float">
            <text:p>15379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15" calcext:value-type="date">
            <text:p>15/11/2018</text:p>
          </table:table-cell>
          <table:table-cell office:value-type="float" office:value="153765" calcext:value-type="float">
            <text:p>15376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Conveni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14" calcext:value-type="date">
            <text:p>14/11/2018</text:p>
          </table:table-cell>
          <table:table-cell office:value-type="float" office:value="153714" calcext:value-type="float">
            <text:p>15371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13" calcext:value-type="date">
            <text:p>13/11/2018</text:p>
          </table:table-cell>
          <table:table-cell office:value-type="float" office:value="153661" calcext:value-type="float">
            <text:p>15366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13" calcext:value-type="date">
            <text:p>13/11/2018</text:p>
          </table:table-cell>
          <table:table-cell office:value-type="float" office:value="153665" calcext:value-type="float">
            <text:p>15366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13" calcext:value-type="date">
            <text:p>13/11/2018</text:p>
          </table:table-cell>
          <table:table-cell office:value-type="float" office:value="153673" calcext:value-type="float">
            <text:p>15367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060" calcext:value-type="float">
            <text:p>1.060,00</text:p>
          </table:table-cell>
          <table:table-cell table:content-validation-name="val2" office:value-type="string" calcext:value-type="string">
            <text:p>Gastos Comunes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ugo <text:s/>Ulian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11-13" calcext:value-type="date">
            <text:p>13/11/2018</text:p>
          </table:table-cell>
          <table:table-cell office:value-type="float" office:value="153679" calcext:value-type="float">
            <text:p>15367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8-27" calcext:value-type="date">
            <text:p>27/08/2018</text:p>
          </table:table-cell>
          <table:table-cell office:value-type="float" office:value="150974" calcext:value-type="float">
            <text:p>15097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8-27" calcext:value-type="date">
            <text:p>27/08/2018</text:p>
          </table:table-cell>
          <table:table-cell office:value-type="float" office:value="150985" calcext:value-type="float">
            <text:p>15098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8-27" calcext:value-type="date">
            <text:p>27/08/2018</text:p>
          </table:table-cell>
          <table:table-cell office:value-type="float" office:value="151000" calcext:value-type="float">
            <text:p>1510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8-23" calcext:value-type="date">
            <text:p>23/08/2018</text:p>
          </table:table-cell>
          <table:table-cell office:value-type="float" office:value="150902" calcext:value-type="float">
            <text:p>15090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8-23" calcext:value-type="date">
            <text:p>23/08/2018</text:p>
          </table:table-cell>
          <table:table-cell office:value-type="float" office:value="150913" calcext:value-type="float">
            <text:p>15091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8-23" calcext:value-type="date">
            <text:p>23/08/2018</text:p>
          </table:table-cell>
          <table:table-cell office:value-type="float" office:value="150932" calcext:value-type="float">
            <text:p>15093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7-10" calcext:value-type="date">
            <text:p>10/07/2018</text:p>
          </table:table-cell>
          <table:table-cell office:value-type="float" office:value="149469" calcext:value-type="float">
            <text:p>14946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P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7-10" calcext:value-type="date">
            <text:p>10/07/2018</text:p>
          </table:table-cell>
          <table:table-cell office:value-type="float" office:value="149488" calcext:value-type="float">
            <text:p>14948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P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7-10" calcext:value-type="date">
            <text:p>10/07/2018</text:p>
          </table:table-cell>
          <table:table-cell office:value-type="float" office:value="149422" calcext:value-type="float">
            <text:p>149422</text:p>
          </table:table-cell>
          <table:table-cell table:number-columns-repeated="4" office:value-type="string" calcext:value-type="string">
            <text:p>ANULADO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L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7-10" calcext:value-type="date">
            <text:p>10/07/2018</text:p>
          </table:table-cell>
          <table:table-cell office:value-type="float" office:value="149445" calcext:value-type="float">
            <text:p>149445</text:p>
          </table:table-cell>
          <table:table-cell table:number-columns-repeated="4" office:value-type="string" calcext:value-type="string">
            <text:p>ANULADO</text:p>
          </table:table-cell>
          <table:table-cell table:content-validation-name="val2" office:value-type="string" calcext:value-type="string">
            <text:p>Anulado</text:p>
          </table:table-cell>
          <table:table-cell table:style-name="ce80" office:value-type="string" calcext:value-type="string">
            <text:p>ANULADO</text:p>
          </table:table-cell>
          <table:table-cell table:number-columns-repeated="2" office:value-type="string" calcext:value-type="string">
            <text:p>ANULADO</text:p>
          </table:table-cell>
          <table:table-cell office:value-type="string" calcext:value-type="string">
            <text:p>EL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7" office:value-type="date" office:date-value="2018-06-29" calcext:value-type="date">
            <text:p>29/06/2018</text:p>
          </table:table-cell>
          <table:table-cell table:style-name="ce33" office:value-type="float" office:value="148978" calcext:value-type="float">
            <text:p>148978</text:p>
          </table:table-cell>
          <table:table-cell table:number-columns-repeated="3" table:style-name="ce33" office:value-type="string" calcext:value-type="string">
            <text:p>-</text:p>
          </table:table-cell>
          <table:table-cell table:style-name="ce56" office:value-type="float" office:value="0" calcext:value-type="float">
            <text:p>0,00</text:p>
          </table:table-cell>
          <table:table-cell table:style-name="ce33" table:content-validation-name="val2" office:value-type="string" calcext:value-type="string">
            <text:p>Anulado</text:p>
          </table:table-cell>
          <table:table-cell table:number-columns-repeated="3" table:style-name="ce33" office:value-type="string" calcext:value-type="string">
            <text:p>-</text:p>
          </table:table-cell>
          <table:table-cell table:style-name="ce33" office:value-type="string" calcext:value-type="string">
            <text:p>RB</text:p>
          </table:table-cell>
          <table:table-cell table:style-name="ce33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7" office:value-type="date" office:date-value="2018-06-29" calcext:value-type="date">
            <text:p>29/06/2018</text:p>
          </table:table-cell>
          <table:table-cell table:style-name="ce33" office:value-type="float" office:value="148982" calcext:value-type="float">
            <text:p>148982</text:p>
          </table:table-cell>
          <table:table-cell table:number-columns-repeated="3" table:style-name="ce33" office:value-type="string" calcext:value-type="string">
            <text:p>-</text:p>
          </table:table-cell>
          <table:table-cell table:style-name="ce56" office:value-type="float" office:value="0" calcext:value-type="float">
            <text:p>0,00</text:p>
          </table:table-cell>
          <table:table-cell table:style-name="ce33" table:content-validation-name="val2" office:value-type="string" calcext:value-type="string">
            <text:p>Anulado</text:p>
          </table:table-cell>
          <table:table-cell table:number-columns-repeated="3" table:style-name="ce33" office:value-type="string" calcext:value-type="string">
            <text:p>-</text:p>
          </table:table-cell>
          <table:table-cell table:style-name="ce33" office:value-type="string" calcext:value-type="string">
            <text:p>RB</text:p>
          </table:table-cell>
          <table:table-cell table:style-name="ce33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7" office:value-type="date" office:date-value="2018-06-28" calcext:value-type="date">
            <text:p>28/06/2018</text:p>
          </table:table-cell>
          <table:table-cell table:style-name="ce33" office:value-type="float" office:value="148934" calcext:value-type="float">
            <text:p>148934</text:p>
          </table:table-cell>
          <table:table-cell table:number-columns-repeated="3" table:style-name="ce33" office:value-type="string" calcext:value-type="string">
            <text:p>-</text:p>
          </table:table-cell>
          <table:table-cell table:style-name="ce56" office:value-type="float" office:value="0" calcext:value-type="float">
            <text:p>0,00</text:p>
          </table:table-cell>
          <table:table-cell table:style-name="ce33" table:content-validation-name="val2" office:value-type="string" calcext:value-type="string">
            <text:p>Anulado</text:p>
          </table:table-cell>
          <table:table-cell table:number-columns-repeated="3" table:style-name="ce33" office:value-type="string" calcext:value-type="string">
            <text:p>-</text:p>
          </table:table-cell>
          <table:table-cell table:style-name="ce33" office:value-type="string" calcext:value-type="string">
            <text:p>RB</text:p>
          </table:table-cell>
          <table:table-cell table:style-name="ce33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7" office:value-type="date" office:date-value="2018-06-28" calcext:value-type="date">
            <text:p>28/06/2018</text:p>
          </table:table-cell>
          <table:table-cell table:style-name="ce33" office:value-type="float" office:value="148944" calcext:value-type="float">
            <text:p>148944</text:p>
          </table:table-cell>
          <table:table-cell table:number-columns-repeated="3" table:style-name="ce33" office:value-type="string" calcext:value-type="string">
            <text:p>-</text:p>
          </table:table-cell>
          <table:table-cell table:style-name="ce56" office:value-type="float" office:value="0" calcext:value-type="float">
            <text:p>0,00</text:p>
          </table:table-cell>
          <table:table-cell table:style-name="ce33" table:content-validation-name="val2" office:value-type="string" calcext:value-type="string">
            <text:p>Anulado</text:p>
          </table:table-cell>
          <table:table-cell table:number-columns-repeated="3" table:style-name="ce33" office:value-type="string" calcext:value-type="string">
            <text:p>-</text:p>
          </table:table-cell>
          <table:table-cell table:style-name="ce33" office:value-type="string" calcext:value-type="string">
            <text:p>RB</text:p>
          </table:table-cell>
          <table:table-cell table:style-name="ce33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8-06-27" calcext:value-type="date">
            <text:p>27/06/2018</text:p>
          </table:table-cell>
          <table:table-cell office:value-type="float" office:value="148893" calcext:value-type="float">
            <text:p>14889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AI/604 $5720 Abr y 05/18 <text:s/>+ $ 2800 Conv - Saldo 101140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6-27" calcext:value-type="date">
            <text:p>27/06/2018</text:p>
          </table:table-cell>
          <table:table-cell office:value-type="float" office:value="148900" calcext:value-type="float">
            <text:p>1489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7" office:value-type="date" office:date-value="2018-06-27" calcext:value-type="date">
            <text:p>27/06/2018</text:p>
          </table:table-cell>
          <table:table-cell table:style-name="ce33" office:value-type="float" office:value="148906" calcext:value-type="float">
            <text:p>148906</text:p>
          </table:table-cell>
          <table:table-cell table:number-columns-repeated="3" table:style-name="ce33" office:value-type="string" calcext:value-type="string">
            <text:p>-</text:p>
          </table:table-cell>
          <table:table-cell table:style-name="ce56" office:value-type="float" office:value="0" calcext:value-type="float">
            <text:p>0,00</text:p>
          </table:table-cell>
          <table:table-cell table:style-name="ce33" table:content-validation-name="val2" office:value-type="string" calcext:value-type="string">
            <text:p>Anulado</text:p>
          </table:table-cell>
          <table:table-cell table:number-columns-repeated="3" table:style-name="ce33" office:value-type="string" calcext:value-type="string">
            <text:p>-</text:p>
          </table:table-cell>
          <table:table-cell table:style-name="ce33" office:value-type="string" calcext:value-type="string">
            <text:p>RB</text:p>
          </table:table-cell>
          <table:table-cell table:style-name="ce33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6-26" calcext:value-type="date">
            <text:p>26/06/2018</text:p>
          </table:table-cell>
          <table:table-cell office:value-type="float" office:value="148866" calcext:value-type="float">
            <text:p>14886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6-25" calcext:value-type="date">
            <text:p>25/06/2018</text:p>
          </table:table-cell>
          <table:table-cell office:value-type="float" office:value="148847" calcext:value-type="float">
            <text:p>14884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8-06-25" calcext:value-type="date">
            <text:p>25/06/2018</text:p>
          </table:table-cell>
          <table:table-cell office:value-type="float" office:value="148855" calcext:value-type="float">
            <text:p>14885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100" calcext:value-type="float">
            <text:p>1.100,00</text:p>
          </table:table-cell>
          <table:table-cell table:content-validation-name="val2" office:value-type="string" calcext:value-type="string">
            <text:p>Gastos Comunes</text:p>
          </table:table-cell>
          <table:table-cell office:value-type="float" office:value="1" calcext:value-type="float">
            <text:p>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6-25" calcext:value-type="date">
            <text:p>25/06/2018</text:p>
          </table:table-cell>
          <table:table-cell office:value-type="float" office:value="148855" calcext:value-type="float">
            <text:p>14885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100" calcext:value-type="float">
            <text:p>1.100,00</text:p>
          </table:table-cell>
          <table:table-cell table:content-validation-name="val2" office:value-type="string" calcext:value-type="string">
            <text:p>Gastos Comunes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6-25" calcext:value-type="date">
            <text:p>25/06/2018</text:p>
          </table:table-cell>
          <table:table-cell office:value-type="float" office:value="148855" calcext:value-type="float">
            <text:p>14885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100" calcext:value-type="float">
            <text:p>1.100,00</text:p>
          </table:table-cell>
          <table:table-cell table:content-validation-name="val2" office:value-type="string" calcext:value-type="string">
            <text:p>Gastos Comunes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8-06-25" calcext:value-type="date">
            <text:p>25/06/2018</text:p>
          </table:table-cell>
          <table:table-cell office:value-type="float" office:value="148855" calcext:value-type="float">
            <text:p>14885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100" calcext:value-type="float">
            <text:p>1.100,00</text:p>
          </table:table-cell>
          <table:table-cell table:content-validation-name="val2" office:value-type="string" calcext:value-type="string">
            <text:p>Gastos Comunes</text:p>
          </table:table-cell>
          <table:table-cell office:value-type="float" office:value="4" calcext:value-type="float">
            <text:p>4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6-25" calcext:value-type="date">
            <text:p>25/06/2018</text:p>
          </table:table-cell>
          <table:table-cell office:value-type="float" office:value="148855" calcext:value-type="float">
            <text:p>14885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100" calcext:value-type="float">
            <text:p>1.100,00</text:p>
          </table:table-cell>
          <table:table-cell table:content-validation-name="val2" office:value-type="string" calcext:value-type="string">
            <text:p>Gastos Comunes</text:p>
          </table:table-cell>
          <table:table-cell office:value-type="float" office:value="5" calcext:value-type="float">
            <text:p>5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6-25" calcext:value-type="date">
            <text:p>25/06/2018</text:p>
          </table:table-cell>
          <table:table-cell office:value-type="float" office:value="148855" calcext:value-type="float">
            <text:p>14885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float" office:value="1100" calcext:value-type="float">
            <text:p>1.100,00</text:p>
          </table:table-cell>
          <table:table-cell table:content-validation-name="val2" office:value-type="string" calcext:value-type="string">
            <text:p>Gastos Comunes</text:p>
          </table:table-cell>
          <table:table-cell office:value-type="float" office:value="6" calcext:value-type="float">
            <text:p>6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6-23" calcext:value-type="date">
            <text:p>23/06/2018</text:p>
          </table:table-cell>
          <table:table-cell office:value-type="float" office:value="148825" calcext:value-type="float">
            <text:p>14882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6-23" calcext:value-type="date">
            <text:p>23/06/2018</text:p>
          </table:table-cell>
          <table:table-cell office:value-type="float" office:value="148833" calcext:value-type="float">
            <text:p>14883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6-23" calcext:value-type="date">
            <text:p>23/06/2018</text:p>
          </table:table-cell>
          <table:table-cell office:value-type="float" office:value="148834" calcext:value-type="float">
            <text:p>14883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6-11" calcext:value-type="date">
            <text:p>11/06/2018</text:p>
          </table:table-cell>
          <table:table-cell office:value-type="float" office:value="148392" calcext:value-type="float">
            <text:p>148392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22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31" calcext:value-type="date">
            <text:p>31/05/2018</text:p>
          </table:table-cell>
          <table:table-cell office:value-type="float" office:value="147970" calcext:value-type="float">
            <text:p>147970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22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31" calcext:value-type="date">
            <text:p>31/05/2018</text:p>
          </table:table-cell>
          <table:table-cell office:value-type="float" office:value="147986" calcext:value-type="float">
            <text:p>147986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22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31" calcext:value-type="date">
            <text:p>31/05/2018</text:p>
          </table:table-cell>
          <table:table-cell office:value-type="float" office:value="147999" calcext:value-type="float">
            <text:p>147999</text:p>
          </table:table-cell>
          <table:table-cell office:value-type="string" calcext:value-type="string">
            <text:p>Locales</text:p>
          </table:table-cell>
          <table:table-cell office:value-type="string" calcext:value-type="string">
            <text:p>104 al 107</text:p>
          </table:table-cell>
          <table:table-cell office:value-type="string" calcext:value-type="string">
            <text:p>-</text:p>
          </table:table-cell>
          <table:table-cell office:value-type="float" office:value="4400" calcext:value-type="float">
            <text:p>4.400,00</text:p>
          </table:table-cell>
          <table:table-cell table:content-validation-name="val2" office:value-type="string" calcext:value-type="string">
            <text:p>Gastos Comunes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Estela Haskower</text:p>
          </table:table-cell>
          <table:table-cell office:value-type="string" calcext:value-type="string">
            <text:p>CG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31" calcext:value-type="date">
            <text:p>31/05/2018</text:p>
          </table:table-cell>
          <table:table-cell office:value-type="float" office:value="147999" calcext:value-type="float">
            <text:p>147999</text:p>
          </table:table-cell>
          <table:table-cell office:value-type="string" calcext:value-type="string">
            <text:p>Locales</text:p>
          </table:table-cell>
          <table:table-cell office:value-type="string" calcext:value-type="string">
            <text:p>104al107</text:p>
          </table:table-cell>
          <table:table-cell office:value-type="string" calcext:value-type="string">
            <text:p>-</text:p>
          </table:table-cell>
          <table:table-cell office:value-type="float" office:value="3165" calcext:value-type="float">
            <text:p>3.165,00</text:p>
          </table:table-cell>
          <table:table-cell table:content-validation-name="val2" office:value-type="string" calcext:value-type="string">
            <text:p>Convenio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stela Haskower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Restan. 217980.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30" calcext:value-type="date">
            <text:p>30/05/2018</text:p>
          </table:table-cell>
          <table:table-cell office:value-type="float" office:value="147943" calcext:value-type="float">
            <text:p>147943</text:p>
          </table:table-cell>
          <table:table-cell table:number-columns-repeated="4" office:value-type="string" calcext:value-type="string">
            <text:p>-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22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10" calcext:value-type="date">
            <text:p>10/05/2018</text:p>
          </table:table-cell>
          <table:table-cell office:value-type="float" office:value="147404" calcext:value-type="float">
            <text:p>14740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P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10" calcext:value-type="date">
            <text:p>10/05/2018</text:p>
          </table:table-cell>
          <table:table-cell office:value-type="float" office:value="147405" calcext:value-type="float">
            <text:p>14740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P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5-09" calcext:value-type="date">
            <text:p>9/05/2018</text:p>
          </table:table-cell>
          <table:table-cell office:value-type="float" office:value="147370" calcext:value-type="float">
            <text:p>147370</text:p>
          </table:table-cell>
          <table:table-cell table:number-columns-repeated="3" table:style-name="ce38" office:value-type="string" calcext:value-type="string">
            <text:p>-</text:p>
          </table:table-cell>
          <table:table-cell table:style-name="ce57"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L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12" calcext:value-type="date">
            <text:p>12/04/2018</text:p>
          </table:table-cell>
          <table:table-cell office:value-type="float" office:value="146445" calcext:value-type="float">
            <text:p>14644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11" calcext:value-type="date">
            <text:p>11/04/2018</text:p>
          </table:table-cell>
          <table:table-cell office:value-type="float" office:value="146390" calcext:value-type="float">
            <text:p>14639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11" calcext:value-type="date">
            <text:p>11/04/2018</text:p>
          </table:table-cell>
          <table:table-cell office:value-type="float" office:value="146401" calcext:value-type="float">
            <text:p>14640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11" calcext:value-type="date">
            <text:p>11/04/2018</text:p>
          </table:table-cell>
          <table:table-cell office:value-type="float" office:value="146407" calcext:value-type="float">
            <text:p>14640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table:content-validation-name="val2"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B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8" office:value-type="date" office:date-value="2018-02-07" calcext:value-type="date">
            <text:p>7/02/2018</text:p>
          </table:table-cell>
          <table:table-cell table:style-name="ce29" office:value-type="float" office:value="144120" calcext:value-type="float">
            <text:p>144120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59" office:value-type="string" calcext:value-type="string">
            <text:p>-</text:p>
          </table:table-cell>
          <table:table-cell table:style-name="ce29" table:content-validation-name="val2" office:value-type="string" calcext:value-type="string">
            <text:p>Anulado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RG</text:p>
          </table:table-cell>
          <table:table-cell table:style-name="ce45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8" office:value-type="date" office:date-value="2018-02-07" calcext:value-type="date">
            <text:p>7/02/2018</text:p>
          </table:table-cell>
          <table:table-cell table:style-name="ce29" office:value-type="float" office:value="144122" calcext:value-type="float">
            <text:p>144122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59" office:value-type="string" calcext:value-type="string">
            <text:p>-</text:p>
          </table:table-cell>
          <table:table-cell table:style-name="ce29" table:content-validation-name="val2" office:value-type="string" calcext:value-type="string">
            <text:p>Anulado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RG</text:p>
          </table:table-cell>
          <table:table-cell table:style-name="ce45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8" office:value-type="date" office:date-value="2018-02-07" calcext:value-type="date">
            <text:p>7/02/2018</text:p>
          </table:table-cell>
          <table:table-cell table:style-name="ce29" office:value-type="float" office:value="144126" calcext:value-type="float">
            <text:p>144126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59" office:value-type="string" calcext:value-type="string">
            <text:p>-</text:p>
          </table:table-cell>
          <table:table-cell table:style-name="ce29" table:content-validation-name="val2" office:value-type="string" calcext:value-type="string">
            <text:p>Anulado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RG</text:p>
          </table:table-cell>
          <table:table-cell table:style-name="ce45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8" office:value-type="date" office:date-value="2018-02-07" calcext:value-type="date">
            <text:p>7/02/2018</text:p>
          </table:table-cell>
          <table:table-cell table:style-name="ce29" office:value-type="float" office:value="144135" calcext:value-type="float">
            <text:p>144135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59" office:value-type="string" calcext:value-type="string">
            <text:p>-</text:p>
          </table:table-cell>
          <table:table-cell table:style-name="ce29" table:content-validation-name="val2" office:value-type="string" calcext:value-type="string">
            <text:p>Anulado</text:p>
          </table:table-cell>
          <table:table-cell table:style-name="ce45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29" office:value-type="string" calcext:value-type="string">
            <text:p>RG</text:p>
          </table:table-cell>
          <table:table-cell table:style-name="ce45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8" office:value-type="date" office:date-value="2018-02-06" calcext:value-type="date">
            <text:p>6/02/2018</text:p>
          </table:table-cell>
          <table:table-cell table:style-name="ce29" office:value-type="float" office:value="144107" calcext:value-type="float">
            <text:p>144107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59" office:value-type="string" calcext:value-type="string">
            <text:p>-</text:p>
          </table:table-cell>
          <table:table-cell table:style-name="ce29" table:content-validation-name="val2" office:value-type="string" calcext:value-type="string">
            <text:p>Anulado</text:p>
          </table:table-cell>
          <table:table-cell table:style-name="ce45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45" office:value-type="string" calcext:value-type="string">
            <text:p>-</text:p>
          </table:table-cell>
          <table:table-cell table:style-name="ce29" office:value-type="string" calcext:value-type="string">
            <text:p>RG</text:p>
          </table:table-cell>
          <table:table-cell table:style-name="ce45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8" office:value-type="date" office:date-value="2018-02-05" calcext:value-type="date">
            <text:p>5/02/2018</text:p>
          </table:table-cell>
          <table:table-cell table:style-name="ce29" office:value-type="float" office:value="144004" calcext:value-type="float">
            <text:p>144004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59" office:value-type="string" calcext:value-type="string">
            <text:p>-</text:p>
          </table:table-cell>
          <table:table-cell table:style-name="ce29" table:content-validation-name="val2" office:value-type="string" calcext:value-type="string">
            <text:p>Anulado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RG</text:p>
          </table:table-cell>
          <table:table-cell table:style-name="ce45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8" office:value-type="date" office:date-value="2018-02-05" calcext:value-type="date">
            <text:p>5/02/2018</text:p>
          </table:table-cell>
          <table:table-cell table:style-name="ce29" office:value-type="float" office:value="144012" calcext:value-type="float">
            <text:p>144012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59" office:value-type="string" calcext:value-type="string">
            <text:p>-</text:p>
          </table:table-cell>
          <table:table-cell table:style-name="ce29" table:content-validation-name="val2" office:value-type="string" calcext:value-type="string">
            <text:p>Anulado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RG</text:p>
          </table:table-cell>
          <table:table-cell table:style-name="ce45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8" office:value-type="date" office:date-value="2018-02-05" calcext:value-type="date">
            <text:p>5/02/2018</text:p>
          </table:table-cell>
          <table:table-cell table:style-name="ce29" office:value-type="float" office:value="144013" calcext:value-type="float">
            <text:p>144013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59" office:value-type="string" calcext:value-type="string">
            <text:p>-</text:p>
          </table:table-cell>
          <table:table-cell table:style-name="ce29" table:content-validation-name="val2" office:value-type="string" calcext:value-type="string">
            <text:p>Anulado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RG</text:p>
          </table:table-cell>
          <table:table-cell table:style-name="ce45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8" office:value-type="date" office:date-value="2018-02-05" calcext:value-type="date">
            <text:p>5/02/2018</text:p>
          </table:table-cell>
          <table:table-cell table:style-name="ce29" office:value-type="float" office:value="144022" calcext:value-type="float">
            <text:p>144022</text:p>
          </table:table-cell>
          <table:table-cell table:number-columns-repeated="3" table:style-name="ce29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9" table:content-validation-name="val2" office:value-type="string" calcext:value-type="string">
            <text:p>Anulado</text:p>
          </table:table-cell>
          <table:table-cell table:number-columns-repeated="3" table:style-name="ce29" office:value-type="string" calcext:value-type="string">
            <text:p>-</text:p>
          </table:table-cell>
          <table:table-cell table:style-name="ce29" office:value-type="string" calcext:value-type="string">
            <text:p>RG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8" office:value-type="date" office:date-value="2018-02-05" calcext:value-type="date">
            <text:p>5/02/2018</text:p>
          </table:table-cell>
          <table:table-cell table:style-name="ce29" office:value-type="float" office:value="144023" calcext:value-type="float">
            <text:p>144023</text:p>
          </table:table-cell>
          <table:table-cell table:number-columns-repeated="3" table:style-name="ce29" office:value-type="string" calcext:value-type="string">
            <text:p>-</text:p>
          </table:table-cell>
          <table:table-cell table:style-name="ce58" office:value-type="string" calcext:value-type="string">
            <text:p>-</text:p>
          </table:table-cell>
          <table:table-cell table:style-name="ce29" table:content-validation-name="val2" office:value-type="string" calcext:value-type="string">
            <text:p>Anulado</text:p>
          </table:table-cell>
          <table:table-cell table:number-columns-repeated="3" table:style-name="ce29" office:value-type="string" calcext:value-type="string">
            <text:p>-</text:p>
          </table:table-cell>
          <table:table-cell table:style-name="ce29" office:value-type="string" calcext:value-type="string">
            <text:p>RG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8" office:value-type="date" office:date-value="2018-02-05" calcext:value-type="date">
            <text:p>5/02/2018</text:p>
          </table:table-cell>
          <table:table-cell table:style-name="ce29" office:value-type="float" office:value="144028" calcext:value-type="float">
            <text:p>144028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60" office:value-type="string" calcext:value-type="string">
            <text:p>-</text:p>
          </table:table-cell>
          <table:table-cell table:style-name="ce29" table:content-validation-name="val2" office:value-type="string" calcext:value-type="string">
            <text:p>Anulado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RG</text:p>
          </table:table-cell>
          <table:table-cell table:style-name="ce45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8" office:value-type="date" office:date-value="2018-02-05" calcext:value-type="date">
            <text:p>5/02/2018</text:p>
          </table:table-cell>
          <table:table-cell table:style-name="ce29" office:value-type="float" office:value="144039" calcext:value-type="float">
            <text:p>144039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59" office:value-type="string" calcext:value-type="string">
            <text:p>-</text:p>
          </table:table-cell>
          <table:table-cell table:style-name="ce29" table:content-validation-name="val2" office:value-type="string" calcext:value-type="string">
            <text:p>Anulado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RG</text:p>
          </table:table-cell>
          <table:table-cell table:style-name="ce45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8" office:value-type="date" office:date-value="2018-02-05" calcext:value-type="date">
            <text:p>5/02/2018</text:p>
          </table:table-cell>
          <table:table-cell table:style-name="ce29" office:value-type="float" office:value="144042" calcext:value-type="float">
            <text:p>144042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59" office:value-type="string" calcext:value-type="string">
            <text:p>-</text:p>
          </table:table-cell>
          <table:table-cell table:style-name="ce29" table:content-validation-name="val2" office:value-type="string" calcext:value-type="string">
            <text:p>Anulado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RG</text:p>
          </table:table-cell>
          <table:table-cell table:style-name="ce45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8" office:value-type="date" office:date-value="2018-02-03" calcext:value-type="date">
            <text:p>3/02/2018</text:p>
          </table:table-cell>
          <table:table-cell table:style-name="ce29" office:value-type="float" office:value="143983" calcext:value-type="float">
            <text:p>143983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59" office:value-type="string" calcext:value-type="string">
            <text:p>-</text:p>
          </table:table-cell>
          <table:table-cell table:style-name="ce29" table:content-validation-name="val2" office:value-type="string" calcext:value-type="string">
            <text:p>Anulado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RG</text:p>
          </table:table-cell>
          <table:table-cell table:style-name="ce45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8" office:value-type="date" office:date-value="2018-02-03" calcext:value-type="date">
            <text:p>3/02/2018</text:p>
          </table:table-cell>
          <table:table-cell table:style-name="ce29" office:value-type="float" office:value="143989" calcext:value-type="float">
            <text:p>143989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59" office:value-type="string" calcext:value-type="string">
            <text:p>-</text:p>
          </table:table-cell>
          <table:table-cell table:style-name="ce29" table:content-validation-name="val2" office:value-type="string" calcext:value-type="string">
            <text:p>Anulado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RG</text:p>
          </table:table-cell>
          <table:table-cell table:style-name="ce45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8" office:value-type="date" office:date-value="2018-02-02" calcext:value-type="date">
            <text:p>2/02/2018</text:p>
          </table:table-cell>
          <table:table-cell table:style-name="ce29" office:value-type="float" office:value="143959" calcext:value-type="float">
            <text:p>143959</text:p>
          </table:table-cell>
          <table:table-cell table:number-columns-repeated="2" table:style-name="ce29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59" office:value-type="string" calcext:value-type="string">
            <text:p>-</text:p>
          </table:table-cell>
          <table:table-cell table:style-name="ce29" table:content-validation-name="val2" office:value-type="string" calcext:value-type="string">
            <text:p>Anulado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9" office:value-type="string" calcext:value-type="string">
            <text:p>-</text:p>
          </table:table-cell>
          <table:table-cell table:style-name="ce29" office:value-type="string" calcext:value-type="string">
            <text:p>RG</text:p>
          </table:table-cell>
          <table:table-cell table:style-name="ce45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18" office:value-type="date" office:date-value="2016-07-16" calcext:value-type="date">
            <text:p>16/07/2016</text:p>
          </table:table-cell>
          <table:table-cell office:value-type="string" calcext:value-type="string">
            <text:p>-</text:p>
          </table:table-cell>
          <table:table-cell table:style-name="ce39" office:value-type="string" calcext:value-type="string">
            <text:p>LOC</text:p>
          </table:table-cell>
          <table:table-cell office:value-type="string" calcext:value-type="string">
            <text:p>-</text:p>
          </table:table-cell>
          <table:table-cell table:style-name="ce39" office:value-type="float" office:value="7" calcext:value-type="float">
            <text:p>7</text:p>
          </table:table-cell>
          <table:table-cell table:style-name="ce61" office:value-type="currency" office:currency="UYU" office:value="1" calcext:value-type="currency">
            <text:p>$1,000</text:p>
          </table:table-cell>
          <table:table-cell table:content-validation-name="val2" office:value-type="string" calcext:value-type="string">
            <text:p>Gastos Comunes</text:p>
          </table:table-cell>
          <table:table-cell table:style-name="ce97" office:value-type="date" office:date-value="2016-06-01" calcext:value-type="date">
            <text:p>01/06/2016</text:p>
          </table:table-cell>
          <table:table-cell office:value-type="string" calcext:value-type="string">
            <text:p>-</text:p>
          </table:table-cell>
          <table:table-cell table:style-name="ce39" office:value-type="string" calcext:value-type="string">
            <text:p>ANA MARIA FERNANDEZ</text:p>
          </table:table-cell>
          <table:table-cell office:value-type="string" calcext:value-type="string">
            <text:p>RG</text:p>
          </table:table-cell>
          <table:table-cell table:style-name="ce45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8" office:value-type="date" office:date-value="2016-06-29" calcext:value-type="date">
            <text:p>29/06/2016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LOC</text:p>
          </table:table-cell>
          <table:table-cell office:value-type="string" calcext:value-type="string">
            <text:p>-</text:p>
          </table:table-cell>
          <table:table-cell table:style-name="ce29" office:value-type="float" office:value="6" calcext:value-type="float">
            <text:p>6</text:p>
          </table:table-cell>
          <table:table-cell table:style-name="ce63" office:value-type="currency" office:currency="UYU" office:value="1" calcext:value-type="currency">
            <text:p>$1,000</text:p>
          </table:table-cell>
          <table:table-cell table:content-validation-name="val2" office:value-type="string" calcext:value-type="string">
            <text:p>Gastos Comunes</text:p>
          </table:table-cell>
          <table:table-cell table:style-name="ce19" office:value-type="date" office:date-value="2016-01-01" calcext:value-type="date">
            <text:p>01/01/2016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VICTOR GARCIA</text:p>
          </table:table-cell>
          <table:table-cell office:value-type="string" calcext:value-type="string">
            <text:p>RG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8" office:value-type="date" office:date-value="2016-06-29" calcext:value-type="date">
            <text:p>29/06/2016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LOC</text:p>
          </table:table-cell>
          <table:table-cell office:value-type="string" calcext:value-type="string">
            <text:p>-</text:p>
          </table:table-cell>
          <table:table-cell table:style-name="ce29" office:value-type="float" office:value="6" calcext:value-type="float">
            <text:p>6</text:p>
          </table:table-cell>
          <table:table-cell table:style-name="ce63" office:value-type="currency" office:currency="UYU" office:value="1" calcext:value-type="currency">
            <text:p>$1,000</text:p>
          </table:table-cell>
          <table:table-cell table:content-validation-name="val2" office:value-type="string" calcext:value-type="string">
            <text:p>Gastos Comunes</text:p>
          </table:table-cell>
          <table:table-cell table:number-columns-repeated="2" office:value-type="string" calcext:value-type="string">
            <text:p>-</text:p>
          </table:table-cell>
          <table:table-cell table:style-name="ce29" office:value-type="string" calcext:value-type="string">
            <text:p>VICTOR GARCIA</text:p>
          </table:table-cell>
          <table:table-cell office:value-type="string" calcext:value-type="string">
            <text:p>RG</text:p>
          </table:table-cell>
          <table:table-cell table:style-name="ce29" office:value-type="float" office:value="12" calcext:value-type="float">
            <text:p>12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8" office:value-type="date" office:date-value="2016-04-15" calcext:value-type="date">
            <text:p>15/04/2016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LOC</text:p>
          </table:table-cell>
          <table:table-cell office:value-type="string" calcext:value-type="string">
            <text:p>-</text:p>
          </table:table-cell>
          <table:table-cell table:style-name="ce29" office:value-type="float" office:value="9" calcext:value-type="float">
            <text:p>9</text:p>
          </table:table-cell>
          <table:table-cell table:style-name="ce63" office:value-type="currency" office:currency="UYU" office:value="1" calcext:value-type="currency">
            <text:p>$1,000</text:p>
          </table:table-cell>
          <table:table-cell table:content-validation-name="val2" office:value-type="string" calcext:value-type="string">
            <text:p>Gastos Comunes</text:p>
          </table:table-cell>
          <table:table-cell table:style-name="ce19" office:value-type="date" office:date-value="2015-10-01" calcext:value-type="date">
            <text:p>01/10/2015</text:p>
          </table:table-cell>
          <table:table-cell office:value-type="string" calcext:value-type="string">
            <text:p>-</text:p>
          </table:table-cell>
          <table:table-cell table:style-name="ce29" office:value-type="string" calcext:value-type="string">
            <text:p>GALERIA COMERCIAL</text:p>
          </table:table-cell>
          <table:table-cell office:value-type="string" calcext:value-type="string">
            <text:p>RG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4-02" calcext:value-type="date">
            <text:p>02/04/2019</text:p>
          </table:table-cell>
          <table:table-cell office:value-type="float" office:value="158412" calcext:value-type="float">
            <text:p>15841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22" calcext:value-type="date">
            <text:p>22/02/2019</text:p>
          </table:table-cell>
          <table:table-cell office:value-type="float" office:value="157075" calcext:value-type="float">
            <text:p>15707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22" calcext:value-type="date">
            <text:p>22/02/2019</text:p>
          </table:table-cell>
          <table:table-cell office:value-type="float" office:value="157103" calcext:value-type="float">
            <text:p>15710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22" calcext:value-type="date">
            <text:p>22/04/2019</text:p>
          </table:table-cell>
          <table:table-cell table:style-name="ce26" office:value-type="float" office:value="159110" calcext:value-type="float">
            <text:p>1591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RR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21" calcext:value-type="date">
            <text:p>21/02/2019</text:p>
          </table:table-cell>
          <table:table-cell office:value-type="float" office:value="157050" calcext:value-type="float">
            <text:p>15705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21" calcext:value-type="date">
            <text:p>21/02/2019</text:p>
          </table:table-cell>
          <table:table-cell office:value-type="float" office:value="157057" calcext:value-type="float">
            <text:p>15705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21" calcext:value-type="date">
            <text:p>21/02/2019</text:p>
          </table:table-cell>
          <table:table-cell office:value-type="float" office:value="157066" calcext:value-type="float">
            <text:p>15706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onvenio</text:p>
          </table:table-cell>
          <table:table-cell table:style-name="ce80"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style-name="ce72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9" calcext:value-type="date">
            <text:p>19/02/2019</text:p>
          </table:table-cell>
          <table:table-cell office:value-type="float" office:value="157005" calcext:value-type="float">
            <text:p>15700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9" calcext:value-type="date">
            <text:p>19/02/2019</text:p>
          </table:table-cell>
          <table:table-cell office:value-type="float" office:value="157014" calcext:value-type="float">
            <text:p>15701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25" calcext:value-type="date">
            <text:p>25/02/2019</text:p>
          </table:table-cell>
          <table:table-cell office:value-type="float" office:value="157152" calcext:value-type="float">
            <text:p>15715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8" calcext:value-type="date">
            <text:p>18/02/2019</text:p>
          </table:table-cell>
          <table:table-cell office:value-type="float" office:value="156970" calcext:value-type="float">
            <text:p>15697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25" calcext:value-type="date">
            <text:p>25/02/2019</text:p>
          </table:table-cell>
          <table:table-cell office:value-type="float" office:value="157159" calcext:value-type="float">
            <text:p>15715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onveni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8" calcext:value-type="date">
            <text:p>18/02/2019</text:p>
          </table:table-cell>
          <table:table-cell office:value-type="float" office:value="156979" calcext:value-type="float">
            <text:p>15697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18" calcext:value-type="date">
            <text:p>18/03/2019</text:p>
          </table:table-cell>
          <table:table-cell office:value-type="float" office:value="157926" calcext:value-type="float">
            <text:p>15792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8" calcext:value-type="date">
            <text:p>18/02/2019</text:p>
          </table:table-cell>
          <table:table-cell office:value-type="float" office:value="156984" calcext:value-type="float">
            <text:p>15698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8" calcext:value-type="date">
            <text:p>18/02/2019</text:p>
          </table:table-cell>
          <table:table-cell office:value-type="float" office:value="156992" calcext:value-type="float">
            <text:p>15699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6" calcext:value-type="date">
            <text:p>16/02/2019</text:p>
          </table:table-cell>
          <table:table-cell office:value-type="float" office:value="156924" calcext:value-type="float">
            <text:p>15692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6" calcext:value-type="date">
            <text:p>16/02/2019</text:p>
          </table:table-cell>
          <table:table-cell office:value-type="float" office:value="156925" calcext:value-type="float">
            <text:p>15692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6" calcext:value-type="date">
            <text:p>16/02/2019</text:p>
          </table:table-cell>
          <table:table-cell office:value-type="float" office:value="156928" calcext:value-type="float">
            <text:p>15692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25" calcext:value-type="date">
            <text:p>25/02/2019</text:p>
          </table:table-cell>
          <table:table-cell office:value-type="float" office:value="157163" calcext:value-type="float">
            <text:p>15716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25" calcext:value-type="date">
            <text:p>25/02/2019</text:p>
          </table:table-cell>
          <table:table-cell office:value-type="float" office:value="157166" calcext:value-type="float">
            <text:p>15716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6" calcext:value-type="date">
            <text:p>16/02/2019</text:p>
          </table:table-cell>
          <table:table-cell office:value-type="float" office:value="156943" calcext:value-type="float">
            <text:p>15694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4-02" calcext:value-type="date">
            <text:p>02/04/2019</text:p>
          </table:table-cell>
          <table:table-cell office:value-type="float" office:value="158401" calcext:value-type="float">
            <text:p>15840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6" calcext:value-type="date">
            <text:p>16/02/2019</text:p>
          </table:table-cell>
          <table:table-cell office:value-type="float" office:value="156954" calcext:value-type="float">
            <text:p>15695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6" calcext:value-type="date">
            <text:p>16/02/2019</text:p>
          </table:table-cell>
          <table:table-cell office:value-type="float" office:value="156955" calcext:value-type="float">
            <text:p>15695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25" calcext:value-type="date">
            <text:p>25/02/2019</text:p>
          </table:table-cell>
          <table:table-cell office:value-type="float" office:value="157168" calcext:value-type="float">
            <text:p>15716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22" calcext:value-type="date">
            <text:p>22/04/2019</text:p>
          </table:table-cell>
          <table:table-cell table:style-name="ce26" office:value-type="float" office:value="159116" calcext:value-type="float">
            <text:p>159116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F</text:p>
          </table:table-cell>
          <table:table-cell table:style-name="ce117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5" calcext:value-type="date">
            <text:p>15/02/2019</text:p>
          </table:table-cell>
          <table:table-cell office:value-type="float" office:value="156881" calcext:value-type="float">
            <text:p>15688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5" calcext:value-type="date">
            <text:p>15/02/2019</text:p>
          </table:table-cell>
          <table:table-cell office:value-type="float" office:value="156884" calcext:value-type="float">
            <text:p>15688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5" calcext:value-type="date">
            <text:p>15/02/2019</text:p>
          </table:table-cell>
          <table:table-cell office:value-type="float" office:value="156892" calcext:value-type="float">
            <text:p>15689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5" calcext:value-type="date">
            <text:p>15/02/2019</text:p>
          </table:table-cell>
          <table:table-cell office:value-type="float" office:value="156894" calcext:value-type="float">
            <text:p>15689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5" calcext:value-type="date">
            <text:p>15/02/2019</text:p>
          </table:table-cell>
          <table:table-cell office:value-type="float" office:value="156910" calcext:value-type="float">
            <text:p>15691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18" calcext:value-type="date">
            <text:p>18/03/2019</text:p>
          </table:table-cell>
          <table:table-cell office:value-type="float" office:value="157940" calcext:value-type="float">
            <text:p>15794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4" calcext:value-type="date">
            <text:p>14/02/2019</text:p>
          </table:table-cell>
          <table:table-cell office:value-type="float" office:value="156835" calcext:value-type="float">
            <text:p>15683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4" calcext:value-type="date">
            <text:p>14/02/2019</text:p>
          </table:table-cell>
          <table:table-cell office:value-type="float" office:value="156845" calcext:value-type="float">
            <text:p>15684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4" calcext:value-type="date">
            <text:p>14/02/2019</text:p>
          </table:table-cell>
          <table:table-cell office:value-type="float" office:value="156859" calcext:value-type="float">
            <text:p>15685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4-01" calcext:value-type="date">
            <text:p>01/04/2019</text:p>
          </table:table-cell>
          <table:table-cell office:value-type="float" office:value="158362" calcext:value-type="float">
            <text:p>15836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21" calcext:value-type="date">
            <text:p>21/03/2019</text:p>
          </table:table-cell>
          <table:table-cell office:value-type="float" office:value="158038" calcext:value-type="float">
            <text:p>15803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3" calcext:value-type="date">
            <text:p>13/02/2019</text:p>
          </table:table-cell>
          <table:table-cell office:value-type="float" office:value="156787" calcext:value-type="float">
            <text:p>15678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3" calcext:value-type="date">
            <text:p>13/02/2019</text:p>
          </table:table-cell>
          <table:table-cell office:value-type="float" office:value="156802" calcext:value-type="float">
            <text:p>15680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3" calcext:value-type="date">
            <text:p>13/02/2019</text:p>
          </table:table-cell>
          <table:table-cell office:value-type="float" office:value="156804" calcext:value-type="float">
            <text:p>15680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3" calcext:value-type="date">
            <text:p>13/02/2019</text:p>
          </table:table-cell>
          <table:table-cell office:value-type="float" office:value="156807" calcext:value-type="float">
            <text:p>15680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3" calcext:value-type="date">
            <text:p>13/02/2019</text:p>
          </table:table-cell>
          <table:table-cell office:value-type="float" office:value="156809" calcext:value-type="float">
            <text:p>15680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3" calcext:value-type="date">
            <text:p>13/02/2019</text:p>
          </table:table-cell>
          <table:table-cell office:value-type="float" office:value="156821" calcext:value-type="float">
            <text:p>15682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3" calcext:value-type="date">
            <text:p>13/02/2019</text:p>
          </table:table-cell>
          <table:table-cell office:value-type="float" office:value="156822" calcext:value-type="float">
            <text:p>15682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3" calcext:value-type="date">
            <text:p>13/02/2019</text:p>
          </table:table-cell>
          <table:table-cell office:value-type="float" office:value="156823" calcext:value-type="float">
            <text:p>15682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2" calcext:value-type="date">
            <text:p>12/02/2019</text:p>
          </table:table-cell>
          <table:table-cell office:value-type="float" office:value="156731" calcext:value-type="float">
            <text:p>15673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2" calcext:value-type="date">
            <text:p>12/02/2019</text:p>
          </table:table-cell>
          <table:table-cell office:value-type="float" office:value="156739" calcext:value-type="float">
            <text:p>15673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2" calcext:value-type="date">
            <text:p>12/02/2019</text:p>
          </table:table-cell>
          <table:table-cell office:value-type="float" office:value="156752" calcext:value-type="float">
            <text:p>15675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2" calcext:value-type="date">
            <text:p>12/02/2019</text:p>
          </table:table-cell>
          <table:table-cell office:value-type="float" office:value="156757" calcext:value-type="float">
            <text:p>15675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2" calcext:value-type="date">
            <text:p>12/02/2019</text:p>
          </table:table-cell>
          <table:table-cell office:value-type="float" office:value="156761" calcext:value-type="float">
            <text:p>15676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2" calcext:value-type="date">
            <text:p>12/02/2019</text:p>
          </table:table-cell>
          <table:table-cell office:value-type="float" office:value="156762" calcext:value-type="float">
            <text:p>15676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1" calcext:value-type="date">
            <text:p>11/02/2019</text:p>
          </table:table-cell>
          <table:table-cell office:value-type="float" office:value="156667" calcext:value-type="float">
            <text:p>15666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21" calcext:value-type="date">
            <text:p>21/03/2019</text:p>
          </table:table-cell>
          <table:table-cell office:value-type="float" office:value="158043" calcext:value-type="float">
            <text:p>15804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1" calcext:value-type="date">
            <text:p>11/02/2019</text:p>
          </table:table-cell>
          <table:table-cell office:value-type="float" office:value="156677" calcext:value-type="float">
            <text:p>15667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1" calcext:value-type="date">
            <text:p>11/02/2019</text:p>
          </table:table-cell>
          <table:table-cell office:value-type="float" office:value="156686" calcext:value-type="float">
            <text:p>15668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16" calcext:value-type="date">
            <text:p>16/03/2019</text:p>
          </table:table-cell>
          <table:table-cell office:value-type="float" office:value="157866" calcext:value-type="float">
            <text:p>15786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1" calcext:value-type="date">
            <text:p>11/02/2019</text:p>
          </table:table-cell>
          <table:table-cell office:value-type="float" office:value="156701" calcext:value-type="float">
            <text:p>15670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1" calcext:value-type="date">
            <text:p>11/02/2019</text:p>
          </table:table-cell>
          <table:table-cell office:value-type="float" office:value="156704" calcext:value-type="float">
            <text:p>15670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1" calcext:value-type="date">
            <text:p>11/02/2019</text:p>
          </table:table-cell>
          <table:table-cell office:value-type="float" office:value="156711" calcext:value-type="float">
            <text:p>15671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1" calcext:value-type="date">
            <text:p>11/02/2019</text:p>
          </table:table-cell>
          <table:table-cell office:value-type="float" office:value="156717" calcext:value-type="float">
            <text:p>15671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1" calcext:value-type="date">
            <text:p>11/02/2019</text:p>
          </table:table-cell>
          <table:table-cell office:value-type="float" office:value="156718" calcext:value-type="float">
            <text:p>15671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09" calcext:value-type="date">
            <text:p>9/02/2019</text:p>
          </table:table-cell>
          <table:table-cell office:value-type="float" office:value="156629" calcext:value-type="float">
            <text:p>15662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09" calcext:value-type="date">
            <text:p>9/02/2019</text:p>
          </table:table-cell>
          <table:table-cell office:value-type="float" office:value="156644" calcext:value-type="float">
            <text:p>15664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09" calcext:value-type="date">
            <text:p>9/02/2019</text:p>
          </table:table-cell>
          <table:table-cell office:value-type="float" office:value="156659" calcext:value-type="float">
            <text:p>15665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16" calcext:value-type="date">
            <text:p>16/03/2019</text:p>
          </table:table-cell>
          <table:table-cell office:value-type="float" office:value="157878" calcext:value-type="float">
            <text:p>15787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08" calcext:value-type="date">
            <text:p>8/02/2019</text:p>
          </table:table-cell>
          <table:table-cell office:value-type="float" office:value="156570" calcext:value-type="float">
            <text:p>15657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08" calcext:value-type="date">
            <text:p>8/02/2019</text:p>
          </table:table-cell>
          <table:table-cell office:value-type="float" office:value="156572" calcext:value-type="float">
            <text:p>15657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08" calcext:value-type="date">
            <text:p>8/02/2019</text:p>
          </table:table-cell>
          <table:table-cell office:value-type="float" office:value="156581" calcext:value-type="float">
            <text:p>15658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16" calcext:value-type="date">
            <text:p>16/03/2019</text:p>
          </table:table-cell>
          <table:table-cell office:value-type="float" office:value="157880" calcext:value-type="float">
            <text:p>157880</text:p>
          </table:table-cell>
          <table:table-cell office:value-type="string" calcext:value-type="string">
            <text:p>loc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00" calcext:value-type="float">
            <text:p>1.100,00</text:p>
          </table:table-cell>
          <table:table-cell office:value-type="string" calcext:value-type="string">
            <text:p>Gastos Comunes</text:p>
          </table:table-cell>
          <table:table-cell table:style-name="ce80" office:value-type="string" calcext:value-type="string">
            <text:p>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na María Fernández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21" calcext:value-type="date">
            <text:p>21/03/2019</text:p>
          </table:table-cell>
          <table:table-cell office:value-type="float" office:value="158058" calcext:value-type="float">
            <text:p>15805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08" calcext:value-type="date">
            <text:p>8/02/2019</text:p>
          </table:table-cell>
          <table:table-cell office:value-type="float" office:value="156616" calcext:value-type="float">
            <text:p>15661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08" calcext:value-type="date">
            <text:p>8/02/2019</text:p>
          </table:table-cell>
          <table:table-cell office:value-type="float" office:value="156617" calcext:value-type="float">
            <text:p>15661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08" calcext:value-type="date">
            <text:p>8/02/2019</text:p>
          </table:table-cell>
          <table:table-cell office:value-type="float" office:value="156619" calcext:value-type="float">
            <text:p>15661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07" calcext:value-type="date">
            <text:p>7/02/2019</text:p>
          </table:table-cell>
          <table:table-cell office:value-type="float" office:value="156513" calcext:value-type="float">
            <text:p>15651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3-20" calcext:value-type="date">
            <text:p>20/03/2019</text:p>
          </table:table-cell>
          <table:table-cell office:value-type="float" office:value="158029" calcext:value-type="float">
            <text:p>15802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07" calcext:value-type="date">
            <text:p>7/02/2019</text:p>
          </table:table-cell>
          <table:table-cell office:value-type="float" office:value="156519" calcext:value-type="float">
            <text:p>15651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3-20" calcext:value-type="date">
            <text:p>20/03/2019</text:p>
          </table:table-cell>
          <table:table-cell office:value-type="float" office:value="158002" calcext:value-type="float">
            <text:p>15800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07" calcext:value-type="date">
            <text:p>7/02/2019</text:p>
          </table:table-cell>
          <table:table-cell office:value-type="float" office:value="156521" calcext:value-type="float">
            <text:p>15652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07" calcext:value-type="date">
            <text:p>7/02/2019</text:p>
          </table:table-cell>
          <table:table-cell office:value-type="float" office:value="156536" calcext:value-type="float">
            <text:p>15653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06" calcext:value-type="date">
            <text:p>6/02/2019</text:p>
          </table:table-cell>
          <table:table-cell office:value-type="float" office:value="156468" calcext:value-type="float">
            <text:p>15646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30" calcext:value-type="date">
            <text:p>30/03/2019</text:p>
          </table:table-cell>
          <table:table-cell office:value-type="float" office:value="158298" calcext:value-type="float">
            <text:p>15829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16" calcext:value-type="date">
            <text:p>16/03/2019</text:p>
          </table:table-cell>
          <table:table-cell office:value-type="float" office:value="157909" calcext:value-type="float">
            <text:p>157909</text:p>
          </table:table-cell>
          <table:table-cell office:value-type="string" calcext:value-type="string">
            <text:p>Local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060" calcext:value-type="float">
            <text:p>1.060,00</text:p>
          </table:table-cell>
          <table:table-cell office:value-type="string" calcext:value-type="string">
            <text:p>Gastos Comunes</text:p>
          </table:table-cell>
          <table:table-cell table:style-name="ce80" office:value-type="string" calcext:value-type="string">
            <text:p>7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ugo Uliam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06" calcext:value-type="date">
            <text:p>6/02/2019</text:p>
          </table:table-cell>
          <table:table-cell office:value-type="float" office:value="156507" calcext:value-type="float">
            <text:p>15650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05" calcext:value-type="date">
            <text:p>5/02/2019</text:p>
          </table:table-cell>
          <table:table-cell office:value-type="float" office:value="156383" calcext:value-type="float">
            <text:p>15638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05" calcext:value-type="date">
            <text:p>5/02/2019</text:p>
          </table:table-cell>
          <table:table-cell office:value-type="float" office:value="156389" calcext:value-type="float">
            <text:p>15638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18" calcext:value-type="date">
            <text:p>18/04/2019</text:p>
          </table:table-cell>
          <table:table-cell table:style-name="ce26" office:value-type="float" office:value="159089" calcext:value-type="float">
            <text:p>159089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26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05" calcext:value-type="date">
            <text:p>5/02/2019</text:p>
          </table:table-cell>
          <table:table-cell office:value-type="float" office:value="156426" calcext:value-type="float">
            <text:p>15642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05" calcext:value-type="date">
            <text:p>5/02/2019</text:p>
          </table:table-cell>
          <table:table-cell office:value-type="float" office:value="156428" calcext:value-type="float">
            <text:p>15642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05" calcext:value-type="date">
            <text:p>5/02/2019</text:p>
          </table:table-cell>
          <table:table-cell office:value-type="float" office:value="156433" calcext:value-type="float">
            <text:p>15643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3-20" calcext:value-type="date">
            <text:p>20/03/2019</text:p>
          </table:table-cell>
          <table:table-cell office:value-type="float" office:value="158031" calcext:value-type="float">
            <text:p>15803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05" calcext:value-type="date">
            <text:p>5/02/2019</text:p>
          </table:table-cell>
          <table:table-cell office:value-type="float" office:value="156437" calcext:value-type="float">
            <text:p>15643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15" calcext:value-type="date">
            <text:p>15/03/2019</text:p>
          </table:table-cell>
          <table:table-cell office:value-type="float" office:value="157840" calcext:value-type="float">
            <text:p>15784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2-04" calcext:value-type="date">
            <text:p>04/02/2019</text:p>
          </table:table-cell>
          <table:table-cell office:value-type="float" office:value="156331" calcext:value-type="float">
            <text:p>15633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04" calcext:value-type="date">
            <text:p>4/02/2019</text:p>
          </table:table-cell>
          <table:table-cell office:value-type="float" office:value="156351" calcext:value-type="float">
            <text:p>15635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04" calcext:value-type="date">
            <text:p>4/02/2019</text:p>
          </table:table-cell>
          <table:table-cell office:value-type="float" office:value="156358" calcext:value-type="float">
            <text:p>15635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04" calcext:value-type="date">
            <text:p>4/02/2019</text:p>
          </table:table-cell>
          <table:table-cell office:value-type="float" office:value="156359" calcext:value-type="float">
            <text:p>15635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15" calcext:value-type="date">
            <text:p>15/03/2019</text:p>
          </table:table-cell>
          <table:table-cell office:value-type="float" office:value="157844" calcext:value-type="float">
            <text:p>15784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style-name="ce72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02" calcext:value-type="date">
            <text:p>2/02/2019</text:p>
          </table:table-cell>
          <table:table-cell office:value-type="float" office:value="156290" calcext:value-type="float">
            <text:p>15629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02" calcext:value-type="date">
            <text:p>2/02/2019</text:p>
          </table:table-cell>
          <table:table-cell office:value-type="float" office:value="156294" calcext:value-type="float">
            <text:p>15629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15" calcext:value-type="date">
            <text:p>15/03/2019</text:p>
          </table:table-cell>
          <table:table-cell office:value-type="float" office:value="157847" calcext:value-type="float">
            <text:p>15784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30" calcext:value-type="date">
            <text:p>30/03/2019</text:p>
          </table:table-cell>
          <table:table-cell office:value-type="float" office:value="158320" calcext:value-type="float">
            <text:p>15832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15" calcext:value-type="date">
            <text:p>15/03/2019</text:p>
          </table:table-cell>
          <table:table-cell office:value-type="float" office:value="157859" calcext:value-type="float">
            <text:p>15785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15" calcext:value-type="date">
            <text:p>15/03/2019</text:p>
          </table:table-cell>
          <table:table-cell office:value-type="float" office:value="157861" calcext:value-type="float">
            <text:p>15786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14" calcext:value-type="date">
            <text:p>14/03/2019</text:p>
          </table:table-cell>
          <table:table-cell office:value-type="float" office:value="157763" calcext:value-type="float">
            <text:p>15776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14" calcext:value-type="date">
            <text:p>14/03/2019</text:p>
          </table:table-cell>
          <table:table-cell office:value-type="float" office:value="157768" calcext:value-type="float">
            <text:p>15776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14" calcext:value-type="date">
            <text:p>14/03/2019</text:p>
          </table:table-cell>
          <table:table-cell office:value-type="float" office:value="157769" calcext:value-type="float">
            <text:p>15776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14" calcext:value-type="date">
            <text:p>14/03/2019</text:p>
          </table:table-cell>
          <table:table-cell office:value-type="float" office:value="157769" calcext:value-type="float">
            <text:p>15776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14" calcext:value-type="date">
            <text:p>14/03/2019</text:p>
          </table:table-cell>
          <table:table-cell office:value-type="float" office:value="157776" calcext:value-type="float">
            <text:p>15777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30" calcext:value-type="date">
            <text:p>30/03/2019</text:p>
          </table:table-cell>
          <table:table-cell office:value-type="float" office:value="158335" calcext:value-type="float">
            <text:p>15833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14" calcext:value-type="date">
            <text:p>14/03/2019</text:p>
          </table:table-cell>
          <table:table-cell office:value-type="float" office:value="157784" calcext:value-type="float">
            <text:p>15778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14" calcext:value-type="date">
            <text:p>14/03/2019</text:p>
          </table:table-cell>
          <table:table-cell office:value-type="float" office:value="157792" calcext:value-type="float">
            <text:p>15779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3-19" calcext:value-type="date">
            <text:p>19/03/2019</text:p>
          </table:table-cell>
          <table:table-cell office:value-type="float" office:value="157999" calcext:value-type="float">
            <text:p>15799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14" calcext:value-type="date">
            <text:p>14/03/2019</text:p>
          </table:table-cell>
          <table:table-cell office:value-type="float" office:value="157803" calcext:value-type="float">
            <text:p>15780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17" calcext:value-type="date">
            <text:p>17/04/2019</text:p>
          </table:table-cell>
          <table:table-cell table:style-name="ce26" office:value-type="float" office:value="159067" calcext:value-type="float">
            <text:p>159067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RR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17" calcext:value-type="date">
            <text:p>17/04/2019</text:p>
          </table:table-cell>
          <table:table-cell table:style-name="ce26" office:value-type="float" office:value="159069" calcext:value-type="float">
            <text:p>159069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style-name="ce26" office:value-type="string" calcext:value-type="string">
            <text:p>Anulado</text:p>
          </table:table-cell>
          <table:table-cell table:number-columns-repeated="5"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29" calcext:value-type="date">
            <text:p>29/03/2019</text:p>
          </table:table-cell>
          <table:table-cell office:value-type="float" office:value="158267" calcext:value-type="float">
            <text:p>15826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13" calcext:value-type="date">
            <text:p>13/03/2019</text:p>
          </table:table-cell>
          <table:table-cell office:value-type="float" office:value="157730" calcext:value-type="float">
            <text:p>15773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28" calcext:value-type="date">
            <text:p>28/03/2019</text:p>
          </table:table-cell>
          <table:table-cell office:value-type="float" office:value="158227" calcext:value-type="float">
            <text:p>15822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13" calcext:value-type="date">
            <text:p>13/03/2019</text:p>
          </table:table-cell>
          <table:table-cell office:value-type="float" office:value="157752" calcext:value-type="float">
            <text:p>15775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27" calcext:value-type="date">
            <text:p>27/03/2019</text:p>
          </table:table-cell>
          <table:table-cell office:value-type="float" office:value="158204" calcext:value-type="float">
            <text:p>15820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27" calcext:value-type="date">
            <text:p>27/03/2019</text:p>
          </table:table-cell>
          <table:table-cell office:value-type="float" office:value="158208" calcext:value-type="float">
            <text:p>15820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12" calcext:value-type="date">
            <text:p>12/03/2019</text:p>
          </table:table-cell>
          <table:table-cell office:value-type="float" office:value="157701" calcext:value-type="float">
            <text:p>15770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12" calcext:value-type="date">
            <text:p>12/03/2019</text:p>
          </table:table-cell>
          <table:table-cell office:value-type="float" office:value="157702" calcext:value-type="float">
            <text:p>15770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11" calcext:value-type="date">
            <text:p>11/03/2019</text:p>
          </table:table-cell>
          <table:table-cell office:value-type="float" office:value="157599" calcext:value-type="float">
            <text:p>15759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11" calcext:value-type="date">
            <text:p>11/03/2019</text:p>
          </table:table-cell>
          <table:table-cell office:value-type="float" office:value="157600" calcext:value-type="float">
            <text:p>15760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15" calcext:value-type="date">
            <text:p>15/04/2019</text:p>
          </table:table-cell>
          <table:table-cell table:style-name="ce26" office:value-type="float" office:value="158960" calcext:value-type="float">
            <text:p>15896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RR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15" calcext:value-type="date">
            <text:p>15/04/2019</text:p>
          </table:table-cell>
          <table:table-cell table:style-name="ce26" office:value-type="float" office:value="158961" calcext:value-type="float">
            <text:p>158961</text:p>
          </table:table-cell>
          <table:table-cell table:style-name="ce26" office:value-type="string" calcext:value-type="string">
            <text:p>loc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style-name="ce48" office:value-type="float" office:value="1060" calcext:value-type="float">
            <text:p>1.060,00</text:p>
          </table:table-cell>
          <table:table-cell table:style-name="ce26" office:value-type="string" calcext:value-type="string">
            <text:p>Gastos Comunes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2018" calcext:value-type="float">
            <text:p>2018</text:p>
          </table:table-cell>
          <table:table-cell table:style-name="ce26" office:value-type="string" calcext:value-type="string">
            <text:p>Hugo Uliam</text:p>
          </table:table-cell>
          <table:table-cell table:style-name="ce26" office:value-type="string" calcext:value-type="string">
            <text:p>RR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11" calcext:value-type="date">
            <text:p>11/03/2019</text:p>
          </table:table-cell>
          <table:table-cell office:value-type="float" office:value="157613" calcext:value-type="float">
            <text:p>15761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11" calcext:value-type="date">
            <text:p>11/03/2019</text:p>
          </table:table-cell>
          <table:table-cell office:value-type="float" office:value="157616" calcext:value-type="float">
            <text:p>15761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11" calcext:value-type="date">
            <text:p>11/03/2019</text:p>
          </table:table-cell>
          <table:table-cell office:value-type="float" office:value="157629" calcext:value-type="float">
            <text:p>15762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11" calcext:value-type="date">
            <text:p>11/03/2019</text:p>
          </table:table-cell>
          <table:table-cell office:value-type="float" office:value="157654" calcext:value-type="float">
            <text:p>15765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15" calcext:value-type="date">
            <text:p>15/04/2019</text:p>
          </table:table-cell>
          <table:table-cell table:style-name="ce26" office:value-type="float" office:value="158987" calcext:value-type="float">
            <text:p>158987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09" calcext:value-type="date">
            <text:p>09/03/2019</text:p>
          </table:table-cell>
          <table:table-cell office:value-type="float" office:value="157568" calcext:value-type="float">
            <text:p>15756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25" calcext:value-type="date">
            <text:p>25/03/2019</text:p>
          </table:table-cell>
          <table:table-cell office:value-type="float" office:value="158140" calcext:value-type="float">
            <text:p>15814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23" calcext:value-type="date">
            <text:p>23/03/2019</text:p>
          </table:table-cell>
          <table:table-cell office:value-type="float" office:value="158089" calcext:value-type="float">
            <text:p>15808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23" calcext:value-type="date">
            <text:p>23/03/2019</text:p>
          </table:table-cell>
          <table:table-cell office:value-type="float" office:value="158090" calcext:value-type="float">
            <text:p>15809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4-13" calcext:value-type="date">
            <text:p>13/04/2019</text:p>
          </table:table-cell>
          <table:table-cell office:value-type="float" office:value="158912" calcext:value-type="float">
            <text:p>15891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3-08" calcext:value-type="date">
            <text:p>8/03/2019</text:p>
          </table:table-cell>
          <table:table-cell office:value-type="float" office:value="157501" calcext:value-type="float">
            <text:p>15750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08" calcext:value-type="date">
            <text:p>08/03/2019</text:p>
          </table:table-cell>
          <table:table-cell office:value-type="float" office:value="157526" calcext:value-type="float">
            <text:p>15752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3-23" calcext:value-type="date">
            <text:p>23/03/2019</text:p>
          </table:table-cell>
          <table:table-cell office:value-type="float" office:value="158112" calcext:value-type="float">
            <text:p>15811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4-13" calcext:value-type="date">
            <text:p>13/04/2019</text:p>
          </table:table-cell>
          <table:table-cell office:value-type="float" office:value="158943" calcext:value-type="float">
            <text:p>15894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3-07" calcext:value-type="date">
            <text:p>7/03/2019</text:p>
          </table:table-cell>
          <table:table-cell office:value-type="float" office:value="157465" calcext:value-type="float">
            <text:p>15746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3-07" calcext:value-type="date">
            <text:p>7/03/2019</text:p>
          </table:table-cell>
          <table:table-cell office:value-type="float" office:value="157469" calcext:value-type="float">
            <text:p>15746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12" calcext:value-type="date">
            <text:p>12/04/2019</text:p>
          </table:table-cell>
          <table:table-cell table:style-name="ce26" office:value-type="float" office:value="158848" calcext:value-type="float">
            <text:p>158848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RR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3-06" calcext:value-type="date">
            <text:p>6/03/2019</text:p>
          </table:table-cell>
          <table:table-cell office:value-type="float" office:value="157396" calcext:value-type="float">
            <text:p>157396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12" calcext:value-type="date">
            <text:p>12/04/2019</text:p>
          </table:table-cell>
          <table:table-cell table:style-name="ce26" office:value-type="float" office:value="158860" calcext:value-type="float">
            <text:p>15886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12" calcext:value-type="date">
            <text:p>12/04/2019</text:p>
          </table:table-cell>
          <table:table-cell table:style-name="ce26" office:value-type="float" office:value="158870" calcext:value-type="float">
            <text:p>15887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12" calcext:value-type="date">
            <text:p>12/04/2019</text:p>
          </table:table-cell>
          <table:table-cell table:style-name="ce26" office:value-type="float" office:value="158871" calcext:value-type="float">
            <text:p>158871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3-05" calcext:value-type="date">
            <text:p>5/03/2019</text:p>
          </table:table-cell>
          <table:table-cell office:value-type="float" office:value="157363" calcext:value-type="float">
            <text:p>15736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3-05" calcext:value-type="date">
            <text:p>5/03/2019</text:p>
          </table:table-cell>
          <table:table-cell office:value-type="float" office:value="157368" calcext:value-type="float">
            <text:p>15736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3-05" calcext:value-type="date">
            <text:p>5/03/2019</text:p>
          </table:table-cell>
          <table:table-cell office:value-type="float" office:value="157371" calcext:value-type="float">
            <text:p>15737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3-05" calcext:value-type="date">
            <text:p>5/03/2019</text:p>
          </table:table-cell>
          <table:table-cell office:value-type="float" office:value="157377" calcext:value-type="float">
            <text:p>15737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3-04" calcext:value-type="date">
            <text:p>4/03/2019</text:p>
          </table:table-cell>
          <table:table-cell office:value-type="float" office:value="157350" calcext:value-type="float">
            <text:p>15735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3-04" calcext:value-type="date">
            <text:p>4/03/2019</text:p>
          </table:table-cell>
          <table:table-cell office:value-type="float" office:value="157352" calcext:value-type="float">
            <text:p>15735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11" calcext:value-type="date">
            <text:p>11/04/2019</text:p>
          </table:table-cell>
          <table:table-cell table:style-name="ce26" office:value-type="float" office:value="158817" calcext:value-type="float">
            <text:p>158817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office:value-type="string" calcext:value-type="string">
            <text:p>Anulado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019" calcext:value-type="float">
            <text:p>2019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RR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3-02" calcext:value-type="date">
            <text:p>2/03/2019</text:p>
          </table:table-cell>
          <table:table-cell office:value-type="float" office:value="157314" calcext:value-type="float">
            <text:p>15731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3-02" calcext:value-type="date">
            <text:p>2/03/2019</text:p>
          </table:table-cell>
          <table:table-cell office:value-type="float" office:value="157320" calcext:value-type="float">
            <text:p>157320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11" calcext:value-type="date">
            <text:p>11/04/2019</text:p>
          </table:table-cell>
          <table:table-cell table:style-name="ce26" office:value-type="float" office:value="158838" calcext:value-type="float">
            <text:p>158838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RR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3-01" calcext:value-type="date">
            <text:p>1/03/2019</text:p>
          </table:table-cell>
          <table:table-cell office:value-type="float" office:value="157292" calcext:value-type="float">
            <text:p>15729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10" calcext:value-type="date">
            <text:p>10/04/2019</text:p>
          </table:table-cell>
          <table:table-cell table:style-name="ce26" office:value-type="float" office:value="158757" calcext:value-type="float">
            <text:p>158757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office:value-type="string" calcext:value-type="string">
            <text:p>Anulado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019" calcext:value-type="float">
            <text:p>2019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RR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4" office:value-type="date" office:date-value="2019-02-28" calcext:value-type="date">
            <text:p>28/02/2019</text:p>
          </table:table-cell>
          <table:table-cell table:style-name="ce37" office:value-type="float" office:value="157227" calcext:value-type="float">
            <text:p>157227</text:p>
          </table:table-cell>
          <table:table-cell table:number-columns-repeated="3" table:style-name="ce37" office:value-type="string" calcext:value-type="string">
            <text:p>-</text:p>
          </table:table-cell>
          <table:table-cell table:style-name="ce70" office:value-type="float" office:value="0" calcext:value-type="float">
            <text:p>0,00</text:p>
          </table:table-cell>
          <table:table-cell table:style-name="ce37" office:value-type="string" calcext:value-type="string">
            <text:p>Anulado</text:p>
          </table:table-cell>
          <table:table-cell table:style-name="ce102" office:value-type="string" calcext:value-type="string">
            <text:p>-</text:p>
          </table:table-cell>
          <table:table-cell table:number-columns-repeated="2" table:style-name="ce37" office:value-type="string" calcext:value-type="string">
            <text:p>-</text:p>
          </table:table-cell>
          <table:table-cell table:style-name="ce37"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28" calcext:value-type="date">
            <text:p>28/02/2019</text:p>
          </table:table-cell>
          <table:table-cell office:value-type="float" office:value="157228" calcext:value-type="float">
            <text:p>15722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10" calcext:value-type="date">
            <text:p>10/04/2019</text:p>
          </table:table-cell>
          <table:table-cell table:style-name="ce26" office:value-type="float" office:value="158768" calcext:value-type="float">
            <text:p>158768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office:value-type="string" calcext:value-type="string">
            <text:p>Anulado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019" calcext:value-type="float">
            <text:p>2019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RR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10" calcext:value-type="date">
            <text:p>10/04/2019</text:p>
          </table:table-cell>
          <table:table-cell table:style-name="ce26" office:value-type="float" office:value="158782" calcext:value-type="float">
            <text:p>158782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28" calcext:value-type="date">
            <text:p>28/02/2019</text:p>
          </table:table-cell>
          <table:table-cell office:value-type="float" office:value="157251" calcext:value-type="float">
            <text:p>15725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28" calcext:value-type="date">
            <text:p>28/02/2019</text:p>
          </table:table-cell>
          <table:table-cell office:value-type="float" office:value="157253" calcext:value-type="float">
            <text:p>15725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-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10" calcext:value-type="date">
            <text:p>10/04/2019</text:p>
          </table:table-cell>
          <table:table-cell table:style-name="ce26" office:value-type="float" office:value="158794" calcext:value-type="float">
            <text:p>158794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10" calcext:value-type="date">
            <text:p>10/04/2019</text:p>
          </table:table-cell>
          <table:table-cell table:style-name="ce26" office:value-type="float" office:value="158798" calcext:value-type="float">
            <text:p>158798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10" calcext:value-type="date">
            <text:p>10/04/2019</text:p>
          </table:table-cell>
          <table:table-cell table:style-name="ce26" office:value-type="float" office:value="158801" calcext:value-type="float">
            <text:p>158801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float" office:value="0" calcext:value-type="float">
            <text:p>0,00</text:p>
          </table:table-cell>
          <table:table-cell table:style-name="ce26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10" calcext:value-type="date">
            <text:p>10/04/2019</text:p>
          </table:table-cell>
          <table:table-cell table:style-name="ce26" office:value-type="float" office:value="158809" calcext:value-type="float">
            <text:p>158809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48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RR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09" calcext:value-type="date">
            <text:p>9/04/2019</text:p>
          </table:table-cell>
          <table:table-cell table:style-name="ce26" office:value-type="float" office:value="158719" calcext:value-type="float">
            <text:p>158719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09" calcext:value-type="date">
            <text:p>9/04/2019</text:p>
          </table:table-cell>
          <table:table-cell table:style-name="ce26" office:value-type="float" office:value="158722" calcext:value-type="float">
            <text:p>158722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09" calcext:value-type="date">
            <text:p>9/04/2019</text:p>
          </table:table-cell>
          <table:table-cell table:style-name="ce26" office:value-type="float" office:value="158748" calcext:value-type="float">
            <text:p>158748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Anulado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019" calcext:value-type="float">
            <text:p>2019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RR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09" calcext:value-type="date">
            <text:p>9/04/2019</text:p>
          </table:table-cell>
          <table:table-cell table:style-name="ce26" office:value-type="float" office:value="158749" calcext:value-type="float">
            <text:p>158749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Anulado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019" calcext:value-type="float">
            <text:p>2019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RR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09" calcext:value-type="date">
            <text:p>9/04/2019</text:p>
          </table:table-cell>
          <table:table-cell table:style-name="ce26" office:value-type="float" office:value="158751" calcext:value-type="float">
            <text:p>158751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Anulado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019" calcext:value-type="float">
            <text:p>2019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RR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08" calcext:value-type="date">
            <text:p>8/04/2019</text:p>
          </table:table-cell>
          <table:table-cell table:style-name="ce26" office:value-type="float" office:value="158666" calcext:value-type="float">
            <text:p>158666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Anulado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019" calcext:value-type="float">
            <text:p>2019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RR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08" calcext:value-type="date">
            <text:p>8/04/2019</text:p>
          </table:table-cell>
          <table:table-cell table:style-name="ce26" office:value-type="float" office:value="158664" calcext:value-type="float">
            <text:p>158664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RR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2" calcext:value-type="date">
            <text:p>12/02/2019</text:p>
          </table:table-cell>
          <table:table-cell office:value-type="float" office:value="156731" calcext:value-type="float">
            <text:p>15673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2" calcext:value-type="date">
            <text:p>12/02/2019</text:p>
          </table:table-cell>
          <table:table-cell office:value-type="float" office:value="156739" calcext:value-type="float">
            <text:p>15673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2" calcext:value-type="date">
            <text:p>12/02/2019</text:p>
          </table:table-cell>
          <table:table-cell office:value-type="float" office:value="156752" calcext:value-type="float">
            <text:p>15675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2" calcext:value-type="date">
            <text:p>12/02/2019</text:p>
          </table:table-cell>
          <table:table-cell office:value-type="float" office:value="156757" calcext:value-type="float">
            <text:p>15675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2" calcext:value-type="date">
            <text:p>12/02/2019</text:p>
          </table:table-cell>
          <table:table-cell office:value-type="float" office:value="156761" calcext:value-type="float">
            <text:p>15676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2-12" calcext:value-type="date">
            <text:p>12/02/2019</text:p>
          </table:table-cell>
          <table:table-cell office:value-type="float" office:value="156762" calcext:value-type="float">
            <text:p>156762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08" calcext:value-type="date">
            <text:p>8/04/2019</text:p>
          </table:table-cell>
          <table:table-cell table:style-name="ce26" office:value-type="float" office:value="158637" calcext:value-type="float">
            <text:p>158637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3" office:value-type="date" office:date-value="2019-04-06" calcext:value-type="date">
            <text:p>06/04/2019</text:p>
          </table:table-cell>
          <table:table-cell table:style-name="ce26" office:value-type="float" office:value="158609" calcext:value-type="float">
            <text:p>158609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3" office:value-type="date" office:date-value="2019-04-06" calcext:value-type="date">
            <text:p>06/04/2019</text:p>
          </table:table-cell>
          <table:table-cell table:style-name="ce26" office:value-type="float" office:value="158594" calcext:value-type="float">
            <text:p>158594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3" office:value-type="date" office:date-value="2019-04-06" calcext:value-type="date">
            <text:p>06/04/2019</text:p>
          </table:table-cell>
          <table:table-cell table:style-name="ce26" office:value-type="float" office:value="158582" calcext:value-type="float">
            <text:p>158582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Anulado</text:p>
          </table:table-cell>
          <table:table-cell table:number-columns-repeated="5"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23" office:value-type="date" office:date-value="2019-04-06" calcext:value-type="date">
            <text:p>06/04/2019</text:p>
          </table:table-cell>
          <table:table-cell table:style-name="ce26" office:value-type="float" office:value="158554" calcext:value-type="float">
            <text:p>158554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RR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4-05" calcext:value-type="date">
            <text:p>05/04/2019</text:p>
          </table:table-cell>
          <table:table-cell office:value-type="float" office:value="158517" calcext:value-type="float">
            <text:p>158517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4-05" calcext:value-type="date">
            <text:p>05/04/2019</text:p>
          </table:table-cell>
          <table:table-cell office:value-type="float" office:value="158518" calcext:value-type="float">
            <text:p>15851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4-05" calcext:value-type="date">
            <text:p>05/04/2019</text:p>
          </table:table-cell>
          <table:table-cell office:value-type="float" office:value="158519" calcext:value-type="float">
            <text:p>158519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04" calcext:value-type="date">
            <text:p>4/04/2019</text:p>
          </table:table-cell>
          <table:table-cell table:style-name="ce26" office:value-type="float" office:value="158472" calcext:value-type="float">
            <text:p>158472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RR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04" calcext:value-type="date">
            <text:p>4/04/2019</text:p>
          </table:table-cell>
          <table:table-cell table:style-name="ce26" office:value-type="float" office:value="158475" calcext:value-type="float">
            <text:p>158475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RR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04" calcext:value-type="date">
            <text:p>4/04/2019</text:p>
          </table:table-cell>
          <table:table-cell table:style-name="ce26" office:value-type="float" office:value="158486" calcext:value-type="float">
            <text:p>158486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RR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04" calcext:value-type="date">
            <text:p>4/04/2019</text:p>
          </table:table-cell>
          <table:table-cell table:style-name="ce26" office:value-type="float" office:value="158497" calcext:value-type="float">
            <text:p>158497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RR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04" calcext:value-type="date">
            <text:p>4/04/2019</text:p>
          </table:table-cell>
          <table:table-cell table:style-name="ce26" office:value-type="float" office:value="158500" calcext:value-type="float">
            <text:p>15850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RR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03" calcext:value-type="date">
            <text:p>3/04/2019</text:p>
          </table:table-cell>
          <table:table-cell table:style-name="ce26" office:value-type="float" office:value="158415" calcext:value-type="float">
            <text:p>158415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RR</text:p>
          </table:table-cell>
          <table:table-cell table:style-name="ce117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4" office:value-type="date" office:date-value="2019-04-03" calcext:value-type="date">
            <text:p>3/04/2019</text:p>
          </table:table-cell>
          <table:table-cell table:style-name="ce26" office:value-type="float" office:value="158428" calcext:value-type="float">
            <text:p>158428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Anulado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-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9-03-01" calcext:value-type="date">
            <text:p>1/03/2019</text:p>
          </table:table-cell>
          <table:table-cell office:value-type="float" office:value="157298" calcext:value-type="float">
            <text:p>157298</text:p>
          </table:table-cell>
          <table:table-cell office:value-type="string" calcext:value-type="string">
            <text:p>LOC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00" calcext:value-type="float">
            <text:p>1.100,00</text:p>
          </table:table-cell>
          <table:table-cell office:value-type="string" calcext:value-type="string">
            <text:p>Gastos Comunes</text:p>
          </table:table-cell>
          <table:table-cell table:style-name="ce80" office:value-type="string" calcext:value-type="string">
            <text:p>8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ugo <text:s/>Uliam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4-24" calcext:value-type="date">
            <text:p>24/04/2019</text:p>
          </table:table-cell>
          <table:table-cell office:value-type="float" office:value="159204" calcext:value-type="float">
            <text:p>159204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4-25" calcext:value-type="date">
            <text:p>25/04/2019</text:p>
          </table:table-cell>
          <table:table-cell office:value-type="float" office:value="159211" calcext:value-type="float">
            <text:p>159211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F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table:style-name="ce6" office:value-type="date" office:date-value="2019-04-25" calcext:value-type="date">
            <text:p>25/04/2019</text:p>
          </table:table-cell>
          <table:table-cell office:value-type="float" office:value="159235" calcext:value-type="float">
            <text:p>159235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style-name="ce80" office:value-type="string" calcext:value-type="string">
            <text:p>-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R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3-24" calcext:value-type="date">
            <text:p>24/03/2018</text:p>
          </table:table-cell>
          <table:table-cell office:value-type="float" office:value="145818" calcext:value-type="float">
            <text:p>145818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3-24" calcext:value-type="date">
            <text:p>24/03/2018</text:p>
          </table:table-cell>
          <table:table-cell office:value-type="float" office:value="145821" calcext:value-type="float">
            <text:p>14582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3-26" calcext:value-type="date">
            <text:p>26/03/2018</text:p>
          </table:table-cell>
          <table:table-cell office:value-type="float" office:value="145847" calcext:value-type="float">
            <text:p>145847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3-26" calcext:value-type="date">
            <text:p>26/03/2018</text:p>
          </table:table-cell>
          <table:table-cell office:value-type="float" office:value="145850" calcext:value-type="float">
            <text:p>14585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3-27" calcext:value-type="date">
            <text:p>27/03/2018</text:p>
          </table:table-cell>
          <table:table-cell office:value-type="float" office:value="145873" calcext:value-type="float">
            <text:p>14587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3-27" calcext:value-type="date">
            <text:p>27/03/2018</text:p>
          </table:table-cell>
          <table:table-cell office:value-type="float" office:value="145884" calcext:value-type="float">
            <text:p>14588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02" calcext:value-type="date">
            <text:p>2/04/2018</text:p>
          </table:table-cell>
          <table:table-cell office:value-type="float" office:value="145976" calcext:value-type="float">
            <text:p>14597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02" calcext:value-type="date">
            <text:p>2/04/2018</text:p>
          </table:table-cell>
          <table:table-cell office:value-type="float" office:value="145978" calcext:value-type="float">
            <text:p>14597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03" calcext:value-type="date">
            <text:p>3/04/2018</text:p>
          </table:table-cell>
          <table:table-cell office:value-type="float" office:value="145985" calcext:value-type="float">
            <text:p>14598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4</text:p>
          </table:table-cell>
          <table:table-cell office:value-type="float" office:value="1100" calcext:value-type="float">
            <text:p>1.100,00</text:p>
          </table:table-cell>
          <table:table-cell office:value-type="string" calcext:value-type="string">
            <text:p>Otros </text:p>
          </table:table-cell>
          <table:table-cell office:value-type="string" calcext:value-type="string">
            <text:p>Febrer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ugo Ulam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ago gastos comunes local galeria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03" calcext:value-type="date">
            <text:p>3/04/2018</text:p>
          </table:table-cell>
          <table:table-cell office:value-type="float" office:value="146004" calcext:value-type="float">
            <text:p>14600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03" calcext:value-type="date">
            <text:p>3/04/2018</text:p>
          </table:table-cell>
          <table:table-cell office:value-type="float" office:value="146008" calcext:value-type="float">
            <text:p>14600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04" calcext:value-type="date">
            <text:p>4/04/2018</text:p>
          </table:table-cell>
          <table:table-cell office:value-type="float" office:value="146042" calcext:value-type="float">
            <text:p>14604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04" calcext:value-type="date">
            <text:p>4/04/2018</text:p>
          </table:table-cell>
          <table:table-cell office:value-type="float" office:value="146071" calcext:value-type="float">
            <text:p>14607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05" calcext:value-type="date">
            <text:p>5/04/2018</text:p>
          </table:table-cell>
          <table:table-cell office:value-type="float" office:value="146128" calcext:value-type="float">
            <text:p>14612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06" calcext:value-type="date">
            <text:p>6/04/2018</text:p>
          </table:table-cell>
          <table:table-cell office:value-type="float" office:value="146139" calcext:value-type="float">
            <text:p>14613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04" calcext:value-type="float">
            <text:p>504</text:p>
          </table:table-cell>
          <table:table-cell office:value-type="float" office:value="1890" calcext:value-type="float">
            <text:p>1.890,00</text:p>
          </table:table-cell>
          <table:table-cell office:value-type="string" calcext:value-type="string">
            <text:p>Gastos Comunes</text:p>
          </table:table-cell>
          <table:table-cell office:value-type="string" calcext:value-type="string">
            <text:p>Marz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Jose Alvarez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06" calcext:value-type="date">
            <text:p>6/04/2018</text:p>
          </table:table-cell>
          <table:table-cell office:value-type="float" office:value="146141" calcext:value-type="float">
            <text:p>14614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13" calcext:value-type="date">
            <text:p>13/04/2018</text:p>
          </table:table-cell>
          <table:table-cell office:value-type="float" office:value="146501" calcext:value-type="float">
            <text:p>14650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13" calcext:value-type="date">
            <text:p>13/04/2018</text:p>
          </table:table-cell>
          <table:table-cell office:value-type="float" office:value="146509" calcext:value-type="float">
            <text:p>1465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6</text:p>
          </table:table-cell>
          <table:table-cell office:value-type="float" office:value="1000" calcext:value-type="float">
            <text:p>1.000,00</text:p>
          </table:table-cell>
          <table:table-cell office:value-type="string" calcext:value-type="string">
            <text:p>Gastos Comunes</text:p>
          </table:table-cell>
          <table:table-cell office:value-type="string" calcext:value-type="string">
            <text:p>Octubr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ictor Garci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ago de local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13" calcext:value-type="date">
            <text:p>13/04/2018</text:p>
          </table:table-cell>
          <table:table-cell office:value-type="float" office:value="146510" calcext:value-type="float">
            <text:p>1465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6</text:p>
          </table:table-cell>
          <table:table-cell office:value-type="float" office:value="1000" calcext:value-type="float">
            <text:p>1.000,00</text:p>
          </table:table-cell>
          <table:table-cell office:value-type="string" calcext:value-type="string">
            <text:p>Gastos Comunes</text:p>
          </table:table-cell>
          <table:table-cell office:value-type="string" calcext:value-type="string">
            <text:p>Noviembr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ictor Garci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ago de local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13" calcext:value-type="date">
            <text:p>13/04/2018</text:p>
          </table:table-cell>
          <table:table-cell office:value-type="float" office:value="1465112" calcext:value-type="float">
            <text:p>14651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6</text:p>
          </table:table-cell>
          <table:table-cell office:value-type="float" office:value="1000" calcext:value-type="float">
            <text:p>1.000,00</text:p>
          </table:table-cell>
          <table:table-cell office:value-type="string" calcext:value-type="string">
            <text:p>Gastos Comunes</text:p>
          </table:table-cell>
          <table:table-cell office:value-type="string" calcext:value-type="string">
            <text:p>Diciembr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Victor Garci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ago de local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13" calcext:value-type="date">
            <text:p>13/04/2018</text:p>
          </table:table-cell>
          <table:table-cell office:value-type="float" office:value="146512" calcext:value-type="float">
            <text:p>1465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6</text:p>
          </table:table-cell>
          <table:table-cell office:value-type="float" office:value="1100" calcext:value-type="float">
            <text:p>1.100,00</text:p>
          </table:table-cell>
          <table:table-cell office:value-type="string" calcext:value-type="string">
            <text:p>Gastos Comunes</text:p>
          </table:table-cell>
          <table:table-cell office:value-type="string" calcext:value-type="string">
            <text:p>Ener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ictor Garci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ago de local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13" calcext:value-type="date">
            <text:p>13/04/2018</text:p>
          </table:table-cell>
          <table:table-cell office:value-type="float" office:value="146513" calcext:value-type="float">
            <text:p>146513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6</text:p>
          </table:table-cell>
          <table:table-cell office:value-type="float" office:value="1100" calcext:value-type="float">
            <text:p>1.100,00</text:p>
          </table:table-cell>
          <table:table-cell office:value-type="string" calcext:value-type="string">
            <text:p>Gastos Comunes</text:p>
          </table:table-cell>
          <table:table-cell office:value-type="string" calcext:value-type="string">
            <text:p>Febrer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ictor Garci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ago de local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14" calcext:value-type="date">
            <text:p>14/04/2018</text:p>
          </table:table-cell>
          <table:table-cell office:value-type="float" office:value="146522" calcext:value-type="float">
            <text:p>14652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14" calcext:value-type="date">
            <text:p>14/04/2018</text:p>
          </table:table-cell>
          <table:table-cell office:value-type="float" office:value="146534" calcext:value-type="float">
            <text:p>14653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14" calcext:value-type="date">
            <text:p>14/04/2018</text:p>
          </table:table-cell>
          <table:table-cell office:value-type="float" office:value="146539" calcext:value-type="float">
            <text:p>146539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14" calcext:value-type="date">
            <text:p>14/04/2018</text:p>
          </table:table-cell>
          <table:table-cell office:value-type="float" office:value="146540" calcext:value-type="float">
            <text:p>14654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14" calcext:value-type="date">
            <text:p>14/04/2018</text:p>
          </table:table-cell>
          <table:table-cell office:value-type="float" office:value="146554" calcext:value-type="float">
            <text:p>14655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14" calcext:value-type="date">
            <text:p>14/04/2018</text:p>
          </table:table-cell>
          <table:table-cell office:value-type="float" office:value="146558" calcext:value-type="float">
            <text:p>14655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16" calcext:value-type="date">
            <text:p>16/04/2018</text:p>
          </table:table-cell>
          <table:table-cell office:value-type="float" office:value="146578" calcext:value-type="float">
            <text:p>14657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16" calcext:value-type="date">
            <text:p>16/04/2018</text:p>
          </table:table-cell>
          <table:table-cell office:value-type="float" office:value="146590" calcext:value-type="float">
            <text:p>14659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16" calcext:value-type="date">
            <text:p>16/04/2018</text:p>
          </table:table-cell>
          <table:table-cell office:value-type="float" office:value="146605" calcext:value-type="float">
            <text:p>14660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17" calcext:value-type="date">
            <text:p>17/04/2018</text:p>
          </table:table-cell>
          <table:table-cell office:value-type="float" office:value="146612" calcext:value-type="float">
            <text:p>1466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7</text:p>
          </table:table-cell>
          <table:table-cell office:value-type="float" office:value="1100" calcext:value-type="float">
            <text:p>1.100,00</text:p>
          </table:table-cell>
          <table:table-cell office:value-type="string" calcext:value-type="string">
            <text:p>Gastos Comunes</text:p>
          </table:table-cell>
          <table:table-cell office:value-type="string" calcext:value-type="string">
            <text:p>marz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Ana Maria Fernandez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LOCAL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17" calcext:value-type="date">
            <text:p>17/04/2018</text:p>
          </table:table-cell>
          <table:table-cell office:value-type="float" office:value="146634" calcext:value-type="float">
            <text:p>146634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18" calcext:value-type="date">
            <text:p>18/04/2018</text:p>
          </table:table-cell>
          <table:table-cell office:value-type="float" office:value="146663" calcext:value-type="float">
            <text:p>146663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19" calcext:value-type="date">
            <text:p>19/04/2018</text:p>
          </table:table-cell>
          <table:table-cell office:value-type="float" office:value="146688" calcext:value-type="float">
            <text:p>14668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19" calcext:value-type="date">
            <text:p>19/04/2018</text:p>
          </table:table-cell>
          <table:table-cell office:value-type="float" office:value="146695" calcext:value-type="float">
            <text:p>146695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20" calcext:value-type="date">
            <text:p>20/04/2018</text:p>
          </table:table-cell>
          <table:table-cell office:value-type="float" office:value="146706" calcext:value-type="float">
            <text:p>14670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20" calcext:value-type="date">
            <text:p>20/04/2018</text:p>
          </table:table-cell>
          <table:table-cell office:value-type="float" office:value="146718" calcext:value-type="float">
            <text:p>14671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4-21" calcext:value-type="date">
            <text:p>21/04/2018</text:p>
          </table:table-cell>
          <table:table-cell office:value-type="float" office:value="146741" calcext:value-type="float">
            <text:p>146741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7-02" calcext:value-type="date">
            <text:p>2/07/2018</text:p>
          </table:table-cell>
          <table:table-cell office:value-type="float" office:value="149062" calcext:value-type="float">
            <text:p>14906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7-02" calcext:value-type="date">
            <text:p>2/07/2018</text:p>
          </table:table-cell>
          <table:table-cell office:value-type="float" office:value="149066" calcext:value-type="float">
            <text:p>14906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7-02" calcext:value-type="date">
            <text:p>2/07/2018</text:p>
          </table:table-cell>
          <table:table-cell office:value-type="float" office:value="149076" calcext:value-type="float">
            <text:p>149076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7-02" calcext:value-type="date">
            <text:p>2/07/2018</text:p>
          </table:table-cell>
          <table:table-cell office:value-type="float" office:value="149086" calcext:value-type="float">
            <text:p>149086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06</text:p>
          </table:table-cell>
          <table:table-cell office:value-type="float" office:value="4400" calcext:value-type="float">
            <text:p>4.400,00</text:p>
          </table:table-cell>
          <table:table-cell office:value-type="string" calcext:value-type="string">
            <text:p>Gastos Comunes</text:p>
          </table:table-cell>
          <table:table-cell office:value-type="string" calcext:value-type="string">
            <text:p>Marzo a juni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Victor Garci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Pago 4 meses juntos</text:p>
          </table:table-cell>
          <table:table-cell table:number-columns-repeated="17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7-02" calcext:value-type="date">
            <text:p>2/07/2018</text:p>
          </table:table-cell>
          <table:table-cell office:value-type="float" office:value="149088" calcext:value-type="float">
            <text:p>149088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table:table-row table:style-name="ro1">
          <table:table-cell office:value-type="date" office:date-value="2018-07-02" calcext:value-type="date">
            <text:p>2/07/2018</text:p>
          </table:table-cell>
          <table:table-cell office:value-type="float" office:value="149092" calcext:value-type="float">
            <text:p>149092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Anulad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S</text:p>
          </table:table-cell>
          <table:table-cell table:number-columns-repeated="18" office:value-type="string" calcext:value-type="string">
            <text:p>-</text:p>
          </table:table-cell>
          <table:table-cell table:number-columns-repeated="995"/>
        </table:table-row>
        <calcext:conditional-formats>
          <calcext:conditional-format calcext:target-range-address="'Gastos Comunes'.A1:'Gastos Comunes'.AC1">
            <calcext:condition calcext:apply-style-name="ConditionalStyle_1" calcext:value="formula-is(LEN(TRIM([.A1]))&gt;0)" calcext:base-cell-address="'Gastos Comunes'.A1"/>
          </calcext:conditional-format>
        </calcext:conditional-formats>
      </table:table>
      <table:table table:name="TORRES" table:style-name="ta2"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1020" table:default-cell-style-name="Default"/>
        <table:table-row table:style-name="ro3">
          <table:table-cell table:style-name="ce132" office:value-type="string" calcext:value-type="string">
            <text:p>ID</text:p>
          </table:table-cell>
          <table:table-cell table:style-name="ce132" office:value-type="string" calcext:value-type="string">
            <text:p>NOMBRE</text:p>
          </table:table-cell>
          <table:table-cell table:style-name="ce132" office:value-type="string" calcext:value-type="string">
            <text:p>DESCRIPCION</text:p>
          </table:table-cell>
          <table:table-cell table:style-name="ce132" office:value-type="string" calcext:value-type="string">
            <text:p>CANTIADAD UNIDADES</text:p>
          </table:table-cell>
          <table:table-cell table:style-name="ce132" table:number-columns-repeated="23"/>
          <table:table-cell table:number-columns-repeated="997"/>
        </table:table-row>
        <table:table-row table:style-name="ro3">
          <table:table-cell table:style-name="ce132" office:value-type="float" office:value="1" calcext:value-type="float">
            <text:p>1</text:p>
          </table:table-cell>
          <table:table-cell table:style-name="ce132" office:value-type="string" calcext:value-type="string">
            <text:p>A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float" office:value="43" calcext:value-type="float">
            <text:p>43</text:p>
          </table:table-cell>
          <table:table-cell table:number-columns-repeated="1020"/>
        </table:table-row>
        <table:table-row table:style-name="ro3">
          <table:table-cell table:style-name="ce132" office:value-type="float" office:value="2" calcext:value-type="float">
            <text:p>2</text:p>
          </table:table-cell>
          <table:table-cell table:style-name="ce132" office:value-type="string" calcext:value-type="string">
            <text:p>B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float" office:value="42" calcext:value-type="float">
            <text:p>42</text:p>
          </table:table-cell>
          <table:table-cell table:number-columns-repeated="1020"/>
        </table:table-row>
        <table:table-row table:style-name="ro3">
          <table:table-cell table:style-name="ce132" office:value-type="float" office:value="3" calcext:value-type="float">
            <text:p>3</text:p>
          </table:table-cell>
          <table:table-cell table:style-name="ce132" office:value-type="string" calcext:value-type="string">
            <text:p>C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float" office:value="43" calcext:value-type="float">
            <text:p>43</text:p>
          </table:table-cell>
          <table:table-cell table:number-columns-repeated="1020"/>
        </table:table-row>
        <table:table-row table:style-name="ro3">
          <table:table-cell table:style-name="ce132" office:value-type="float" office:value="4" calcext:value-type="float">
            <text:p>4</text:p>
          </table:table-cell>
          <table:table-cell table:style-name="ce132" office:value-type="string" calcext:value-type="string">
            <text:p>CH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float" office:value="43" calcext:value-type="float">
            <text:p>43</text:p>
          </table:table-cell>
          <table:table-cell table:number-columns-repeated="1020"/>
        </table:table-row>
        <table:table-row table:style-name="ro3">
          <table:table-cell table:style-name="ce132" office:value-type="float" office:value="5" calcext:value-type="float">
            <text:p>5</text:p>
          </table:table-cell>
          <table:table-cell table:style-name="ce132" office:value-type="string" calcext:value-type="string">
            <text:p>D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float" office:value="42" calcext:value-type="float">
            <text:p>42</text:p>
          </table:table-cell>
          <table:table-cell table:number-columns-repeated="1020"/>
        </table:table-row>
        <table:table-row table:style-name="ro3">
          <table:table-cell table:style-name="ce132" office:value-type="float" office:value="6" calcext:value-type="float">
            <text:p>6</text:p>
          </table:table-cell>
          <table:table-cell table:style-name="ce132" office:value-type="string" calcext:value-type="string">
            <text:p>E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float" office:value="43" calcext:value-type="float">
            <text:p>43</text:p>
          </table:table-cell>
          <table:table-cell table:number-columns-repeated="1020"/>
        </table:table-row>
        <table:table-row table:style-name="ro3">
          <table:table-cell table:style-name="ce132" office:value-type="float" office:value="7" calcext:value-type="float">
            <text:p>7</text:p>
          </table:table-cell>
          <table:table-cell table:style-name="ce132" office:value-type="string" calcext:value-type="string">
            <text:p>F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string" calcext:value-type="string">
            <text:p>26 <text:s/>CH</text:p>
          </table:table-cell>
          <table:table-cell table:number-columns-repeated="1020"/>
        </table:table-row>
        <table:table-row table:style-name="ro3">
          <table:table-cell table:style-name="ce132" office:value-type="float" office:value="8" calcext:value-type="float">
            <text:p>8</text:p>
          </table:table-cell>
          <table:table-cell table:style-name="ce132" office:value-type="string" calcext:value-type="string">
            <text:p>G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float" office:value="42" calcext:value-type="float">
            <text:p>42</text:p>
          </table:table-cell>
          <table:table-cell table:number-columns-repeated="1020"/>
        </table:table-row>
        <table:table-row table:style-name="ro3">
          <table:table-cell table:style-name="ce132" office:value-type="float" office:value="9" calcext:value-type="float">
            <text:p>9</text:p>
          </table:table-cell>
          <table:table-cell table:style-name="ce132" office:value-type="string" calcext:value-type="string">
            <text:p>H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string" calcext:value-type="string">
            <text:p>28 <text:s/>CH</text:p>
          </table:table-cell>
          <table:table-cell table:number-columns-repeated="1020"/>
        </table:table-row>
        <table:table-row table:style-name="ro3">
          <table:table-cell table:style-name="ce132" office:value-type="float" office:value="10" calcext:value-type="float">
            <text:p>10</text:p>
          </table:table-cell>
          <table:table-cell table:style-name="ce132" office:value-type="string" calcext:value-type="string">
            <text:p>I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float" office:value="42" calcext:value-type="float">
            <text:p>42</text:p>
          </table:table-cell>
          <table:table-cell table:number-columns-repeated="1020"/>
        </table:table-row>
        <table:table-row table:style-name="ro3">
          <table:table-cell table:style-name="ce132" office:value-type="float" office:value="11" calcext:value-type="float">
            <text:p>11</text:p>
          </table:table-cell>
          <table:table-cell table:style-name="ce132" office:value-type="string" calcext:value-type="string">
            <text:p>J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float" office:value="42" calcext:value-type="float">
            <text:p>42</text:p>
          </table:table-cell>
          <table:table-cell table:number-columns-repeated="1020"/>
        </table:table-row>
        <table:table-row table:style-name="ro3">
          <table:table-cell table:style-name="ce132" office:value-type="float" office:value="12" calcext:value-type="float">
            <text:p>12</text:p>
          </table:table-cell>
          <table:table-cell table:style-name="ce132" office:value-type="string" calcext:value-type="string">
            <text:p>K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float" office:value="43" calcext:value-type="float">
            <text:p>43</text:p>
          </table:table-cell>
          <table:table-cell table:number-columns-repeated="1020"/>
        </table:table-row>
        <table:table-row table:style-name="ro3">
          <table:table-cell table:style-name="ce132" office:value-type="float" office:value="13" calcext:value-type="float">
            <text:p>13</text:p>
          </table:table-cell>
          <table:table-cell table:style-name="ce132" office:value-type="string" calcext:value-type="string">
            <text:p>L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float" office:value="42" calcext:value-type="float">
            <text:p>42</text:p>
          </table:table-cell>
          <table:table-cell table:number-columns-repeated="1020"/>
        </table:table-row>
        <table:table-row table:style-name="ro3">
          <table:table-cell table:style-name="ce132" office:value-type="float" office:value="14" calcext:value-type="float">
            <text:p>14</text:p>
          </table:table-cell>
          <table:table-cell table:style-name="ce132" office:value-type="string" calcext:value-type="string">
            <text:p>LL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float" office:value="43" calcext:value-type="float">
            <text:p>43</text:p>
          </table:table-cell>
          <table:table-cell table:number-columns-repeated="1020"/>
        </table:table-row>
        <table:table-row table:style-name="ro3">
          <table:table-cell table:style-name="ce132" office:value-type="float" office:value="15" calcext:value-type="float">
            <text:p>15</text:p>
          </table:table-cell>
          <table:table-cell table:style-name="ce132" office:value-type="string" calcext:value-type="string">
            <text:p>M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float" office:value="43" calcext:value-type="float">
            <text:p>43</text:p>
          </table:table-cell>
          <table:table-cell table:number-columns-repeated="1020"/>
        </table:table-row>
        <table:table-row table:style-name="ro3">
          <table:table-cell table:style-name="ce132" office:value-type="float" office:value="16" calcext:value-type="float">
            <text:p>16</text:p>
          </table:table-cell>
          <table:table-cell table:style-name="ce132" office:value-type="string" calcext:value-type="string">
            <text:p>N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float" office:value="42" calcext:value-type="float">
            <text:p>42</text:p>
          </table:table-cell>
          <table:table-cell table:number-columns-repeated="1020"/>
        </table:table-row>
        <table:table-row table:style-name="ro3">
          <table:table-cell table:style-name="ce132" office:value-type="float" office:value="17" calcext:value-type="float">
            <text:p>17</text:p>
          </table:table-cell>
          <table:table-cell table:style-name="ce132" office:value-type="string" calcext:value-type="string">
            <text:p>Ñ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float" office:value="42" calcext:value-type="float">
            <text:p>42</text:p>
          </table:table-cell>
          <table:table-cell table:number-columns-repeated="1020"/>
        </table:table-row>
        <table:table-row table:style-name="ro3">
          <table:table-cell table:style-name="ce132" office:value-type="float" office:value="18" calcext:value-type="float">
            <text:p>18</text:p>
          </table:table-cell>
          <table:table-cell table:style-name="ce132" office:value-type="string" calcext:value-type="string">
            <text:p>O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float" office:value="43" calcext:value-type="float">
            <text:p>43</text:p>
          </table:table-cell>
          <table:table-cell table:number-columns-repeated="1020"/>
        </table:table-row>
        <table:table-row table:style-name="ro3">
          <table:table-cell table:style-name="ce132" office:value-type="float" office:value="19" calcext:value-type="float">
            <text:p>19</text:p>
          </table:table-cell>
          <table:table-cell table:style-name="ce132" office:value-type="string" calcext:value-type="string">
            <text:p>P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float" office:value="43" calcext:value-type="float">
            <text:p>43</text:p>
          </table:table-cell>
          <table:table-cell table:number-columns-repeated="1020"/>
        </table:table-row>
        <table:table-row table:style-name="ro3">
          <table:table-cell table:style-name="ce132" office:value-type="float" office:value="20" calcext:value-type="float">
            <text:p>20</text:p>
          </table:table-cell>
          <table:table-cell table:style-name="ce132" office:value-type="string" calcext:value-type="string">
            <text:p>Q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string" calcext:value-type="string">
            <text:p>26 <text:s/>CH</text:p>
          </table:table-cell>
          <table:table-cell table:number-columns-repeated="1020"/>
        </table:table-row>
        <table:table-row table:style-name="ro3">
          <table:table-cell table:style-name="ce132" office:value-type="float" office:value="21" calcext:value-type="float">
            <text:p>21</text:p>
          </table:table-cell>
          <table:table-cell table:style-name="ce132" office:value-type="string" calcext:value-type="string">
            <text:p>R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string" calcext:value-type="string">
            <text:p>26 <text:s/>CH</text:p>
          </table:table-cell>
          <table:table-cell table:number-columns-repeated="1020"/>
        </table:table-row>
        <table:table-row table:style-name="ro3">
          <table:table-cell table:style-name="ce132" office:value-type="float" office:value="22" calcext:value-type="float">
            <text:p>22</text:p>
          </table:table-cell>
          <table:table-cell table:style-name="ce132" office:value-type="string" calcext:value-type="string">
            <text:p>S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float" office:value="42" calcext:value-type="float">
            <text:p>42</text:p>
          </table:table-cell>
          <table:table-cell table:number-columns-repeated="1020"/>
        </table:table-row>
        <table:table-row table:style-name="ro3">
          <table:table-cell table:style-name="ce132" office:value-type="float" office:value="23" calcext:value-type="float">
            <text:p>23</text:p>
          </table:table-cell>
          <table:table-cell table:style-name="ce132" office:value-type="string" calcext:value-type="string">
            <text:p>T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float" office:value="43" calcext:value-type="float">
            <text:p>43</text:p>
          </table:table-cell>
          <table:table-cell table:number-columns-repeated="1020"/>
        </table:table-row>
        <table:table-row table:style-name="ro3">
          <table:table-cell table:style-name="ce132" office:value-type="float" office:value="24" calcext:value-type="float">
            <text:p>24</text:p>
          </table:table-cell>
          <table:table-cell table:style-name="ce132" office:value-type="string" calcext:value-type="string">
            <text:p>U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float" office:value="43" calcext:value-type="float">
            <text:p>43</text:p>
          </table:table-cell>
          <table:table-cell table:number-columns-repeated="1020"/>
        </table:table-row>
        <table:table-row table:style-name="ro3">
          <table:table-cell table:style-name="ce132" office:value-type="float" office:value="25" calcext:value-type="float">
            <text:p>25</text:p>
          </table:table-cell>
          <table:table-cell table:style-name="ce132" office:value-type="string" calcext:value-type="string">
            <text:p>V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float" office:value="42" calcext:value-type="float">
            <text:p>42</text:p>
          </table:table-cell>
          <table:table-cell table:number-columns-repeated="1020"/>
        </table:table-row>
        <table:table-row table:style-name="ro3">
          <table:table-cell table:style-name="ce132" office:value-type="float" office:value="26" calcext:value-type="float">
            <text:p>26</text:p>
          </table:table-cell>
          <table:table-cell table:style-name="ce132" office:value-type="string" calcext:value-type="string">
            <text:p>X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float" office:value="42" calcext:value-type="float">
            <text:p>42</text:p>
          </table:table-cell>
          <table:table-cell table:number-columns-repeated="1020"/>
        </table:table-row>
        <table:table-row table:style-name="ro3">
          <table:table-cell table:style-name="ce132" office:value-type="float" office:value="27" calcext:value-type="float">
            <text:p>27</text:p>
          </table:table-cell>
          <table:table-cell table:style-name="ce132" office:value-type="string" calcext:value-type="string">
            <text:p>Y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string" calcext:value-type="string">
            <text:p>26 <text:s/>CH</text:p>
          </table:table-cell>
          <table:table-cell table:number-columns-repeated="1020"/>
        </table:table-row>
        <table:table-row table:style-name="ro3">
          <table:table-cell table:style-name="ce132" office:value-type="float" office:value="28" calcext:value-type="float">
            <text:p>28</text:p>
          </table:table-cell>
          <table:table-cell table:style-name="ce132" office:value-type="string" calcext:value-type="string">
            <text:p>Z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float" office:value="42" calcext:value-type="float">
            <text:p>42</text:p>
          </table:table-cell>
          <table:table-cell table:number-columns-repeated="1020"/>
        </table:table-row>
        <table:table-row table:style-name="ro3">
          <table:table-cell table:style-name="ce132" office:value-type="float" office:value="29" calcext:value-type="float">
            <text:p>29</text:p>
          </table:table-cell>
          <table:table-cell table:style-name="ce132" office:value-type="string" calcext:value-type="string">
            <text:p>AA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float" office:value="42" calcext:value-type="float">
            <text:p>42</text:p>
          </table:table-cell>
          <table:table-cell table:number-columns-repeated="1020"/>
        </table:table-row>
        <table:table-row table:style-name="ro3">
          <table:table-cell table:style-name="ce132" office:value-type="float" office:value="30" calcext:value-type="float">
            <text:p>30</text:p>
          </table:table-cell>
          <table:table-cell table:style-name="ce132" office:value-type="string" calcext:value-type="string">
            <text:p>AB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float" office:value="42" calcext:value-type="float">
            <text:p>42</text:p>
          </table:table-cell>
          <table:table-cell table:number-columns-repeated="1020"/>
        </table:table-row>
        <table:table-row table:style-name="ro3">
          <table:table-cell table:style-name="ce132" office:value-type="float" office:value="31" calcext:value-type="float">
            <text:p>31</text:p>
          </table:table-cell>
          <table:table-cell table:style-name="ce132" office:value-type="string" calcext:value-type="string">
            <text:p>AC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string" calcext:value-type="string">
            <text:p>28 <text:s/>CH</text:p>
          </table:table-cell>
          <table:table-cell table:number-columns-repeated="1020"/>
        </table:table-row>
        <table:table-row table:style-name="ro3">
          <table:table-cell table:style-name="ce132" office:value-type="float" office:value="33" calcext:value-type="float">
            <text:p>33</text:p>
          </table:table-cell>
          <table:table-cell table:style-name="ce132" office:value-type="string" calcext:value-type="string">
            <text:p>AD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float" office:value="42" calcext:value-type="float">
            <text:p>42</text:p>
          </table:table-cell>
          <table:table-cell table:number-columns-repeated="1020"/>
        </table:table-row>
        <table:table-row table:style-name="ro3">
          <table:table-cell table:style-name="ce132" office:value-type="float" office:value="34" calcext:value-type="float">
            <text:p>34</text:p>
          </table:table-cell>
          <table:table-cell table:style-name="ce132" office:value-type="string" calcext:value-type="string">
            <text:p>AE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float" office:value="43" calcext:value-type="float">
            <text:p>43</text:p>
          </table:table-cell>
          <table:table-cell table:number-columns-repeated="1020"/>
        </table:table-row>
        <table:table-row table:style-name="ro3">
          <table:table-cell table:style-name="ce132" office:value-type="float" office:value="35" calcext:value-type="float">
            <text:p>35</text:p>
          </table:table-cell>
          <table:table-cell table:style-name="ce132" office:value-type="string" calcext:value-type="string">
            <text:p>AF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float" office:value="43" calcext:value-type="float">
            <text:p>43</text:p>
          </table:table-cell>
          <table:table-cell table:number-columns-repeated="1020"/>
        </table:table-row>
        <table:table-row table:style-name="ro3">
          <table:table-cell table:style-name="ce132" office:value-type="float" office:value="36" calcext:value-type="float">
            <text:p>36</text:p>
          </table:table-cell>
          <table:table-cell table:style-name="ce132" office:value-type="string" calcext:value-type="string">
            <text:p>AG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float" office:value="42" calcext:value-type="float">
            <text:p>42</text:p>
          </table:table-cell>
          <table:table-cell table:number-columns-repeated="1020"/>
        </table:table-row>
        <table:table-row table:style-name="ro3">
          <table:table-cell table:style-name="ce132" office:value-type="float" office:value="37" calcext:value-type="float">
            <text:p>37</text:p>
          </table:table-cell>
          <table:table-cell table:style-name="ce132" office:value-type="string" calcext:value-type="string">
            <text:p>AH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float" office:value="42" calcext:value-type="float">
            <text:p>42</text:p>
          </table:table-cell>
          <table:table-cell table:number-columns-repeated="1020"/>
        </table:table-row>
        <table:table-row table:style-name="ro3">
          <table:table-cell table:style-name="ce132" office:value-type="float" office:value="32" calcext:value-type="float">
            <text:p>32</text:p>
          </table:table-cell>
          <table:table-cell table:style-name="ce132" office:value-type="string" calcext:value-type="string">
            <text:p>AI</text:p>
          </table:table-cell>
          <table:table-cell table:style-name="ce132" office:value-type="string" calcext:value-type="string">
            <text:p>TORRE</text:p>
          </table:table-cell>
          <table:table-cell table:style-name="ce133" office:value-type="float" office:value="43" calcext:value-type="float">
            <text:p>43</text:p>
          </table:table-cell>
          <table:table-cell table:number-columns-repeated="1020"/>
        </table:table-row>
        <table:table-row table:style-name="ro3">
          <table:table-cell table:style-name="ce132" office:value-type="float" office:value="38" calcext:value-type="float">
            <text:p>38</text:p>
          </table:table-cell>
          <table:table-cell table:style-name="ce132" office:value-type="string" calcext:value-type="string">
            <text:p>AJ</text:p>
          </table:table-cell>
          <table:table-cell table:style-name="ce132" office:value-type="string" calcext:value-type="string">
            <text:p>COMISION - LOCALES</text:p>
          </table:table-cell>
          <table:table-cell table:style-name="ce133" office:value-type="float" office:value="21" calcext:value-type="float">
            <text:p>21</text:p>
          </table:table-cell>
          <table:table-cell table:number-columns-repeated="1020"/>
        </table:table-row>
        <table:table-row table:style-name="ro3">
          <table:table-cell table:style-name="ce132" office:value-type="float" office:value="39" calcext:value-type="float">
            <text:p>39</text:p>
          </table:table-cell>
          <table:table-cell table:style-name="ce132" office:value-type="string" calcext:value-type="string">
            <text:p>BA</text:p>
          </table:table-cell>
          <table:table-cell table:style-name="ce132" office:value-type="string" calcext:value-type="string">
            <text:p>SALA DE BOMBAS</text:p>
          </table:table-cell>
          <table:table-cell table:number-columns-repeated="1021"/>
        </table:table-row>
        <table:table-row table:style-name="ro3">
          <table:table-cell table:style-name="ce132" office:value-type="float" office:value="40" calcext:value-type="float">
            <text:p>40</text:p>
          </table:table-cell>
          <table:table-cell table:style-name="ce132" office:value-type="string" calcext:value-type="string">
            <text:p>BB</text:p>
          </table:table-cell>
          <table:table-cell table:style-name="ce132" office:value-type="string" calcext:value-type="string">
            <text:p>SALA DE BOMBAS</text:p>
          </table:table-cell>
          <table:table-cell table:number-columns-repeated="1021"/>
        </table:table-row>
        <table:table-row table:style-name="ro3">
          <table:table-cell table:style-name="ce132" office:value-type="float" office:value="41" calcext:value-type="float">
            <text:p>41</text:p>
          </table:table-cell>
          <table:table-cell table:style-name="ce132" office:value-type="string" calcext:value-type="string">
            <text:p>BC</text:p>
          </table:table-cell>
          <table:table-cell table:style-name="ce132" office:value-type="string" calcext:value-type="string">
            <text:p>SALA DE BOMBAS</text:p>
          </table:table-cell>
          <table:table-cell table:number-columns-repeated="1021"/>
        </table:table-row>
        <table:table-row table:style-name="ro3" table:number-rows-repeated="958">
          <table:table-cell table:style-name="ce132" table:number-columns-repeated="3"/>
          <table:table-cell table:number-columns-repeated="1021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bro de Otros Servicios" table:style-name="ta3"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3">
          <table:table-cell table:style-name="ce156" office:value-type="string" calcext:value-type="string">
            <text:p>Fecha</text:p>
          </table:table-cell>
          <table:table-cell table:style-name="ce156" office:value-type="string" calcext:value-type="string">
            <text:p>Cedula</text:p>
          </table:table-cell>
          <table:table-cell table:style-name="ce156" office:value-type="string" calcext:value-type="string">
            <text:p>Nombre</text:p>
          </table:table-cell>
          <table:table-cell table:style-name="ce156" office:value-type="string" calcext:value-type="string">
            <text:p>Torre</text:p>
          </table:table-cell>
          <table:table-cell table:style-name="ce156" office:value-type="string" calcext:value-type="string">
            <text:p>Unidad</text:p>
          </table:table-cell>
          <table:table-cell table:style-name="ce156" office:value-type="string" calcext:value-type="string">
            <text:p>Monto</text:p>
          </table:table-cell>
          <table:table-cell table:style-name="ce156" table:content-validation-name="val3" office:value-type="string" calcext:value-type="string">
            <text:p>Concepto</text:p>
          </table:table-cell>
          <table:table-cell table:style-name="ce156" table:number-columns-repeated="22"/>
          <table:table-cell table:number-columns-repeated="995"/>
        </table:table-row>
        <table:table-row table:style-name="ro3">
          <table:table-cell table:style-name="ce135"/>
          <table:table-cell table:number-columns-repeated="5"/>
          <table:table-cell table:content-validation-name="val3"/>
          <table:table-cell table:number-columns-repeated="1017"/>
        </table:table-row>
        <table:table-row table:style-name="ro1" table:number-rows-repeated="998">
          <table:table-cell table:number-columns-repeated="6"/>
          <table:table-cell table:content-validation-name="val3"/>
          <table:table-cell table:number-columns-repeated="1017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ceptosOtrosIngresos" table:style-name="ta4">
        <table:table-column table:style-name="co3" table:default-cell-style-name="Default"/>
        <table:table-column table:style-name="co7" table:default-cell-style-name="Default"/>
        <table:table-column table:style-name="co3" table:number-columns-repeated="1022" table:default-cell-style-name="Default"/>
        <table:table-row table:style-name="ro3">
          <table:table-cell table:style-name="ce136" office:value-type="float" office:value="1" calcext:value-type="float">
            <text:p>1</text:p>
          </table:table-cell>
          <table:table-cell table:style-name="ce136" office:value-type="string" calcext:value-type="string">
            <text:p>ALQUILER SALON COMUNAL - FIESTAS Y EVENTOS</text:p>
          </table:table-cell>
          <table:table-cell table:number-columns-repeated="1022"/>
        </table:table-row>
        <table:table-row table:style-name="ro3">
          <table:table-cell table:style-name="ce136" office:value-type="float" office:value="2" calcext:value-type="float">
            <text:p>2</text:p>
          </table:table-cell>
          <table:table-cell table:style-name="ce136" office:value-type="string" calcext:value-type="string">
            <text:p>ALQUILER SALON COMUNAL - SERVICIOS SOCIALES</text:p>
          </table:table-cell>
          <table:table-cell table:number-columns-repeated="1022"/>
        </table:table-row>
        <table:table-row table:style-name="ro3">
          <table:table-cell table:style-name="ce136" office:value-type="float" office:value="3" calcext:value-type="float">
            <text:p>3</text:p>
          </table:table-cell>
          <table:table-cell table:style-name="ce136" office:value-type="string" calcext:value-type="string">
            <text:p>ALQUILER DE OTROS PREDIOS</text:p>
          </table:table-cell>
          <table:table-cell table:number-columns-repeated="102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ceptosGastosComunes" table:style-name="ta5">
        <table:table-column table:style-name="co3" table:default-cell-style-name="Default"/>
        <table:table-column table:style-name="co8" table:default-cell-style-name="Default"/>
        <table:table-column table:style-name="co3" table:number-columns-repeated="1022" table:default-cell-style-name="Default"/>
        <table:table-row table:style-name="ro3">
          <table:table-cell table:style-name="ce137" office:value-type="string" calcext:value-type="string">
            <text:p>ID</text:p>
          </table:table-cell>
          <table:table-cell table:style-name="ce138" office:value-type="string" calcext:value-type="string">
            <text:p>CONCEPTO</text:p>
          </table:table-cell>
          <table:table-cell table:style-name="ce139" table:number-columns-repeated="24"/>
          <table:table-cell table:number-columns-repeated="998"/>
        </table:table-row>
        <table:table-row table:style-name="ro3">
          <table:table-cell table:style-name="ce132" office:value-type="float" office:value="1" calcext:value-type="float">
            <text:p>1</text:p>
          </table:table-cell>
          <table:table-cell table:style-name="ce136" office:value-type="string" calcext:value-type="string">
            <text:p>Gastos Comunes</text:p>
          </table:table-cell>
          <table:table-cell table:number-columns-repeated="1022"/>
        </table:table-row>
        <table:table-row table:style-name="ro3">
          <table:table-cell table:style-name="ce132" office:value-type="float" office:value="2" calcext:value-type="float">
            <text:p>2</text:p>
          </table:table-cell>
          <table:table-cell table:style-name="ce136" office:value-type="string" calcext:value-type="string">
            <text:p>Convenio</text:p>
          </table:table-cell>
          <table:table-cell table:number-columns-repeated="1022"/>
        </table:table-row>
        <table:table-row table:style-name="ro3">
          <table:table-cell table:style-name="ce132" office:value-type="float" office:value="3" calcext:value-type="float">
            <text:p>3</text:p>
          </table:table-cell>
          <table:table-cell table:style-name="ce136" office:value-type="string" calcext:value-type="string">
            <text:p>Otros </text:p>
          </table:table-cell>
          <table:table-cell table:number-columns-repeated="1022"/>
        </table:table-row>
        <table:table-row table:style-name="ro3">
          <table:table-cell table:style-name="ce132" office:value-type="float" office:value="4" calcext:value-type="float">
            <text:p>4</text:p>
          </table:table-cell>
          <table:table-cell table:style-name="ce136" office:value-type="string" calcext:value-type="string">
            <text:p>Sobrecuota Rejas</text:p>
          </table:table-cell>
          <table:table-cell table:number-columns-repeated="1022"/>
        </table:table-row>
        <table:table-row table:style-name="ro3">
          <table:table-cell table:style-name="ce132" office:value-type="float" office:value="5" calcext:value-type="float">
            <text:p>5</text:p>
          </table:table-cell>
          <table:table-cell table:style-name="ce136" office:value-type="string" calcext:value-type="string">
            <text:p>Anulado</text:p>
          </table:table-cell>
          <table:table-cell table:number-columns-repeated="1022"/>
        </table:table-row>
        <table:table-row table:style-name="ro3">
          <table:table-cell table:style-name="ce132" office:value-type="float" office:value="6" calcext:value-type="float">
            <text:p>6</text:p>
          </table:table-cell>
          <table:table-cell table:style-name="ce136" office:value-type="string" calcext:value-type="string">
            <text:p>Ent.Cta. Gastos Comunes</text:p>
          </table:table-cell>
          <table:table-cell table:number-columns-repeated="1022"/>
        </table:table-row>
        <table:table-row table:style-name="ro3">
          <table:table-cell table:style-name="ce132" office:value-type="float" office:value="7" calcext:value-type="float">
            <text:p>7</text:p>
          </table:table-cell>
          <table:table-cell table:style-name="ce136" office:value-type="string" calcext:value-type="string">
            <text:p>Ent.Cta. Convenio</text:p>
          </table:table-cell>
          <table:table-cell table:number-columns-repeated="1022"/>
        </table:table-row>
        <table:table-row table:style-name="ro3" table:number-rows-repeated="993">
          <table:table-cell table:style-name="ce132"/>
          <table:table-cell table:number-columns-repeated="1023"/>
        </table:table-row>
        <table:table-row table:style-name="ro1" table:number-rows-repeated="1047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Gastos Comunes'.A1:'Gastos Comunes'.AC81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Cambria" svg:font-family="Cambria"/>
    <style:font-face style:name="Times New Roman" svg:font-family="'Times New Roman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 number:style="long"/>
      <number:text>/</number:text>
      <number:year number:style="long"/>
    </number:date-style>
    <number:date-style style:name="N112">
      <number:day/>
      <number:text>/</number:text>
      <number:month/>
      <number:text>/</number:text>
      <number:year number:style="long"/>
    </number:date-style>
    <number:date-style style:name="N113">
      <number:day/>
      <number:text>/</number:text>
      <number:month/>
    </number:date-style>
    <number:date-style style:name="N114">
      <number:day number:style="long"/>
      <number:text>/</number:text>
      <number:month number:style="long"/>
    </number:date-style>
    <number:date-style style:name="N115">
      <number:month number:style="long" number:textual="true"/>
      <number:text> de </number:text>
      <number:year number:style="long"/>
    </number:date-style>
    <number:date-style style:name="N116">
      <number:day/>
      <number:text>-</number:text>
      <number:month/>
    </number:date-style>
    <number:date-style style:name="N117">
      <number:day/>
      <number:text>-</number:text>
      <number:month/>
      <number:text>-</number:text>
      <number:year/>
    </number:date-style>
    <number:date-style style:name="N118">
      <number:day/>
      <number:text> </number:text>
      <number:month/>
    </number:date-style>
    <number:date-style style:name="N119">
      <number:month number:style="long" number:textual="true"/>
      <number:text> </number:text>
      <number:year number:style="long"/>
    </number:date-style>
    <number:date-style style:name="N120">
      <number:day/>
      <number:text>-</number:text>
      <number:month/>
      <number:text>-</number:text>
      <number:year number:style="long"/>
    </number:date-style>
    <number:date-style style:name="N121">
      <number:day/>
      <number:text>,</number:text>
      <number:month/>
      <number:text>,</number:text>
      <number:year/>
    </number:date-style>
    <number:date-style style:name="N122">
      <number:day/>
      <number:text>-</number:text>
      <number:month/>
      <number:text>.</number:text>
    </number:date-style>
    <number:date-style style:name="N123">
      <number:day/>
      <number:text>.</number:text>
      <number:month/>
      <number:text>.</number:text>
      <number:year/>
    </number:date-style>
    <number:date-style style:name="N124">
      <number:day/>
      <number:text>/</number:text>
      <number:month/>
      <number:text>/</number:text>
      <number:year/>
    </number:date-style>
    <number:date-style style:name="N125">
      <number:day/>
      <number:text>.</number:text>
      <number:month/>
    </number:date-style>
    <number:currency-style style:name="N126">
      <number:currency-symbol>$</number:currency-symbol>
      <number:number number:decimal-places="2" loext:min-decimal-places="2" number:min-integer-digits="1" number:grouping="true"/>
    </number:currency-style>
    <number:currency-style style:name="N127">
      <number:currency-symbol>$</number:currency-symbol>
      <number:number number:decimal-places="3" loext:min-decimal-places="3" number:min-integer-digits="1" number:grouping="true"/>
    </number:currency-style>
    <number:currency-style style:name="N128">
      <number:currency-symbol>$</number:currency-symbol>
      <number:number number:decimal-places="0" loext:min-decimal-places="0" number:min-integer-digits="1" number:grouping="true"/>
    </number:currency-style>
    <number:currency-style style:name="N129">
      <number:currency-symbol>$</number:currency-symbol>
      <number:number number:decimal-places="1" loext:min-decimal-places="1" number:min-integer-digits="1" number:grouping="true"/>
    </number:currency-style>
    <number:date-style style:name="N130">
      <number:day/>
      <number:text>,</number:text>
      <number:month/>
      <number:text>,</number:text>
      <number:year number:style="long"/>
    </number:date-style>
    <number:number-style style:name="N10108P0" style:volatile="true" number:language="es" number:country="UY">
      <number:text>$U </number:text>
      <number:number number:decimal-places="0" loext:min-decimal-places="0" number:min-integer-digits="1" number:grouping="true"/>
      <number:text> </number:text>
    </number:number-style>
    <number:number-style style:name="N10108" number:language="es" number:country="UY">
      <number:text>($U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es" number:country="UY">
      <number:text>$U </number:text>
      <number:number number:decimal-places="0" loext:min-decimal-places="0" number:min-integer-digits="1" number:grouping="true"/>
      <number:text> </number:text>
    </number:number-style>
    <number:number-style style:name="N10109" number:language="es" number:country="UY">
      <style:text-properties fo:color="#ff0000"/>
      <number:text>($U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es" number:country="UY">
      <number:text>$U </number:text>
      <number:number number:decimal-places="2" loext:min-decimal-places="2" number:min-integer-digits="1" number:grouping="true"/>
      <number:text> </number:text>
    </number:number-style>
    <number:number-style style:name="N10111" number:language="es" number:country="UY">
      <number:text>($U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s" number:country="UY">
      <number:text>$U </number:text>
      <number:number number:decimal-places="2" loext:min-decimal-places="2" number:min-integer-digits="1" number:grouping="true"/>
      <number:text> </number:text>
    </number:number-style>
    <number:number-style style:name="N10112" number:language="es" number:country="UY">
      <style:text-properties fo:color="#ff0000"/>
      <number:text>($U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es" number:country="UY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UY">
      <number:day number:style="long"/>
      <number:text>-</number:text>
      <number:month number:textual="true"/>
    </number:date-style>
    <number:date-style style:name="N10115" number:language="es" number:country="UY">
      <number:month number:textual="true"/>
      <number:text>-</number:text>
      <number:year/>
    </number:date-style>
    <number:date-style style:name="N10116" number:language="es" number:country="UY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UY">
      <number:number number:decimal-places="0" loext:min-decimal-places="0" number:min-integer-digits="1" number:grouping="true"/>
      <number:text> </number:text>
    </number:number-style>
    <number:number-style style:name="N10118" number:language="es" number:country="UY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UY">
      <number:number number:decimal-places="0" loext:min-decimal-places="0" number:min-integer-digits="1" number:grouping="true"/>
      <number:text> </number:text>
    </number:number-style>
    <number:number-style style:name="N10119" number:language="es" number:country="UY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UY">
      <number:number number:decimal-places="2" loext:min-decimal-places="2" number:min-integer-digits="1" number:grouping="true"/>
      <number:text> </number:text>
    </number:number-style>
    <number:number-style style:name="N10121" number:language="es" number:country="UY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UY">
      <number:number number:decimal-places="2" loext:min-decimal-places="2" number:min-integer-digits="1" number:grouping="true"/>
      <number:text> </number:text>
    </number:number-style>
    <number:number-style style:name="N10122" number:language="es" number:country="UY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UY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UY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UY">
      <loext:text> </loext:text>
      <loext:fill-character> </loext:fill-character>
      <number:text>- </number:text>
    </number:number-style>
    <number:text-style style:name="N10126" number:language="es" number:country="UY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UY">
      <loext:text> $U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s" number:country="UY">
      <loext:text> $U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0P2" style:volatile="true" number:language="es" number:country="UY">
      <loext:text> $U </loext:text>
      <loext:fill-character> </loext:fill-character>
      <number:text>- </number:text>
    </number:number-style>
    <number:text-style style:name="N10130" number:language="es" number:country="UY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UY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UY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UY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UY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UY">
      <loext:text> $U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s" number:country="UY">
      <loext:text> $U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s" number:country="UY">
      <loext:text> $U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s" number:country="UY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WenQuanYi Micro Hei" style:font-family-asian="'WenQuanYi Micro Hei'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7">00/00/0000</text:date>, <text:time style:data-style-name="N2" text:time-value="14:13:09.01775977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obro_20_de_20_Otros_20_Servicios" style:display-name="PageStyle_Cobro de Otros Servici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RRES" style:display-name="PageStyle_TOR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eptosGastosComunes" style:display-name="PageStyle_ConceptosGastosComu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ceptosOtrosIngresos" style:display-name="PageStyle_ConceptosOtrosIngres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bro_20_Gastos_20_Comunes" style:display-name="PageStyle_Cobro Gastos Comun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7T15:43:36.869806110</dc:date>
    <meta:editing-duration>P1DT5H16M36S</meta:editing-duration>
    <meta:editing-cycles>10</meta:editing-cycles>
    <meta:generator>LibreOffice/6.0.7.3$Linux_X86_64 LibreOffice_project/00m0$Build-3</meta:generator>
    <meta:document-statistic meta:table-count="5" meta:cell-count="23858" meta:object-count="0"/>
  </office:meta>
</office:document-meta>
</file>